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0000"/>
  </office:automatic-styles>
  <office:body>
    <office:spreadsheet>
      <table:table table:name="Лист1" table:style-name="ta1">
        <table:table-column table:style-name="co1" table:number-columns-repeated="11" table:default-cell-style-name="Default"/>
        <table:table-column table:style-name="co1" table:default-cell-style-name="ce7"/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2.6" calcext:value-type="float">
            <text:p>2,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2]*128+[.B2]*16+[.C2]" office:value-type="float" office:value="81" calcext:value-type="float">
            <text:p>81</text:p>
          </table:table-cell>
          <table:table-cell table:formula="of:=&quot;{&quot;&amp;[.A2]&amp;&quot;,&quot;&amp;[.E2]&amp;&quot;},\&quot;" office:value-type="string" office:string-value="{2,6,81},\" calcext:value-type="string">
            <text:p>{2,6,81},\</text:p>
          </table:table-cell>
          <table:table-cell table:formula="of:=[.A2]" office:value-type="float" office:value="2.6" calcext:value-type="float">
            <text:p>2,6</text:p>
          </table:table-cell>
          <table:table-cell table:formula="of:=&quot;{&quot;&amp;([.G2]*10)&amp;&quot;,&quot;&amp;[.E2]&amp;&quot;},\&quot;" office:value-type="string" office:string-value="{26,81},\" calcext:value-type="string">
            <text:p>{26,81},\</text:p>
          </table:table-cell>
          <table:table-cell table:number-columns-repeated="3"/>
          <table:table-cell table:formula="of:=&quot;((x&lt;&quot;&amp;TEXT([.A2];&quot;0.0&quot;)&amp;&quot;)?&quot;&amp;[.L1]&amp;&quot;:&quot;&amp;[.E2]&amp;&quot;)&quot;" office:value-type="string" office:string-value="((x&lt;2.6)?81:81)" calcext:value-type="string">
            <text:p>((x&lt;2.6)?81:81)</text:p>
          </table:table-cell>
        </table:table-row>
        <table:table-row table:style-name="ro2">
          <table:table-cell table:style-name="ce1" office:value-type="float" office:value="2.8" calcext:value-type="float">
            <text:p>2,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3]*128+[.B3]*16+[.C3]" office:value-type="float" office:value="82" calcext:value-type="float">
            <text:p>82</text:p>
          </table:table-cell>
          <table:table-cell table:formula="of:=&quot;{&quot;&amp;[.A3]&amp;&quot;,&quot;&amp;[.E3]&amp;&quot;},\&quot;" office:value-type="string" office:string-value="{2,8,82},\" calcext:value-type="string">
            <text:p>{2,8,82},\</text:p>
          </table:table-cell>
          <table:table-cell table:formula="of:=[.A3]" office:value-type="float" office:value="2.8" calcext:value-type="float">
            <text:p>2,8</text:p>
          </table:table-cell>
          <table:table-cell table:formula="of:=&quot;{&quot;&amp;([.G3]*10)&amp;&quot;,&quot;&amp;[.E3]&amp;&quot;},\&quot;" office:value-type="string" office:string-value="{28,82},\" calcext:value-type="string">
            <text:p>{28,82},\</text:p>
          </table:table-cell>
          <table:table-cell table:number-columns-repeated="3"/>
          <table:table-cell table:formula="of:=&quot;((x&lt;&quot;&amp;TEXT([.A3];&quot;0.0&quot;)&amp;&quot;)?&quot;&amp;[.L2]&amp;&quot;:&quot;&amp;[.E3]&amp;&quot;)&quot;" office:value-type="string" office:string-value="((x&lt;2.8)?((x&lt;2.6)?81:81):82)" calcext:value-type="string">
            <text:p>((x&lt;2.8)?((x&lt;2.6)?81:81):82)</text:p>
          </table:table-cell>
        </table:table-row>
        <table:table-row table:style-name="ro2">
          <table:table-cell table:style-name="ce1" office:value-type="float" office:value="3.1" calcext:value-type="float">
            <text:p>3,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4]*128+[.B4]*16+[.C4]" office:value-type="float" office:value="83" calcext:value-type="float">
            <text:p>83</text:p>
          </table:table-cell>
          <table:table-cell table:formula="of:=&quot;{&quot;&amp;[.A4]&amp;&quot;,&quot;&amp;[.E4]&amp;&quot;},\&quot;" office:value-type="string" office:string-value="{3,1,83},\" calcext:value-type="string">
            <text:p>{3,1,83},\</text:p>
          </table:table-cell>
          <table:table-cell table:formula="of:=[.A4]" office:value-type="float" office:value="3.1" calcext:value-type="float">
            <text:p>3,1</text:p>
          </table:table-cell>
          <table:table-cell table:formula="of:=&quot;{&quot;&amp;([.G4]*10)&amp;&quot;,&quot;&amp;[.E4]&amp;&quot;},\&quot;" office:value-type="string" office:string-value="{31,83},\" calcext:value-type="string">
            <text:p>{31,83},\</text:p>
          </table:table-cell>
          <table:table-cell table:number-columns-repeated="3"/>
          <table:table-cell table:formula="of:=&quot;((x&lt;&quot;&amp;TEXT([.A4];&quot;0.0&quot;)&amp;&quot;)?&quot;&amp;[.L3]&amp;&quot;:&quot;&amp;[.E4]&amp;&quot;)&quot;" office:value-type="string" office:string-value="((x&lt;3.1)?((x&lt;2.8)?((x&lt;2.6)?81:81):82):83)" calcext:value-type="string">
            <text:p>((x&lt;3.1)?((x&lt;2.8)?((x&lt;2.6)?81:81):82):83)</text:p>
          </table:table-cell>
        </table:table-row>
        <table:table-row table:style-name="ro2">
          <table:table-cell table:style-name="ce1" office:value-type="float" office:value="3.2" calcext:value-type="float">
            <text:p>3,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5]*128+[.B5]*16+[.C5]" office:value-type="float" office:value="84" calcext:value-type="float">
            <text:p>84</text:p>
          </table:table-cell>
          <table:table-cell table:formula="of:=&quot;{&quot;&amp;[.A5]&amp;&quot;,&quot;&amp;[.E5]&amp;&quot;},\&quot;" office:value-type="string" office:string-value="{3,2,84},\" calcext:value-type="string">
            <text:p>{3,2,84},\</text:p>
          </table:table-cell>
          <table:table-cell table:formula="of:=[.A5]" office:value-type="float" office:value="3.2" calcext:value-type="float">
            <text:p>3,2</text:p>
          </table:table-cell>
          <table:table-cell table:formula="of:=&quot;{&quot;&amp;([.G5]*10)&amp;&quot;,&quot;&amp;[.E5]&amp;&quot;},\&quot;" office:value-type="string" office:string-value="{32,84},\" calcext:value-type="string">
            <text:p>{32,84},\</text:p>
          </table:table-cell>
          <table:table-cell table:number-columns-repeated="3"/>
          <table:table-cell table:formula="of:=&quot;((x&lt;&quot;&amp;TEXT([.A5];&quot;0.0&quot;)&amp;&quot;)?&quot;&amp;[.L4]&amp;&quot;:&quot;&amp;[.E5]&amp;&quot;)&quot;" office:value-type="string" office:string-value="((x&lt;3.2)?((x&lt;3.1)?((x&lt;2.8)?((x&lt;2.6)?81:81):82):83):84)" calcext:value-type="string">
            <text:p>((x&lt;3.2)?((x&lt;3.1)?((x&lt;2.8)?((x&lt;2.6)?81:81):82):83):84)</text:p>
          </table:table-cell>
        </table:table-row>
        <table:table-row table:style-name="ro2">
          <table:table-cell table:style-name="ce1" office:value-type="float" office:value="3.7" calcext:value-type="float">
            <text:p>3,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6]*128+[.B6]*16+[.C6]" office:value-type="float" office:value="85" calcext:value-type="float">
            <text:p>85</text:p>
          </table:table-cell>
          <table:table-cell table:formula="of:=&quot;{&quot;&amp;[.A6]&amp;&quot;,&quot;&amp;[.E6]&amp;&quot;},\&quot;" office:value-type="string" office:string-value="{3,7,85},\" calcext:value-type="string">
            <text:p>{3,7,85},\</text:p>
          </table:table-cell>
          <table:table-cell table:formula="of:=[.A6]" office:value-type="float" office:value="3.7" calcext:value-type="float">
            <text:p>3,7</text:p>
          </table:table-cell>
          <table:table-cell table:formula="of:=&quot;{&quot;&amp;([.G6]*10)&amp;&quot;,&quot;&amp;[.E6]&amp;&quot;},\&quot;" office:value-type="string" office:string-value="{37,85},\" calcext:value-type="string">
            <text:p>{37,85},\</text:p>
          </table:table-cell>
          <table:table-cell table:number-columns-repeated="3"/>
          <table:table-cell table:formula="of:=&quot;((x&lt;&quot;&amp;TEXT([.A6];&quot;0.0&quot;)&amp;&quot;)?&quot;&amp;[.L5]&amp;&quot;:&quot;&amp;[.E6]&amp;&quot;)&quot;" office:value-type="string" office:string-value="((x&lt;3.7)?((x&lt;3.2)?((x&lt;3.1)?((x&lt;2.8)?((x&lt;2.6)?81:81):82):83):84):85)" calcext:value-type="string">
            <text:p>((x&lt;3.7)?((x&lt;3.2)?((x&lt;3.1)?((x&lt;2.8)?((x&lt;2.6)?81:81):82):83):84):85)</text:p>
          </table:table-cell>
        </table:table-row>
        <table:table-row table:style-name="ro2">
          <table:table-cell table:style-name="ce1" office:value-type="float" office:value="4.9" calcext:value-type="float">
            <text:p>4,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7]*128+[.B7]*16+[.C7]" office:value-type="float" office:value="65" calcext:value-type="float">
            <text:p>65</text:p>
          </table:table-cell>
          <table:table-cell table:formula="of:=&quot;{&quot;&amp;[.A7]&amp;&quot;,&quot;&amp;[.E7]&amp;&quot;},\&quot;" office:value-type="string" office:string-value="{4,9,65},\" calcext:value-type="string">
            <text:p>{4,9,65},\</text:p>
          </table:table-cell>
          <table:table-cell table:formula="of:=[.A7]" office:value-type="float" office:value="4.9" calcext:value-type="float">
            <text:p>4,9</text:p>
          </table:table-cell>
          <table:table-cell table:formula="of:=&quot;{&quot;&amp;([.G7]*10)&amp;&quot;,&quot;&amp;[.E7]&amp;&quot;},\&quot;" office:value-type="string" office:string-value="{49,65},\" calcext:value-type="string">
            <text:p>{49,65},\</text:p>
          </table:table-cell>
          <table:table-cell table:number-columns-repeated="3"/>
          <table:table-cell table:formula="of:=&quot;((x&lt;&quot;&amp;TEXT([.A7];&quot;0.0&quot;)&amp;&quot;)?&quot;&amp;[.L6]&amp;&quot;:&quot;&amp;[.E7]&amp;&quot;)&quot;" office:value-type="string" office:string-value="((x&lt;4.9)?((x&lt;3.7)?((x&lt;3.2)?((x&lt;3.1)?((x&lt;2.8)?((x&lt;2.6)?81:81):82):83):84):85):65)" calcext:value-type="string">
            <text:p>((x&lt;4.9)?((x&lt;3.7)?((x&lt;3.2)?((x&lt;3.1)?((x&lt;2.8)?((x&lt;2.6)?81:81):82):83):84):85):65)</text:p>
          </table:table-cell>
        </table:table-row>
        <table:table-row table:style-name="ro2">
          <table:table-cell table:style-name="ce1" office:value-type="float" office:value="5.4" calcext:value-type="float">
            <text:p>5,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8]*128+[.B8]*16+[.C8]" office:value-type="float" office:value="66" calcext:value-type="float">
            <text:p>66</text:p>
          </table:table-cell>
          <table:table-cell table:formula="of:=&quot;{&quot;&amp;[.A8]&amp;&quot;,&quot;&amp;[.E8]&amp;&quot;},\&quot;" office:value-type="string" office:string-value="{5,4,66},\" calcext:value-type="string">
            <text:p>{5,4,66},\</text:p>
          </table:table-cell>
          <table:table-cell table:formula="of:=[.A8]" office:value-type="float" office:value="5.4" calcext:value-type="float">
            <text:p>5,4</text:p>
          </table:table-cell>
          <table:table-cell table:formula="of:=&quot;{&quot;&amp;([.G8]*10)&amp;&quot;,&quot;&amp;[.E8]&amp;&quot;},\&quot;" office:value-type="string" office:string-value="{54,66},\" calcext:value-type="string">
            <text:p>{54,66},\</text:p>
          </table:table-cell>
          <table:table-cell table:number-columns-repeated="3"/>
          <table:table-cell table:formula="of:=&quot;((x&lt;&quot;&amp;TEXT([.A8];&quot;0.0&quot;)&amp;&quot;)?&quot;&amp;[.L7]&amp;&quot;:&quot;&amp;[.E8]&amp;&quot;)&quot;" office:value-type="string" office:string-value="((x&lt;5.4)?((x&lt;4.9)?((x&lt;3.7)?((x&lt;3.2)?((x&lt;3.1)?((x&lt;2.8)?((x&lt;2.6)?81:81):82):83):84):85):65):66)" calcext:value-type="string">
            <text:p>((x&lt;5.4)?((x&lt;4.9)?((x&lt;3.7)?((x&lt;3.2)?((x&lt;3.1)?((x&lt;2.8)?((x&lt;2.6)?81:81):82):83):84):85):65):66)</text:p>
          </table:table-cell>
        </table:table-row>
        <table:table-row table:style-name="ro2">
          <table:table-cell table:style-name="ce1" office:value-type="float" office:value="5.9" calcext:value-type="float">
            <text:p>5,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9]*128+[.B9]*16+[.C9]" office:value-type="float" office:value="67" calcext:value-type="float">
            <text:p>67</text:p>
          </table:table-cell>
          <table:table-cell table:formula="of:=&quot;{&quot;&amp;[.A9]&amp;&quot;,&quot;&amp;[.E9]&amp;&quot;},\&quot;" office:value-type="string" office:string-value="{5,9,67},\" calcext:value-type="string">
            <text:p>{5,9,67},\</text:p>
          </table:table-cell>
          <table:table-cell table:formula="of:=[.A9]" office:value-type="float" office:value="5.9" calcext:value-type="float">
            <text:p>5,9</text:p>
          </table:table-cell>
          <table:table-cell table:formula="of:=&quot;{&quot;&amp;([.G9]*10)&amp;&quot;,&quot;&amp;[.E9]&amp;&quot;},\&quot;" office:value-type="string" office:string-value="{59,67},\" calcext:value-type="string">
            <text:p>{59,67},\</text:p>
          </table:table-cell>
          <table:table-cell table:number-columns-repeated="3"/>
          <table:table-cell table:formula="of:=&quot;((x&lt;&quot;&amp;TEXT([.A9];&quot;0.0&quot;)&amp;&quot;)?&quot;&amp;[.L8]&amp;&quot;:&quot;&amp;[.E9]&amp;&quot;)&quot;" office:value-type="string" office:string-value="((x&lt;5.9)?((x&lt;5.4)?((x&lt;4.9)?((x&lt;3.7)?((x&lt;3.2)?((x&lt;3.1)?((x&lt;2.8)?((x&lt;2.6)?81:81):82):83):84):85):65):66):67)" calcext:value-type="string">
            <text:p>((x&lt;5.9)?((x&lt;5.4)?((x&lt;4.9)?((x&lt;3.7)?((x&lt;3.2)?((x&lt;3.1)?((x&lt;2.8)?((x&lt;2.6)?81:81):82):83):84):85):65):66):67)</text:p>
          </table:table-cell>
        </table:table-row>
        <table:table-row table:style-name="ro2">
          <table:table-cell table:style-name="ce1" office:value-type="float" office:value="6.1" calcext:value-type="float">
            <text:p>6,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10]*128+[.B10]*16+[.C10]" office:value-type="float" office:value="68" calcext:value-type="float">
            <text:p>68</text:p>
          </table:table-cell>
          <table:table-cell table:formula="of:=&quot;{&quot;&amp;[.A10]&amp;&quot;,&quot;&amp;[.E10]&amp;&quot;},\&quot;" office:value-type="string" office:string-value="{6,1,68},\" calcext:value-type="string">
            <text:p>{6,1,68},\</text:p>
          </table:table-cell>
          <table:table-cell table:formula="of:=[.A10]" office:value-type="float" office:value="6.1" calcext:value-type="float">
            <text:p>6,1</text:p>
          </table:table-cell>
          <table:table-cell table:formula="of:=&quot;{&quot;&amp;([.G10]*10)&amp;&quot;,&quot;&amp;[.E10]&amp;&quot;},\&quot;" office:value-type="string" office:string-value="{61,68},\" calcext:value-type="string">
            <text:p>{61,68},\</text:p>
          </table:table-cell>
          <table:table-cell table:number-columns-repeated="3"/>
          <table:table-cell table:formula="of:=&quot;((x&lt;&quot;&amp;TEXT([.A10];&quot;0.0&quot;)&amp;&quot;)?&quot;&amp;[.L9]&amp;&quot;:&quot;&amp;[.E10]&amp;&quot;)&quot;" office:value-type="string" office:string-value="((x&lt;6.1)?((x&lt;5.9)?((x&lt;5.4)?((x&lt;4.9)?((x&lt;3.7)?((x&lt;3.2)?((x&lt;3.1)?((x&lt;2.8)?((x&lt;2.6)?81:81):82):83):84):85):65):66):67):68)" calcext:value-type="string">
            <text:p>((x&lt;6.1)?((x&lt;5.9)?((x&lt;5.4)?((x&lt;4.9)?((x&lt;3.7)?((x&lt;3.2)?((x&lt;3.1)?((x&lt;2.8)?((x&lt;2.6)?81:81):82):83):84):85):65):66):67):68)</text:p>
          </table:table-cell>
        </table:table-row>
        <table:table-row table:style-name="ro2">
          <table:table-cell table:style-name="ce1" office:value-type="float" office:value="7.2" calcext:value-type="float">
            <text:p>7,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11]*128+[.B11]*16+[.C11]" office:value-type="float" office:value="69" calcext:value-type="float">
            <text:p>69</text:p>
          </table:table-cell>
          <table:table-cell table:formula="of:=&quot;{&quot;&amp;[.A11]&amp;&quot;,&quot;&amp;[.E11]&amp;&quot;},\&quot;" office:value-type="string" office:string-value="{7,2,69},\" calcext:value-type="string">
            <text:p>{7,2,69},\</text:p>
          </table:table-cell>
          <table:table-cell table:formula="of:=[.A11]" office:value-type="float" office:value="7.2" calcext:value-type="float">
            <text:p>7,2</text:p>
          </table:table-cell>
          <table:table-cell table:formula="of:=&quot;{&quot;&amp;([.G11]*10)&amp;&quot;,&quot;&amp;[.E11]&amp;&quot;},\&quot;" office:value-type="string" office:string-value="{72,69},\" calcext:value-type="string">
            <text:p>{72,69},\</text:p>
          </table:table-cell>
          <table:table-cell table:number-columns-repeated="3"/>
          <table:table-cell table:formula="of:=&quot;((x&lt;&quot;&amp;TEXT([.A11];&quot;0.0&quot;)&amp;&quot;)?&quot;&amp;[.L10]&amp;&quot;:&quot;&amp;[.E11]&amp;&quot;)&quot;" office:value-type="string" office:string-value="((x&lt;7.2)?((x&lt;6.1)?((x&lt;5.9)?((x&lt;5.4)?((x&lt;4.9)?((x&lt;3.7)?((x&lt;3.2)?((x&lt;3.1)?((x&lt;2.8)?((x&lt;2.6)?81:81):82):83):84):85):65):66):67):68):69)" calcext:value-type="string">
            <text:p>((x&lt;7.2)?((x&lt;6.1)?((x&lt;5.9)?((x&lt;5.4)?((x&lt;4.9)?((x&lt;3.7)?((x&lt;3.2)?((x&lt;3.1)?((x&lt;2.8)?((x&lt;2.6)?81:81):82):83):84):85):65):66):67):68):69)</text:p>
          </table:table-cell>
        </table:table-row>
        <table:table-row table:style-name="ro2">
          <table:table-cell table:style-name="ce1" office:value-type="float" office:value="9.5" calcext:value-type="float">
            <text:p>9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12]*128+[.B12]*16+[.C12]" office:value-type="float" office:value="49" calcext:value-type="float">
            <text:p>49</text:p>
          </table:table-cell>
          <table:table-cell table:formula="of:=&quot;{&quot;&amp;[.A12]&amp;&quot;,&quot;&amp;[.E12]&amp;&quot;},\&quot;" office:value-type="string" office:string-value="{9,5,49},\" calcext:value-type="string">
            <text:p>{9,5,49},\</text:p>
          </table:table-cell>
          <table:table-cell table:formula="of:=[.A12]" office:value-type="float" office:value="9.5" calcext:value-type="float">
            <text:p>9,5</text:p>
          </table:table-cell>
          <table:table-cell table:formula="of:=&quot;{&quot;&amp;([.G12]*10)&amp;&quot;,&quot;&amp;[.E12]&amp;&quot;},\&quot;" office:value-type="string" office:string-value="{95,49},\" calcext:value-type="string">
            <text:p>{95,49},\</text:p>
          </table:table-cell>
          <table:table-cell table:number-columns-repeated="3"/>
          <table:table-cell table:formula="of:=&quot;((x&lt;&quot;&amp;TEXT([.A12];&quot;0.0&quot;)&amp;&quot;)?&quot;&amp;[.L11]&amp;&quot;:&quot;&amp;[.E12]&amp;&quot;)&quot;" office:value-type="string" office:string-value="((x&lt;9.5)?((x&lt;7.2)?((x&lt;6.1)?((x&lt;5.9)?((x&lt;5.4)?((x&lt;4.9)?((x&lt;3.7)?((x&lt;3.2)?((x&lt;3.1)?((x&lt;2.8)?((x&lt;2.6)?81:81):82):83):84):85):65):66):67):68):69):49)" calcext:value-type="string">
            <text:p>((x&lt;9.5)?((x&lt;7.2)?((x&lt;6.1)?((x&lt;5.9)?((x&lt;5.4)?((x&lt;4.9)?((x&lt;3.7)?((x&lt;3.2)?((x&lt;3.1)?((x&lt;2.8)?((x&lt;2.6)?81:81):82):83):84):85):65):66):67):68):69):49)</text:p>
          </table:table-cell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13]*128+[.B13]*16+[.C13]" office:value-type="float" office:value="50" calcext:value-type="float">
            <text:p>50</text:p>
          </table:table-cell>
          <table:table-cell table:formula="of:=&quot;{&quot;&amp;[.A13]&amp;&quot;,&quot;&amp;[.E13]&amp;&quot;},\&quot;" office:value-type="string" office:string-value="{10,6,50},\" calcext:value-type="string">
            <text:p>{10,6,50},\</text:p>
          </table:table-cell>
          <table:table-cell table:formula="of:=[.A13]" office:value-type="float" office:value="10.6" calcext:value-type="float">
            <text:p>10,6</text:p>
          </table:table-cell>
          <table:table-cell table:formula="of:=&quot;{&quot;&amp;([.G13]*10)&amp;&quot;,&quot;&amp;[.E13]&amp;&quot;},\&quot;" office:value-type="string" office:string-value="{106,50},\" calcext:value-type="string">
            <text:p>{106,50},\</text:p>
          </table:table-cell>
          <table:table-cell table:number-columns-repeated="3"/>
          <table:table-cell table:formula="of:=&quot;((x&lt;&quot;&amp;TEXT([.A13];&quot;0.0&quot;)&amp;&quot;)?&quot;&amp;[.L12]&amp;&quot;:&quot;&amp;[.E13]&amp;&quot;)&quot;" office:value-type="string" office:string-value="((x&lt;10.6)?((x&lt;9.5)?((x&lt;7.2)?((x&lt;6.1)?((x&lt;5.9)?((x&lt;5.4)?((x&lt;4.9)?((x&lt;3.7)?((x&lt;3.2)?((x&lt;3.1)?((x&lt;2.8)?((x&lt;2.6)?81:81):82):83):84):85):65):66):67):68):69):49):50)" calcext:value-type="string">
            <text:p>((x&lt;10.6)?((x&lt;9.5)?((x&lt;7.2)?((x&lt;6.1)?((x&lt;5.9)?((x&lt;5.4)?((x&lt;4.9)?((x&lt;3.7)?((x&lt;3.2)?((x&lt;3.1)?((x&lt;2.8)?((x&lt;2.6)?81:81):82):83):84):85):65):66):67):68):69):49):50)</text:p>
          </table:table-cell>
        </table:table-row>
        <table:table-row table:style-name="ro2">
          <table:table-cell table:style-name="ce1" office:value-type="float" office:value="11.5" calcext:value-type="float">
            <text:p>11,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14]*128+[.B14]*16+[.C14]" office:value-type="float" office:value="51" calcext:value-type="float">
            <text:p>51</text:p>
          </table:table-cell>
          <table:table-cell table:formula="of:=&quot;{&quot;&amp;[.A14]&amp;&quot;,&quot;&amp;[.E14]&amp;&quot;},\&quot;" office:value-type="string" office:string-value="{11,5,51},\" calcext:value-type="string">
            <text:p>{11,5,51},\</text:p>
          </table:table-cell>
          <table:table-cell table:formula="of:=[.A14]" office:value-type="float" office:value="11.5" calcext:value-type="float">
            <text:p>11,5</text:p>
          </table:table-cell>
          <table:table-cell table:formula="of:=&quot;{&quot;&amp;([.G14]*10)&amp;&quot;,&quot;&amp;[.E14]&amp;&quot;},\&quot;" office:value-type="string" office:string-value="{115,51},\" calcext:value-type="string">
            <text:p>{115,51},\</text:p>
          </table:table-cell>
          <table:table-cell table:number-columns-repeated="3"/>
          <table:table-cell table:formula="of:=&quot;((x&lt;&quot;&amp;TEXT([.A14];&quot;0.0&quot;)&amp;&quot;)?&quot;&amp;[.L13]&amp;&quot;:&quot;&amp;[.E14]&amp;&quot;)&quot;" office:value-type="string" office:string-value="((x&lt;11.5)?((x&lt;10.6)?((x&lt;9.5)?((x&lt;7.2)?((x&lt;6.1)?((x&lt;5.9)?((x&lt;5.4)?((x&lt;4.9)?((x&lt;3.7)?((x&lt;3.2)?((x&lt;3.1)?((x&lt;2.8)?((x&lt;2.6)?81:81):82):83):84):85):65):66):67):68):69):49):50):51)" calcext:value-type="string">
            <text:p>((x&lt;11.5)?((x&lt;10.6)?((x&lt;9.5)?((x&lt;7.2)?((x&lt;6.1)?((x&lt;5.9)?((x&lt;5.4)?((x&lt;4.9)?((x&lt;3.7)?((x&lt;3.2)?((x&lt;3.1)?((x&lt;2.8)?((x&lt;2.6)?81:81):82):83):84):85):65):66):67):68):69):49):50):51)</text:p>
          </table:table-cell>
        </table:table-row>
        <table:table-row table:style-name="ro2">
          <table:table-cell table:style-name="ce1" office:value-type="float" office:value="12.1" calcext:value-type="float">
            <text:p>12,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15]*128+[.B15]*16+[.C15]" office:value-type="float" office:value="52" calcext:value-type="float">
            <text:p>52</text:p>
          </table:table-cell>
          <table:table-cell table:formula="of:=&quot;{&quot;&amp;[.A15]&amp;&quot;,&quot;&amp;[.E15]&amp;&quot;},\&quot;" office:value-type="string" office:string-value="{12,1,52},\" calcext:value-type="string">
            <text:p>{12,1,52},\</text:p>
          </table:table-cell>
          <table:table-cell table:formula="of:=[.A15]" office:value-type="float" office:value="12.1" calcext:value-type="float">
            <text:p>12,1</text:p>
          </table:table-cell>
          <table:table-cell table:formula="of:=&quot;{&quot;&amp;([.G15]*10)&amp;&quot;,&quot;&amp;[.E15]&amp;&quot;},\&quot;" office:value-type="string" office:string-value="{121,52},\" calcext:value-type="string">
            <text:p>{121,52},\</text:p>
          </table:table-cell>
          <table:table-cell table:number-columns-repeated="3"/>
          <table:table-cell table:formula="of:=&quot;((x&lt;&quot;&amp;TEXT([.A15];&quot;0.0&quot;)&amp;&quot;)?&quot;&amp;[.L14]&amp;&quot;:&quot;&amp;[.E15]&amp;&quot;)&quot;" office:value-type="string" office:string-value="((x&lt;12.1)?((x&lt;11.5)?((x&lt;10.6)?((x&lt;9.5)?((x&lt;7.2)?((x&lt;6.1)?((x&lt;5.9)?((x&lt;5.4)?((x&lt;4.9)?((x&lt;3.7)?((x&lt;3.2)?((x&lt;3.1)?((x&lt;2.8)?((x&lt;2.6)?81:81):82):83):84):85):65):66):67):68):69):49):50):51):52)" calcext:value-type="string">
            <text:p>((x&lt;12.1)?((x&lt;11.5)?((x&lt;10.6)?((x&lt;9.5)?((x&lt;7.2)?((x&lt;6.1)?((x&lt;5.9)?((x&lt;5.4)?((x&lt;4.9)?((x&lt;3.7)?((x&lt;3.2)?((x&lt;3.1)?((x&lt;2.8)?((x&lt;2.6)?81:81):82):83):84):85):65):66):67):68):69):49):50):51):52)</text:p>
          </table:table-cell>
        </table:table-row>
        <table:table-row table:style-name="ro2">
          <table:table-cell table:style-name="ce1" office:value-type="float" office:value="14.2" calcext:value-type="float">
            <text:p>14,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16]*128+[.B16]*16+[.C16]" office:value-type="float" office:value="53" calcext:value-type="float">
            <text:p>53</text:p>
          </table:table-cell>
          <table:table-cell table:formula="of:=&quot;{&quot;&amp;[.A16]&amp;&quot;,&quot;&amp;[.E16]&amp;&quot;},\&quot;" office:value-type="string" office:string-value="{14,2,53},\" calcext:value-type="string">
            <text:p>{14,2,53},\</text:p>
          </table:table-cell>
          <table:table-cell table:formula="of:=[.A16]" office:value-type="float" office:value="14.2" calcext:value-type="float">
            <text:p>14,2</text:p>
          </table:table-cell>
          <table:table-cell table:formula="of:=&quot;{&quot;&amp;([.G16]*10)&amp;&quot;,&quot;&amp;[.E16]&amp;&quot;},\&quot;" office:value-type="string" office:string-value="{142,53},\" calcext:value-type="string">
            <text:p>{142,53},\</text:p>
          </table:table-cell>
          <table:table-cell table:number-columns-repeated="3"/>
          <table:table-cell table:formula="of:=&quot;((x&lt;&quot;&amp;TEXT([.A16];&quot;0.0&quot;)&amp;&quot;)?&quot;&amp;[.L15]&amp;&quot;:&quot;&amp;[.E16]&amp;&quot;)&quot;" office:value-type="string" office:string-value="((x&lt;14.2)?((x&lt;12.1)?((x&lt;11.5)?((x&lt;10.6)?((x&lt;9.5)?((x&lt;7.2)?((x&lt;6.1)?((x&lt;5.9)?((x&lt;5.4)?((x&lt;4.9)?((x&lt;3.7)?((x&lt;3.2)?((x&lt;3.1)?((x&lt;2.8)?((x&lt;2.6)?81:81):82):83):84):85):65):66):67):68):69):49):50):51):52):53)" calcext:value-type="string">
            <text:p>((x&lt;14.2)?((x&lt;12.1)?((x&lt;11.5)?((x&lt;10.6)?((x&lt;9.5)?((x&lt;7.2)?((x&lt;6.1)?((x&lt;5.9)?((x&lt;5.4)?((x&lt;4.9)?((x&lt;3.7)?((x&lt;3.2)?((x&lt;3.1)?((x&lt;2.8)?((x&lt;2.6)?81:81):82):83):84):85):65):66):67):68):69):49):50):51):52):53)</text:p>
          </table:table-cell>
        </table:table-row>
        <table:table-row table:style-name="ro2">
          <table:table-cell table:style-name="ce1" office:value-type="float" office:value="16.2" calcext:value-type="float">
            <text:p>16,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17]*128+[.B17]*16+[.C17]" office:value-type="float" office:value="54" calcext:value-type="float">
            <text:p>54</text:p>
          </table:table-cell>
          <table:table-cell table:formula="of:=&quot;{&quot;&amp;[.A17]&amp;&quot;,&quot;&amp;[.E17]&amp;&quot;},\&quot;" office:value-type="string" office:string-value="{16,2,54},\" calcext:value-type="string">
            <text:p>{16,2,54},\</text:p>
          </table:table-cell>
          <table:table-cell table:formula="of:=[.A17]" office:value-type="float" office:value="16.2" calcext:value-type="float">
            <text:p>16,2</text:p>
          </table:table-cell>
          <table:table-cell table:formula="of:=&quot;{&quot;&amp;([.G17]*10)&amp;&quot;,&quot;&amp;[.E17]&amp;&quot;},\&quot;" office:value-type="string" office:string-value="{162,54},\" calcext:value-type="string">
            <text:p>{162,54},\</text:p>
          </table:table-cell>
          <table:table-cell table:number-columns-repeated="3"/>
          <table:table-cell table:formula="of:=&quot;((x&lt;&quot;&amp;TEXT([.A17];&quot;0.0&quot;)&amp;&quot;)?&quot;&amp;[.L16]&amp;&quot;:&quot;&amp;[.E17]&amp;&quot;)&quot;" office:value-type="string" office:string-value="((x&lt;16.2)?((x&lt;14.2)?((x&lt;12.1)?((x&lt;11.5)?((x&lt;10.6)?((x&lt;9.5)?((x&lt;7.2)?((x&lt;6.1)?((x&lt;5.9)?((x&lt;5.4)?((x&lt;4.9)?((x&lt;3.7)?((x&lt;3.2)?((x&lt;3.1)?((x&lt;2.8)?((x&lt;2.6)?81:81):82):83):84):85):65):66):67):68):69):49):50):51):52):53):54)" calcext:value-type="string">
            <text:p>((x&lt;16.2)?((x&lt;14.2)?((x&lt;12.1)?((x&lt;11.5)?((x&lt;10.6)?((x&lt;9.5)?((x&lt;7.2)?((x&lt;6.1)?((x&lt;5.9)?((x&lt;5.4)?((x&lt;4.9)?((x&lt;3.7)?((x&lt;3.2)?((x&lt;3.1)?((x&lt;2.8)?((x&lt;2.6)?81:81):82):83):84):85):65):66):67):68):69):49):50):51):52):53):54)</text:p>
          </table:table-cell>
        </table:table-row>
        <table:table-row table:style-name="ro2">
          <table:table-cell table:style-name="ce1" office:value-type="float" office:value="17.5" calcext:value-type="float">
            <text:p>17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formula="of:=[.D18]*128+[.B18]*16+[.C18]" office:value-type="float" office:value="58" calcext:value-type="float">
            <text:p>58</text:p>
          </table:table-cell>
          <table:table-cell table:formula="of:=&quot;{&quot;&amp;[.A18]&amp;&quot;,&quot;&amp;[.E18]&amp;&quot;},\&quot;" office:value-type="string" office:string-value="{17,5,58},\" calcext:value-type="string">
            <text:p>{17,5,58},\</text:p>
          </table:table-cell>
          <table:table-cell table:formula="of:=[.A18]" office:value-type="float" office:value="17.5" calcext:value-type="float">
            <text:p>17,5</text:p>
          </table:table-cell>
          <table:table-cell table:formula="of:=&quot;{&quot;&amp;([.G18]*10)&amp;&quot;,&quot;&amp;[.E18]&amp;&quot;},\&quot;" office:value-type="string" office:string-value="{175,58},\" calcext:value-type="string">
            <text:p>{175,58},\</text:p>
          </table:table-cell>
          <table:table-cell table:number-columns-repeated="3"/>
          <table:table-cell table:formula="of:=&quot;((x&lt;&quot;&amp;TEXT([.A18];&quot;0.0&quot;)&amp;&quot;)?&quot;&amp;[.L17]&amp;&quot;:&quot;&amp;[.E18]&amp;&quot;)&quot;" office:value-type="string" office:string-value="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" calcext:value-type="string">
            <text:p>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</text:p>
          </table:table-cell>
        </table:table-row>
        <table:table-row table:style-name="ro2">
          <table:table-cell table:style-name="ce1" office:value-type="float" office:value="19.4" calcext:value-type="float">
            <text:p>19,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formula="of:=[.D19]*128+[.B19]*16+[.C19]" office:value-type="float" office:value="59" calcext:value-type="float">
            <text:p>59</text:p>
          </table:table-cell>
          <table:table-cell table:formula="of:=&quot;{&quot;&amp;[.A19]&amp;&quot;,&quot;&amp;[.E19]&amp;&quot;},\&quot;" office:value-type="string" office:string-value="{19,4,59},\" calcext:value-type="string">
            <text:p>{19,4,59},\</text:p>
          </table:table-cell>
          <table:table-cell table:formula="of:=[.A19]" office:value-type="float" office:value="19.4" calcext:value-type="float">
            <text:p>19,4</text:p>
          </table:table-cell>
          <table:table-cell table:formula="of:=&quot;{&quot;&amp;([.G19]*10)&amp;&quot;,&quot;&amp;[.E19]&amp;&quot;},\&quot;" office:value-type="string" office:string-value="{194,59},\" calcext:value-type="string">
            <text:p>{194,59},\</text:p>
          </table:table-cell>
          <table:table-cell table:number-columns-repeated="3"/>
          <table:table-cell table:formula="of:=&quot;((x&lt;&quot;&amp;TEXT([.A19];&quot;0.0&quot;)&amp;&quot;)?&quot;&amp;[.L18]&amp;&quot;:&quot;&amp;[.E19]&amp;&quot;)&quot;" office:value-type="string" office:string-value="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" calcext:value-type="string">
            <text:p>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</text:p>
          </table:table-cell>
        </table:table-row>
        <table:table-row table:style-name="ro2">
          <table:table-cell table:style-name="ce2" office:value-type="float" office:value="21.4" calcext:value-type="float">
            <text:p>21,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formula="of:=[.D20]*128+[.B20]*16+[.C20]" office:value-type="float" office:value="60" calcext:value-type="float">
            <text:p>60</text:p>
          </table:table-cell>
          <table:table-cell table:formula="of:=&quot;{&quot;&amp;[.A20]&amp;&quot;,&quot;&amp;[.E20]&amp;&quot;},\&quot;" office:value-type="string" office:string-value="{21,4,60},\" calcext:value-type="string">
            <text:p>{21,4,60},\</text:p>
          </table:table-cell>
          <table:table-cell table:formula="of:=[.A20]" office:value-type="float" office:value="21.4" calcext:value-type="float">
            <text:p>21,4</text:p>
          </table:table-cell>
          <table:table-cell table:formula="of:=&quot;{&quot;&amp;([.G20]*10)&amp;&quot;,&quot;&amp;[.E20]&amp;&quot;},\&quot;" office:value-type="string" office:string-value="{214,60},\" calcext:value-type="string">
            <text:p>{214,60},\</text:p>
          </table:table-cell>
          <table:table-cell table:number-columns-repeated="3"/>
          <table:table-cell table:formula="of:=&quot;((x&lt;&quot;&amp;TEXT([.A20];&quot;0.0&quot;)&amp;&quot;)?&quot;&amp;[.L19]&amp;&quot;:&quot;&amp;[.E20]&amp;&quot;)&quot;" office:value-type="string" office:string-value="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" calcext:value-type="string">
            <text:p>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</text:p>
          </table:table-cell>
        </table:table-row>
        <table:table-row table:style-name="ro2">
          <table:table-cell table:style-name="ce1" office:value-type="float" office:value="23.9" calcext:value-type="float">
            <text:p>23,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formula="of:=[.D21]*128+[.B21]*16+[.C21]" office:value-type="float" office:value="61" calcext:value-type="float">
            <text:p>61</text:p>
          </table:table-cell>
          <table:table-cell table:formula="of:=&quot;{&quot;&amp;[.A21]&amp;&quot;,&quot;&amp;[.E21]&amp;&quot;},\&quot;" office:value-type="string" office:string-value="{23,9,61},\" calcext:value-type="string">
            <text:p>{23,9,61},\</text:p>
          </table:table-cell>
          <table:table-cell table:formula="of:=[.A21]" office:value-type="float" office:value="23.9" calcext:value-type="float">
            <text:p>23,9</text:p>
          </table:table-cell>
          <table:table-cell table:formula="of:=&quot;{&quot;&amp;([.G21]*10)&amp;&quot;,&quot;&amp;[.E21]&amp;&quot;},\&quot;" office:value-type="string" office:string-value="{239,61},\" calcext:value-type="string">
            <text:p>{239,61},\</text:p>
          </table:table-cell>
          <table:table-cell table:number-columns-repeated="3"/>
          <table:table-cell table:formula="of:=&quot;((x&lt;&quot;&amp;TEXT([.A21];&quot;0.0&quot;)&amp;&quot;)?&quot;&amp;[.L20]&amp;&quot;:&quot;&amp;[.E21]&amp;&quot;)&quot;" office:value-type="string" office:string-value="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" calcext:value-type="string">
            <text:p>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</text:p>
          </table:table-cell>
        </table:table-row>
        <table:table-row table:style-name="ro2">
          <table:table-cell table:style-name="ce1" office:value-type="float" office:value="25.7" calcext:value-type="float">
            <text:p>25,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formula="of:=[.D22]*128+[.B22]*16+[.C22]" office:value-type="float" office:value="62" calcext:value-type="float">
            <text:p>62</text:p>
          </table:table-cell>
          <table:table-cell table:formula="of:=&quot;{&quot;&amp;[.A22]&amp;&quot;,&quot;&amp;[.E22]&amp;&quot;},\&quot;" office:value-type="string" office:string-value="{25,7,62},\" calcext:value-type="string">
            <text:p>{25,7,62},\</text:p>
          </table:table-cell>
          <table:table-cell table:formula="of:=[.A22]" office:value-type="float" office:value="25.7" calcext:value-type="float">
            <text:p>25,7</text:p>
          </table:table-cell>
          <table:table-cell table:formula="of:=&quot;{&quot;&amp;([.G22]*10)&amp;&quot;,&quot;&amp;[.E22]&amp;&quot;},\&quot;" office:value-type="string" office:string-value="{257,62},\" calcext:value-type="string">
            <text:p>{257,62},\</text:p>
          </table:table-cell>
          <table:table-cell table:number-columns-repeated="3"/>
          <table:table-cell table:formula="of:=&quot;((x&lt;&quot;&amp;TEXT([.A22];&quot;0.0&quot;)&amp;&quot;)?&quot;&amp;[.L21]&amp;&quot;:&quot;&amp;[.E22]&amp;&quot;)&quot;" office:value-type="string" office:string-value="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" calcext:value-type="string">
            <text:p>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</text:p>
          </table:table-cell>
        </table:table-row>
        <table:table-row table:style-name="ro2">
          <table:table-cell table:style-name="ce1" office:value-type="float" office:value="28.2" calcext:value-type="float">
            <text:p>28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23]*128+[.B23]*16+[.C23]" office:value-type="float" office:value="37" calcext:value-type="float">
            <text:p>37</text:p>
          </table:table-cell>
          <table:table-cell table:formula="of:=&quot;{&quot;&amp;[.A23]&amp;&quot;,&quot;&amp;[.E23]&amp;&quot;},\&quot;" office:value-type="string" office:string-value="{28,2,37},\" calcext:value-type="string">
            <text:p>{28,2,37},\</text:p>
          </table:table-cell>
          <table:table-cell table:formula="of:=[.A23]" office:value-type="float" office:value="28.2" calcext:value-type="float">
            <text:p>28,2</text:p>
          </table:table-cell>
          <table:table-cell table:formula="of:=&quot;{&quot;&amp;([.G23]*10)&amp;&quot;,&quot;&amp;[.E23]&amp;&quot;},\&quot;" office:value-type="string" office:string-value="{282,37},\" calcext:value-type="string">
            <text:p>{282,37},\</text:p>
          </table:table-cell>
          <table:table-cell table:number-columns-repeated="3"/>
          <table:table-cell table:formula="of:=&quot;((x&lt;&quot;&amp;TEXT([.A23];&quot;0.0&quot;)&amp;&quot;)?&quot;&amp;[.L22]&amp;&quot;:&quot;&amp;[.E23]&amp;&quot;)&quot;" office:value-type="string" office:string-value="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" calcext:value-type="string">
            <text:p>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</text:p>
          </table:table-cell>
        </table:table-row>
        <table:table-row table:style-name="ro2">
          <table:table-cell table:style-name="ce1" office:value-type="float" office:value="32.2" calcext:value-type="float">
            <text:p>32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24]*128+[.B24]*16+[.C24]" office:value-type="float" office:value="38" calcext:value-type="float">
            <text:p>38</text:p>
          </table:table-cell>
          <table:table-cell table:formula="of:=&quot;{&quot;&amp;[.A24]&amp;&quot;,&quot;&amp;[.E24]&amp;&quot;},\&quot;" office:value-type="string" office:string-value="{32,2,38},\" calcext:value-type="string">
            <text:p>{32,2,38},\</text:p>
          </table:table-cell>
          <table:table-cell table:formula="of:=[.A24]" office:value-type="float" office:value="32.2" calcext:value-type="float">
            <text:p>32,2</text:p>
          </table:table-cell>
          <table:table-cell table:formula="of:=&quot;{&quot;&amp;([.G24]*10)&amp;&quot;,&quot;&amp;[.E24]&amp;&quot;},\&quot;" office:value-type="string" office:string-value="{322,38},\" calcext:value-type="string">
            <text:p>{322,38},\</text:p>
          </table:table-cell>
          <table:table-cell table:number-columns-repeated="3"/>
          <table:table-cell table:formula="of:=&quot;((x&lt;&quot;&amp;TEXT([.A24];&quot;0.0&quot;)&amp;&quot;)?&quot;&amp;[.L23]&amp;&quot;:&quot;&amp;[.E24]&amp;&quot;)&quot;" office:value-type="string" office:string-value="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" calcext:value-type="string">
            <text:p>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</text:p>
          </table:table-cell>
        </table:table-row>
        <table:table-row table:style-name="ro2">
          <table:table-cell table:style-name="ce2" office:value-type="float" office:value="34.7" calcext:value-type="float">
            <text:p>34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formula="of:=[.D25]*128+[.B25]*16+[.C25]" office:value-type="float" office:value="39" calcext:value-type="float">
            <text:p>39</text:p>
          </table:table-cell>
          <table:table-cell table:formula="of:=&quot;{&quot;&amp;[.A25]&amp;&quot;,&quot;&amp;[.E25]&amp;&quot;},\&quot;" office:value-type="string" office:string-value="{34,7,39},\" calcext:value-type="string">
            <text:p>{34,7,39},\</text:p>
          </table:table-cell>
          <table:table-cell table:formula="of:=[.A25]" office:value-type="float" office:value="34.7" calcext:value-type="float">
            <text:p>34,7</text:p>
          </table:table-cell>
          <table:table-cell table:formula="of:=&quot;{&quot;&amp;([.G25]*10)&amp;&quot;,&quot;&amp;[.E25]&amp;&quot;},\&quot;" office:value-type="string" office:string-value="{347,39},\" calcext:value-type="string">
            <text:p>{347,39},\</text:p>
          </table:table-cell>
          <table:table-cell table:number-columns-repeated="3"/>
          <table:table-cell table:formula="of:=&quot;((x&lt;&quot;&amp;TEXT([.A25];&quot;0.0&quot;)&amp;&quot;)?&quot;&amp;[.L24]&amp;&quot;:&quot;&amp;[.E25]&amp;&quot;)&quot;" office:value-type="string" office:string-value="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" calcext:value-type="string">
            <text:p>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</text:p>
          </table:table-cell>
        </table:table-row>
        <table:table-row table:style-name="ro2">
          <table:table-cell table:style-name="ce1" office:value-type="float" office:value="38.6" calcext:value-type="float">
            <text:p>38,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formula="of:=[.D26]*128+[.B26]*16+[.C26]" office:value-type="float" office:value="43" calcext:value-type="float">
            <text:p>43</text:p>
          </table:table-cell>
          <table:table-cell table:formula="of:=&quot;{&quot;&amp;[.A26]&amp;&quot;,&quot;&amp;[.E26]&amp;&quot;},\&quot;" office:value-type="string" office:string-value="{38,6,43},\" calcext:value-type="string">
            <text:p>{38,6,43},\</text:p>
          </table:table-cell>
          <table:table-cell table:formula="of:=[.A26]" office:value-type="float" office:value="38.6" calcext:value-type="float">
            <text:p>38,6</text:p>
          </table:table-cell>
          <table:table-cell table:formula="of:=&quot;{&quot;&amp;([.G26]*10)&amp;&quot;,&quot;&amp;[.E26]&amp;&quot;},\&quot;" office:value-type="string" office:string-value="{386,43},\" calcext:value-type="string">
            <text:p>{386,43},\</text:p>
          </table:table-cell>
          <table:table-cell table:number-columns-repeated="3"/>
          <table:table-cell table:formula="of:=&quot;((x&lt;&quot;&amp;TEXT([.A26];&quot;0.0&quot;)&amp;&quot;)?&quot;&amp;[.L25]&amp;&quot;:&quot;&amp;[.E26]&amp;&quot;)&quot;" office:value-type="string" office:string-value="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" calcext:value-type="string">
            <text:p>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</text:p>
          </table:table-cell>
        </table:table-row>
        <table:table-row table:style-name="ro2">
          <table:table-cell table:style-name="ce2" office:value-type="float" office:value="42.7" calcext:value-type="float">
            <text:p>42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formula="of:=[.D27]*128+[.B27]*16+[.C27]" office:value-type="float" office:value="44" calcext:value-type="float">
            <text:p>44</text:p>
          </table:table-cell>
          <table:table-cell table:formula="of:=&quot;{&quot;&amp;[.A27]&amp;&quot;,&quot;&amp;[.E27]&amp;&quot;},\&quot;" office:value-type="string" office:string-value="{42,7,44},\" calcext:value-type="string">
            <text:p>{42,7,44},\</text:p>
          </table:table-cell>
          <table:table-cell table:formula="of:=[.A27]" office:value-type="float" office:value="42.7" calcext:value-type="float">
            <text:p>42,7</text:p>
          </table:table-cell>
          <table:table-cell table:formula="of:=&quot;{&quot;&amp;([.G27]*10)&amp;&quot;,&quot;&amp;[.E27]&amp;&quot;},\&quot;" office:value-type="string" office:string-value="{427,44},\" calcext:value-type="string">
            <text:p>{427,44},\</text:p>
          </table:table-cell>
          <table:table-cell table:number-columns-repeated="3"/>
          <table:table-cell table:formula="of:=&quot;((x&lt;&quot;&amp;TEXT([.A27];&quot;0.0&quot;)&amp;&quot;)?&quot;&amp;[.L26]&amp;&quot;:&quot;&amp;[.E27]&amp;&quot;)&quot;" office:value-type="string" office:string-value="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" calcext:value-type="string">
            <text:p>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</text:p>
          </table:table-cell>
        </table:table-row>
        <table:table-row table:style-name="ro2">
          <table:table-cell table:style-name="ce1" office:value-type="float" office:value="47.7" calcext:value-type="float">
            <text:p>47,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formula="of:=[.D28]*128+[.B28]*16+[.C28]" office:value-type="float" office:value="45" calcext:value-type="float">
            <text:p>45</text:p>
          </table:table-cell>
          <table:table-cell table:formula="of:=&quot;{&quot;&amp;[.A28]&amp;&quot;,&quot;&amp;[.E28]&amp;&quot;},\&quot;" office:value-type="string" office:string-value="{47,7,45},\" calcext:value-type="string">
            <text:p>{47,7,45},\</text:p>
          </table:table-cell>
          <table:table-cell table:formula="of:=[.A28]" office:value-type="float" office:value="47.7" calcext:value-type="float">
            <text:p>47,7</text:p>
          </table:table-cell>
          <table:table-cell table:formula="of:=&quot;{&quot;&amp;([.G28]*10)&amp;&quot;,&quot;&amp;[.E28]&amp;&quot;},\&quot;" office:value-type="string" office:string-value="{477,45},\" calcext:value-type="string">
            <text:p>{477,45},\</text:p>
          </table:table-cell>
          <table:table-cell table:number-columns-repeated="3"/>
          <table:table-cell table:formula="of:=&quot;((x&lt;&quot;&amp;TEXT([.A28];&quot;0.0&quot;)&amp;&quot;)?&quot;&amp;[.L27]&amp;&quot;:&quot;&amp;[.E28]&amp;&quot;)&quot;" office:value-type="string" office:string-value="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" calcext:value-type="string">
            <text:p>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</text:p>
          </table:table-cell>
        </table:table-row>
        <table:table-row table:style-name="ro2">
          <table:table-cell table:style-name="ce1" office:value-type="float" office:value="51.2" calcext:value-type="float">
            <text:p>51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formula="of:=[.D29]*128+[.B29]*16+[.C29]" office:value-type="float" office:value="46" calcext:value-type="float">
            <text:p>46</text:p>
          </table:table-cell>
          <table:table-cell table:formula="of:=&quot;{&quot;&amp;[.A29]&amp;&quot;,&quot;&amp;[.E29]&amp;&quot;},\&quot;" office:value-type="string" office:string-value="{51,2,46},\" calcext:value-type="string">
            <text:p>{51,2,46},\</text:p>
          </table:table-cell>
          <table:table-cell table:formula="of:=[.A29]" office:value-type="float" office:value="51.2" calcext:value-type="float">
            <text:p>51,2</text:p>
          </table:table-cell>
          <table:table-cell table:formula="of:=&quot;{&quot;&amp;([.G29]*10)&amp;&quot;,&quot;&amp;[.E29]&amp;&quot;},\&quot;" office:value-type="string" office:string-value="{512,46},\" calcext:value-type="string">
            <text:p>{512,46},\</text:p>
          </table:table-cell>
          <table:table-cell table:number-columns-repeated="3"/>
          <table:table-cell table:formula="of:=&quot;((x&lt;&quot;&amp;TEXT([.A29];&quot;0.0&quot;)&amp;&quot;)?&quot;&amp;[.L28]&amp;&quot;:&quot;&amp;[.E29]&amp;&quot;)&quot;" office:value-type="string" office:string-value="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" calcext:value-type="string">
            <text:p>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</text:p>
          </table:table-cell>
        </table:table-row>
        <table:table-row table:style-name="ro2">
          <table:table-cell table:style-name="ce1" office:value-type="float" office:value="56.2" calcext:value-type="float">
            <text:p>56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30]*128+[.B30]*16+[.C30]" office:value-type="float" office:value="21" calcext:value-type="float">
            <text:p>21</text:p>
          </table:table-cell>
          <table:table-cell table:formula="of:=&quot;{&quot;&amp;[.A30]&amp;&quot;,&quot;&amp;[.E30]&amp;&quot;},\&quot;" office:value-type="string" office:string-value="{56,2,21},\" calcext:value-type="string">
            <text:p>{56,2,21},\</text:p>
          </table:table-cell>
          <table:table-cell table:formula="of:=[.A30]" office:value-type="float" office:value="56.2" calcext:value-type="float">
            <text:p>56,2</text:p>
          </table:table-cell>
          <table:table-cell table:formula="of:=&quot;{&quot;&amp;([.G30]*10)&amp;&quot;,&quot;&amp;[.E30]&amp;&quot;},\&quot;" office:value-type="string" office:string-value="{562,21},\" calcext:value-type="string">
            <text:p>{562,21},\</text:p>
          </table:table-cell>
          <table:table-cell table:number-columns-repeated="3"/>
          <table:table-cell table:formula="of:=&quot;((x&lt;&quot;&amp;TEXT([.A30];&quot;0.0&quot;)&amp;&quot;)?&quot;&amp;[.L29]&amp;&quot;:&quot;&amp;[.E30]&amp;&quot;)&quot;" office:value-type="string" office:string-value="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" calcext:value-type="string">
            <text:p>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</text:p>
          </table:table-cell>
        </table:table-row>
        <table:table-row table:style-name="ro2">
          <table:table-cell table:style-name="ce1" office:value-type="float" office:value="64.1" calcext:value-type="float">
            <text:p>64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31]*128+[.B31]*16+[.C31]" office:value-type="float" office:value="22" calcext:value-type="float">
            <text:p>22</text:p>
          </table:table-cell>
          <table:table-cell table:formula="of:=&quot;{&quot;&amp;[.A31]&amp;&quot;,&quot;&amp;[.E31]&amp;&quot;},\&quot;" office:value-type="string" office:string-value="{64,1,22},\" calcext:value-type="string">
            <text:p>{64,1,22},\</text:p>
          </table:table-cell>
          <table:table-cell table:formula="of:=[.A31]" office:value-type="float" office:value="64.1" calcext:value-type="float">
            <text:p>64,1</text:p>
          </table:table-cell>
          <table:table-cell table:formula="of:=&quot;{&quot;&amp;([.G31]*10)&amp;&quot;,&quot;&amp;[.E31]&amp;&quot;},\&quot;" office:value-type="string" office:string-value="{641,22},\" calcext:value-type="string">
            <text:p>{641,22},\</text:p>
          </table:table-cell>
          <table:table-cell table:number-columns-repeated="3"/>
          <table:table-cell table:formula="of:=&quot;((x&lt;&quot;&amp;TEXT([.A31];&quot;0.0&quot;)&amp;&quot;)?&quot;&amp;[.L30]&amp;&quot;:&quot;&amp;[.E31]&amp;&quot;)&quot;" office:value-type="string" office:string-value="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" calcext:value-type="string">
            <text:p>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</text:p>
          </table:table-cell>
        </table:table-row>
        <table:table-row table:style-name="ro2">
          <table:table-cell table:style-name="ce1" office:value-type="float" office:value="69.2" calcext:value-type="float">
            <text:p>69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formula="of:=[.D32]*128+[.B32]*16+[.C32]" office:value-type="float" office:value="23" calcext:value-type="float">
            <text:p>23</text:p>
          </table:table-cell>
          <table:table-cell table:formula="of:=&quot;{&quot;&amp;[.A32]&amp;&quot;,&quot;&amp;[.E32]&amp;&quot;},\&quot;" office:value-type="string" office:string-value="{69,2,23},\" calcext:value-type="string">
            <text:p>{69,2,23},\</text:p>
          </table:table-cell>
          <table:table-cell table:formula="of:=[.A32]" office:value-type="float" office:value="69.2" calcext:value-type="float">
            <text:p>69,2</text:p>
          </table:table-cell>
          <table:table-cell table:formula="of:=&quot;{&quot;&amp;([.G32]*10)&amp;&quot;,&quot;&amp;[.E32]&amp;&quot;},\&quot;" office:value-type="string" office:string-value="{692,23},\" calcext:value-type="string">
            <text:p>{692,23},\</text:p>
          </table:table-cell>
          <table:table-cell table:number-columns-repeated="3"/>
          <table:table-cell table:formula="of:=&quot;((x&lt;&quot;&amp;TEXT([.A32];&quot;0.0&quot;)&amp;&quot;)?&quot;&amp;[.L31]&amp;&quot;:&quot;&amp;[.E32]&amp;&quot;)&quot;" office:value-type="string" office:string-value="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" calcext:value-type="string">
            <text:p>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</text:p>
          </table:table-cell>
        </table:table-row>
        <table:table-row table:style-name="ro2">
          <table:table-cell table:style-name="ce1" office:value-type="float" office:value="75.2" calcext:value-type="float">
            <text:p>75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33]*128+[.B33]*16+[.C33]" office:value-type="float" office:value="1" calcext:value-type="float">
            <text:p>1</text:p>
          </table:table-cell>
          <table:table-cell table:formula="of:=&quot;{&quot;&amp;[.A33]&amp;&quot;,&quot;&amp;[.E33]&amp;&quot;},\&quot;" office:value-type="string" office:string-value="{75,2,1},\" calcext:value-type="string">
            <text:p>{75,2,1},\</text:p>
          </table:table-cell>
          <table:table-cell table:formula="of:=[.A33]" office:value-type="float" office:value="75.2" calcext:value-type="float">
            <text:p>75,2</text:p>
          </table:table-cell>
          <table:table-cell table:formula="of:=&quot;{&quot;&amp;([.G33]*10)&amp;&quot;,&quot;&amp;[.E33]&amp;&quot;},\&quot;" office:value-type="string" office:string-value="{752,1},\" calcext:value-type="string">
            <text:p>{752,1},\</text:p>
          </table:table-cell>
          <table:table-cell table:number-columns-repeated="3"/>
          <table:table-cell table:formula="of:=&quot;((x&lt;&quot;&amp;TEXT([.A33];&quot;0.0&quot;)&amp;&quot;)?&quot;&amp;[.L32]&amp;&quot;:&quot;&amp;[.E33]&amp;&quot;)&quot;" office:value-type="string" office:string-value="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" calcext:value-type="string">
            <text:p>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</text:p>
          </table:table-cell>
        </table:table-row>
        <table:table-row table:style-name="ro2">
          <table:table-cell table:style-name="ce2" office:value-type="float" office:value="83.2" calcext:value-type="float">
            <text:p>83,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formula="of:=[.D34]*128+[.B34]*16+[.C34]" office:value-type="float" office:value="2" calcext:value-type="float">
            <text:p>2</text:p>
          </table:table-cell>
          <table:table-cell table:formula="of:=&quot;{&quot;&amp;[.A34]&amp;&quot;,&quot;&amp;[.E34]&amp;&quot;},\&quot;" office:value-type="string" office:string-value="{83,2,2},\" calcext:value-type="string">
            <text:p>{83,2,2},\</text:p>
          </table:table-cell>
          <table:table-cell table:formula="of:=[.A34]" office:value-type="float" office:value="83.2" calcext:value-type="float">
            <text:p>83,2</text:p>
          </table:table-cell>
          <table:table-cell table:formula="of:=&quot;{&quot;&amp;([.G34]*10)&amp;&quot;,&quot;&amp;[.E34]&amp;&quot;},\&quot;" office:value-type="string" office:string-value="{832,2},\" calcext:value-type="string">
            <text:p>{832,2},\</text:p>
          </table:table-cell>
          <table:table-cell table:number-columns-repeated="3"/>
          <table:table-cell table:formula="of:=&quot;((x&lt;&quot;&amp;TEXT([.A34];&quot;0.0&quot;)&amp;&quot;)?&quot;&amp;[.L33]&amp;&quot;:&quot;&amp;[.E34]&amp;&quot;)&quot;" office:value-type="string" office:string-value="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" calcext:value-type="string">
            <text:p>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35]*128+[.B35]*16+[.C35]" office:value-type="float" office:value="3" calcext:value-type="float">
            <text:p>3</text:p>
          </table:table-cell>
          <table:table-cell table:formula="of:=&quot;{&quot;&amp;[.A35]&amp;&quot;,&quot;&amp;[.E35]&amp;&quot;},\&quot;" office:value-type="string" office:string-value="{90,3},\" calcext:value-type="string">
            <text:p>{90,3},\</text:p>
          </table:table-cell>
          <table:table-cell table:formula="of:=[.A35]" office:value-type="float" office:value="90" calcext:value-type="float">
            <text:p>90</text:p>
          </table:table-cell>
          <table:table-cell table:formula="of:=&quot;{&quot;&amp;([.G35]*10)&amp;&quot;,&quot;&amp;[.E35]&amp;&quot;},\&quot;" office:value-type="string" office:string-value="{900,3},\" calcext:value-type="string">
            <text:p>{900,3},\</text:p>
          </table:table-cell>
          <table:table-cell table:number-columns-repeated="3"/>
          <table:table-cell table:formula="of:=&quot;((x&lt;&quot;&amp;TEXT([.A35];&quot;0.0&quot;)&amp;&quot;)?&quot;&amp;[.L34]&amp;&quot;:&quot;&amp;[.E35]&amp;&quot;)&quot;" office:value-type="string" office:string-value="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" calcext:value-type="string">
            <text:p>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</text:p>
          </table:table-cell>
        </table:table-row>
        <table:table-row table:style-name="ro2">
          <table:table-cell table:style-name="ce3" office:value-type="float" office:value="95.3" calcext:value-type="float">
            <text:p>95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[.D36]*128+[.B36]*16+[.C36]" office:value-type="float" office:value="4" calcext:value-type="float">
            <text:p>4</text:p>
          </table:table-cell>
          <table:table-cell table:formula="of:=&quot;{&quot;&amp;[.A36]&amp;&quot;,&quot;&amp;[.E36]&amp;&quot;},\&quot;" office:value-type="string" office:string-value="{95,3,4},\" calcext:value-type="string">
            <text:p>{95,3,4},\</text:p>
          </table:table-cell>
          <table:table-cell table:formula="of:=[.A36]" office:value-type="float" office:value="95.3" calcext:value-type="float">
            <text:p>95,3</text:p>
          </table:table-cell>
          <table:table-cell table:formula="of:=&quot;{&quot;&amp;([.G36]*10)&amp;&quot;,&quot;&amp;[.E36]&amp;&quot;},\&quot;" office:value-type="string" office:string-value="{953,4},\" calcext:value-type="string">
            <text:p>{953,4},\</text:p>
          </table:table-cell>
          <table:table-cell table:number-columns-repeated="3"/>
          <table:table-cell table:formula="of:=&quot;((x&lt;&quot;&amp;TEXT([.A36];&quot;0.0&quot;)&amp;&quot;)?&quot;&amp;[.L35]&amp;&quot;:&quot;&amp;[.E36]&amp;&quot;)&quot;" office:value-type="string" office:string-value="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" calcext:value-type="string">
            <text:p>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</text:p>
          </table:table-cell>
        </table:table-row>
        <table:table-row table:style-name="ro2">
          <table:table-cell table:style-name="ce2" office:value-type="float" office:value="112.1" calcext:value-type="float">
            <text:p>112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formula="of:=[.D37]*128+[.B37]*16+[.C37]" office:value-type="float" office:value="5" calcext:value-type="float">
            <text:p>5</text:p>
          </table:table-cell>
          <table:table-cell table:formula="of:=&quot;{&quot;&amp;[.A37]&amp;&quot;,&quot;&amp;[.E37]&amp;&quot;},\&quot;" office:value-type="string" office:string-value="{112,1,5},\" calcext:value-type="string">
            <text:p>{112,1,5},\</text:p>
          </table:table-cell>
          <table:table-cell table:formula="of:=[.A37]" office:value-type="float" office:value="112.1" calcext:value-type="float">
            <text:p>112,1</text:p>
          </table:table-cell>
          <table:table-cell table:formula="of:=&quot;{&quot;&amp;([.G37]*10)&amp;&quot;,&quot;&amp;[.E37]&amp;&quot;},\&quot;" office:value-type="string" office:string-value="{1121,5},\" calcext:value-type="string">
            <text:p>{1121,5},\</text:p>
          </table:table-cell>
          <table:table-cell table:number-columns-repeated="3"/>
          <table:table-cell table:formula="of:=&quot;((x&lt;&quot;&amp;TEXT([.A37];&quot;0.0&quot;)&amp;&quot;)?&quot;&amp;[.L36]&amp;&quot;:&quot;&amp;[.E37]&amp;&quot;)&quot;" office:value-type="string" office:string-value="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" calcext:value-type="string">
            <text:p>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</text:p>
          </table:table-cell>
        </table:table-row>
        <table:table-row table:style-name="ro2">
          <table:table-cell table:style-name="ce1" office:value-type="float" office:value="127.9" calcext:value-type="float">
            <text:p>127,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38]*128+[.B38]*16+[.C38]" office:value-type="float" office:value="6" calcext:value-type="float">
            <text:p>6</text:p>
          </table:table-cell>
          <table:table-cell table:formula="of:=&quot;{&quot;&amp;[.A38]&amp;&quot;,&quot;&amp;[.E38]&amp;&quot;},\&quot;" office:value-type="string" office:string-value="{127,9,6},\" calcext:value-type="string">
            <text:p>{127,9,6},\</text:p>
          </table:table-cell>
          <table:table-cell table:formula="of:=[.A38]" office:value-type="float" office:value="127.9" calcext:value-type="float">
            <text:p>127,9</text:p>
          </table:table-cell>
          <table:table-cell table:formula="of:=&quot;{&quot;&amp;([.G38]*10)&amp;&quot;,&quot;&amp;[.E38]&amp;&quot;},\&quot;" office:value-type="string" office:string-value="{1279,6},\" calcext:value-type="string">
            <text:p>{1279,6},\</text:p>
          </table:table-cell>
          <table:table-cell table:number-columns-repeated="3"/>
          <table:table-cell table:formula="of:=&quot;((x&lt;&quot;&amp;TEXT([.A38];&quot;0.0&quot;)&amp;&quot;)?&quot;&amp;[.L37]&amp;&quot;:&quot;&amp;[.E38]&amp;&quot;)&quot;" office:value-type="string" office:string-value="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" calcext:value-type="string">
            <text:p>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</text:p>
          </table:table-cell>
        </table:table-row>
        <table:table-row table:style-name="ro2">
          <table:table-cell table:style-name="ce1" office:value-type="float" office:value="137.9" calcext:value-type="float">
            <text:p>137,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formula="of:=[.D39]*128+[.B39]*16+[.C39]" office:value-type="float" office:value="7" calcext:value-type="float">
            <text:p>7</text:p>
          </table:table-cell>
          <table:table-cell table:formula="of:=&quot;{&quot;&amp;[.A39]&amp;&quot;,&quot;&amp;[.E39]&amp;&quot;},\&quot;" office:value-type="string" office:string-value="{137,9,7},\" calcext:value-type="string">
            <text:p>{137,9,7},\</text:p>
          </table:table-cell>
          <table:table-cell table:formula="of:=[.A39]" office:value-type="float" office:value="137.9" calcext:value-type="float">
            <text:p>137,9</text:p>
          </table:table-cell>
          <table:table-cell table:formula="of:=&quot;{&quot;&amp;([.G39]*10)&amp;&quot;,&quot;&amp;[.E39]&amp;&quot;},\&quot;" office:value-type="string" office:string-value="{1379,7},\" calcext:value-type="string">
            <text:p>{1379,7},\</text:p>
          </table:table-cell>
          <table:table-cell table:number-columns-repeated="3"/>
          <table:table-cell table:formula="of:=&quot;((x&lt;&quot;&amp;TEXT([.A39];&quot;0.0&quot;)&amp;&quot;)?&quot;&amp;[.L38]&amp;&quot;:&quot;&amp;[.E39]&amp;&quot;)&quot;" office:value-type="string" office:string-value="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" calcext:value-type="string">
            <text:p>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</text:p>
          </table:table-cell>
        </table:table-row>
        <table:table-row table:style-name="ro2">
          <table:table-cell table:style-name="ce1" office:value-type="float" office:value="142.8" calcext:value-type="float">
            <text:p>142,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formula="of:=[.D40]*128+[.B40]*16+[.C40]" office:value-type="float" office:value="148" calcext:value-type="float">
            <text:p>148</text:p>
          </table:table-cell>
          <table:table-cell table:formula="of:=&quot;{&quot;&amp;[.A40]&amp;&quot;,&quot;&amp;[.E40]&amp;&quot;},\&quot;" office:value-type="string" office:string-value="{142,8,148},\" calcext:value-type="string">
            <text:p>{142,8,148},\</text:p>
          </table:table-cell>
          <table:table-cell table:formula="of:=[.A40]" office:value-type="float" office:value="142.8" calcext:value-type="float">
            <text:p>142,8</text:p>
          </table:table-cell>
          <table:table-cell table:formula="of:=&quot;{&quot;&amp;([.G40]*10)&amp;&quot;,&quot;&amp;[.E40]&amp;&quot;},\&quot;" office:value-type="string" office:string-value="{1428,148},\" calcext:value-type="string">
            <text:p>{1428,148},\</text:p>
          </table:table-cell>
          <table:table-cell table:number-columns-repeated="3"/>
          <table:table-cell table:formula="of:=&quot;((x&lt;&quot;&amp;TEXT([.A40];&quot;0.0&quot;)&amp;&quot;)?&quot;&amp;[.L39]&amp;&quot;:&quot;&amp;[.E40]&amp;&quot;)&quot;" office:value-type="string" office:string-value="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" calcext:value-type="string">
            <text:p>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</text:p>
          </table:table-cell>
        </table:table-row>
        <table:table-row table:style-name="ro2">
          <table:table-cell table:style-name="ce1" office:value-type="float" office:value="167.8" calcext:value-type="float">
            <text:p>167,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formula="of:=[.D41]*128+[.B41]*16+[.C41]" office:value-type="float" office:value="149" calcext:value-type="float">
            <text:p>149</text:p>
          </table:table-cell>
          <table:table-cell table:formula="of:=&quot;{&quot;&amp;[.A41]&amp;&quot;,&quot;&amp;[.E41]&amp;&quot;},\&quot;" office:value-type="string" office:string-value="{167,8,149},\" calcext:value-type="string">
            <text:p>{167,8,149},\</text:p>
          </table:table-cell>
          <table:table-cell table:formula="of:=[.A41]" office:value-type="float" office:value="167.8" calcext:value-type="float">
            <text:p>167,8</text:p>
          </table:table-cell>
          <table:table-cell table:formula="of:=&quot;{&quot;&amp;([.G41]*10)&amp;&quot;,&quot;&amp;[.E41]&amp;&quot;},\&quot;" office:value-type="string" office:string-value="{1678,149},\" calcext:value-type="string">
            <text:p>{1678,149},\</text:p>
          </table:table-cell>
          <table:table-cell table:number-columns-repeated="3"/>
          <table:table-cell table:formula="of:=&quot;((x&lt;&quot;&amp;TEXT([.A41];&quot;0.0&quot;)&amp;&quot;)?&quot;&amp;[.L40]&amp;&quot;:&quot;&amp;[.E41]&amp;&quot;)&quot;" office:value-type="string" office:string-value="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" calcext:value-type="string">
            <text:p>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</text:p>
          </table:table-cell>
        </table:table-row>
        <table:table-row table:style-name="ro2">
          <table:table-cell table:style-name="ce2" office:value-type="float" office:value="181.1" calcext:value-type="float">
            <text:p>181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formula="of:=[.D42]*128+[.B42]*16+[.C42]" office:value-type="float" office:value="153" calcext:value-type="float">
            <text:p>153</text:p>
          </table:table-cell>
          <table:table-cell table:formula="of:=&quot;{&quot;&amp;[.A42]&amp;&quot;,&quot;&amp;[.E42]&amp;&quot;},\&quot;" office:value-type="string" office:string-value="{181,1,153},\" calcext:value-type="string">
            <text:p>{181,1,153},\</text:p>
          </table:table-cell>
          <table:table-cell table:formula="of:=[.A42]" office:value-type="float" office:value="181.1" calcext:value-type="float">
            <text:p>181,1</text:p>
          </table:table-cell>
          <table:table-cell table:formula="of:=&quot;{&quot;&amp;([.G42]*10)&amp;&quot;,&quot;&amp;[.E42]&amp;&quot;},\&quot;" office:value-type="string" office:string-value="{1811,153},\" calcext:value-type="string">
            <text:p>{1811,153},\</text:p>
          </table:table-cell>
          <table:table-cell table:number-columns-repeated="3"/>
          <table:table-cell table:formula="of:=&quot;((x&lt;&quot;&amp;TEXT([.A42];&quot;0.0&quot;)&amp;&quot;)?&quot;&amp;[.L41]&amp;&quot;:&quot;&amp;[.E42]&amp;&quot;)&quot;" office:value-type="string" office:string-value="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" calcext:value-type="string">
            <text:p>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</text:p>
          </table:table-cell>
        </table:table-row>
        <table:table-row table:style-name="ro2">
          <table:table-cell table:style-name="ce2" office:value-type="float" office:value="191.5" calcext:value-type="float">
            <text:p>191,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formula="of:=[.D43]*128+[.B43]*16+[.C43]" office:value-type="float" office:value="150" calcext:value-type="float">
            <text:p>150</text:p>
          </table:table-cell>
          <table:table-cell table:formula="of:=&quot;{&quot;&amp;[.A43]&amp;&quot;,&quot;&amp;[.E43]&amp;&quot;},\&quot;" office:value-type="string" office:string-value="{191,5,150},\" calcext:value-type="string">
            <text:p>{191,5,150},\</text:p>
          </table:table-cell>
          <table:table-cell table:formula="of:=[.A43]" office:value-type="float" office:value="191.5" calcext:value-type="float">
            <text:p>191,5</text:p>
          </table:table-cell>
          <table:table-cell table:formula="of:=&quot;{&quot;&amp;([.G43]*10)&amp;&quot;,&quot;&amp;[.E43]&amp;&quot;},\&quot;" office:value-type="string" office:string-value="{1915,150},\" calcext:value-type="string">
            <text:p>{1915,150},\</text:p>
          </table:table-cell>
          <table:table-cell table:number-columns-repeated="3"/>
          <table:table-cell table:formula="of:=&quot;((x&lt;&quot;&amp;TEXT([.A43];&quot;0.0&quot;)&amp;&quot;)?&quot;&amp;[.L42]&amp;&quot;:&quot;&amp;[.E43]&amp;&quot;)&quot;" office:value-type="string" office:string-value="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" calcext:value-type="string">
            <text:p>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</text:p>
          </table:table-cell>
        </table:table-row>
        <table:table-row table:style-name="ro2">
          <table:table-cell table:style-name="ce2" office:value-type="float" office:value="208.4" calcext:value-type="float">
            <text:p>208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formula="of:=[.D44]*128+[.B44]*16+[.C44]" office:value-type="float" office:value="154" calcext:value-type="float">
            <text:p>154</text:p>
          </table:table-cell>
          <table:table-cell table:formula="of:=&quot;{&quot;&amp;[.A44]&amp;&quot;,&quot;&amp;[.E44]&amp;&quot;},\&quot;" office:value-type="string" office:string-value="{208,4,154},\" calcext:value-type="string">
            <text:p>{208,4,154},\</text:p>
          </table:table-cell>
          <table:table-cell table:formula="of:=[.A44]" office:value-type="float" office:value="208.4" calcext:value-type="float">
            <text:p>208,4</text:p>
          </table:table-cell>
          <table:table-cell table:formula="of:=&quot;{&quot;&amp;([.G44]*10)&amp;&quot;,&quot;&amp;[.E44]&amp;&quot;},\&quot;" office:value-type="string" office:string-value="{2084,154},\" calcext:value-type="string">
            <text:p>{2084,154},\</text:p>
          </table:table-cell>
          <table:table-cell table:number-columns-repeated="3"/>
          <table:table-cell table:formula="of:=&quot;((x&lt;&quot;&amp;TEXT([.A44];&quot;0.0&quot;)&amp;&quot;)?&quot;&amp;[.L43]&amp;&quot;:&quot;&amp;[.E44]&amp;&quot;)&quot;" office:value-type="string" office:string-value="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" calcext:value-type="string">
            <text:p>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</text:p>
          </table:table-cell>
        </table:table-row>
        <table:table-row table:style-name="ro2">
          <table:table-cell table:style-name="ce2" office:value-type="float" office:value="225.1" calcext:value-type="float">
            <text:p>225,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formula="of:=[.D45]*128+[.B45]*16+[.C45]" office:value-type="float" office:value="129" calcext:value-type="float">
            <text:p>129</text:p>
          </table:table-cell>
          <table:table-cell table:formula="of:=&quot;{&quot;&amp;[.A45]&amp;&quot;,&quot;&amp;[.E45]&amp;&quot;},\&quot;" office:value-type="string" office:string-value="{225,1,129},\" calcext:value-type="string">
            <text:p>{225,1,129},\</text:p>
          </table:table-cell>
          <table:table-cell table:formula="of:=[.A45]" office:value-type="float" office:value="225.1" calcext:value-type="float">
            <text:p>225,1</text:p>
          </table:table-cell>
          <table:table-cell table:formula="of:=&quot;{&quot;&amp;([.G45]*10)&amp;&quot;,&quot;&amp;[.E45]&amp;&quot;},\&quot;" office:value-type="string" office:string-value="{2251,129},\" calcext:value-type="string">
            <text:p>{2251,129},\</text:p>
          </table:table-cell>
          <table:table-cell table:number-columns-repeated="3"/>
          <table:table-cell table:formula="of:=&quot;((x&lt;&quot;&amp;TEXT([.A45];&quot;0.0&quot;)&amp;&quot;)?&quot;&amp;[.L44]&amp;&quot;:&quot;&amp;[.E45]&amp;&quot;)&quot;" office:value-type="string" office:string-value="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" calcext:value-type="string">
            <text:p>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</text:p>
          </table:table-cell>
        </table:table-row>
        <table:table-row table:style-name="ro2">
          <table:table-cell table:style-name="ce2" office:value-type="float" office:value="248.8" calcext:value-type="float">
            <text:p>248,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formula="of:=[.D46]*128+[.B46]*16+[.C46]" office:value-type="float" office:value="130" calcext:value-type="float">
            <text:p>130</text:p>
          </table:table-cell>
          <table:table-cell table:formula="of:=&quot;{&quot;&amp;[.A46]&amp;&quot;,&quot;&amp;[.E46]&amp;&quot;},\&quot;" office:value-type="string" office:string-value="{248,8,130},\" calcext:value-type="string">
            <text:p>{248,8,130},\</text:p>
          </table:table-cell>
          <table:table-cell table:formula="of:=[.A46]" office:value-type="float" office:value="248.8" calcext:value-type="float">
            <text:p>248,8</text:p>
          </table:table-cell>
          <table:table-cell table:formula="of:=&quot;{&quot;&amp;([.G46]*10)&amp;&quot;,&quot;&amp;[.E46]&amp;&quot;},\&quot;" office:value-type="string" office:string-value="{2488,130},\" calcext:value-type="string">
            <text:p>{2488,130},\</text:p>
          </table:table-cell>
          <table:table-cell table:number-columns-repeated="3"/>
          <table:table-cell table:formula="of:=&quot;((x&lt;&quot;&amp;TEXT([.A46];&quot;0.0&quot;)&amp;&quot;)?&quot;&amp;[.L45]&amp;&quot;:&quot;&amp;[.E46]&amp;&quot;)&quot;" office:value-type="string" office:string-value="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" calcext:value-type="string">
            <text:p>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</text:p>
          </table:table-cell>
        </table:table-row>
        <table:table-row table:style-name="ro2">
          <table:table-cell table:style-name="ce2" office:value-type="float" office:value="269.3" calcext:value-type="float">
            <text:p>269,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formula="of:=[.D47]*128+[.B47]*16+[.C47]" office:value-type="float" office:value="131" calcext:value-type="float">
            <text:p>131</text:p>
          </table:table-cell>
          <table:table-cell table:formula="of:=&quot;{&quot;&amp;[.A47]&amp;&quot;,&quot;&amp;[.E47]&amp;&quot;},\&quot;" office:value-type="string" office:string-value="{269,3,131},\" calcext:value-type="string">
            <text:p>{269,3,131},\</text:p>
          </table:table-cell>
          <table:table-cell table:formula="of:=[.A47]" office:value-type="float" office:value="269.3" calcext:value-type="float">
            <text:p>269,3</text:p>
          </table:table-cell>
          <table:table-cell table:formula="of:=&quot;{&quot;&amp;([.G47]*10)&amp;&quot;,&quot;&amp;[.E47]&amp;&quot;},\&quot;" office:value-type="string" office:string-value="{2693,131},\" calcext:value-type="string">
            <text:p>{2693,131},\</text:p>
          </table:table-cell>
          <table:table-cell table:number-columns-repeated="3"/>
          <table:table-cell table:formula="of:=&quot;((x&lt;&quot;&amp;TEXT([.A47];&quot;0.0&quot;)&amp;&quot;)?&quot;&amp;[.L46]&amp;&quot;:&quot;&amp;[.E47]&amp;&quot;)&quot;" office:value-type="string" office:string-value="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" calcext:value-type="string">
            <text:p>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</text:p>
          </table:table-cell>
        </table:table-row>
        <table:table-row table:style-name="ro2">
          <table:table-cell table:style-name="ce1" office:value-type="float" office:value="284.9" calcext:value-type="float">
            <text:p>284,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formula="of:=[.D48]*128+[.B48]*16+[.C48]" office:value-type="float" office:value="132" calcext:value-type="float">
            <text:p>132</text:p>
          </table:table-cell>
          <table:table-cell table:formula="of:=&quot;{&quot;&amp;[.A48]&amp;&quot;,&quot;&amp;[.E48]&amp;&quot;},\&quot;" office:value-type="string" office:string-value="{284,9,132},\" calcext:value-type="string">
            <text:p>{284,9,132},\</text:p>
          </table:table-cell>
          <table:table-cell table:formula="of:=[.A48]" office:value-type="float" office:value="284.9" calcext:value-type="float">
            <text:p>284,9</text:p>
          </table:table-cell>
          <table:table-cell table:formula="of:=&quot;{&quot;&amp;([.G48]*10)&amp;&quot;,&quot;&amp;[.E48]&amp;&quot;},\&quot;" office:value-type="string" office:string-value="{2849,132},\" calcext:value-type="string">
            <text:p>{2849,132},\</text:p>
          </table:table-cell>
          <table:table-cell table:number-columns-repeated="3"/>
          <table:table-cell table:formula="of:=&quot;((x&lt;&quot;&amp;TEXT([.A48];&quot;0.0&quot;)&amp;&quot;)?&quot;&amp;[.L47]&amp;&quot;:&quot;&amp;[.E48]&amp;&quot;)&quot;" office:value-type="string" office:string-value="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" calcext:value-type="string">
            <text:p>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</text:p>
          </table:table-cell>
        </table:table-row>
        <table:table-row table:style-name="ro2">
          <table:table-cell table:style-name="ce1" office:value-type="float" office:value="335.5" calcext:value-type="float">
            <text:p>335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formula="of:=[.D49]*128+[.B49]*16+[.C49]" office:value-type="float" office:value="136" calcext:value-type="float">
            <text:p>136</text:p>
          </table:table-cell>
          <table:table-cell table:formula="of:=&quot;{&quot;&amp;[.A49]&amp;&quot;,&quot;&amp;[.E49]&amp;&quot;},\&quot;" office:value-type="string" office:string-value="{335,5,136},\" calcext:value-type="string">
            <text:p>{335,5,136},\</text:p>
          </table:table-cell>
          <table:table-cell table:formula="of:=[.A49]" office:value-type="float" office:value="335.5" calcext:value-type="float">
            <text:p>335,5</text:p>
          </table:table-cell>
          <table:table-cell table:formula="of:=&quot;{&quot;&amp;([.G49]*10)&amp;&quot;,&quot;&amp;[.E49]&amp;&quot;},\&quot;" office:value-type="string" office:string-value="{3355,136},\" calcext:value-type="string">
            <text:p>{3355,136},\</text:p>
          </table:table-cell>
          <table:table-cell table:number-columns-repeated="3"/>
          <table:table-cell table:formula="of:=&quot;((x&lt;&quot;&amp;TEXT([.A49];&quot;0.0&quot;)&amp;&quot;)?&quot;&amp;[.L48]&amp;&quot;:&quot;&amp;[.E49]&amp;&quot;)&quot;" office:value-type="string" office:string-value="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" calcext:value-type="string">
            <text:p>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</text:p>
          </table:table-cell>
        </table:table-row>
        <table:table-row table:style-name="ro2">
          <table:table-cell table:style-name="ce1" office:value-type="float" office:value="361.8" calcext:value-type="float">
            <text:p>361,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formula="of:=[.D50]*128+[.B50]*16+[.C50]" office:value-type="float" office:value="137" calcext:value-type="float">
            <text:p>137</text:p>
          </table:table-cell>
          <table:table-cell table:formula="of:=&quot;{&quot;&amp;[.A50]&amp;&quot;,&quot;&amp;[.E50]&amp;&quot;},\&quot;" office:value-type="string" office:string-value="{361,8,137},\" calcext:value-type="string">
            <text:p>{361,8,137},\</text:p>
          </table:table-cell>
          <table:table-cell table:formula="of:=[.A50]" office:value-type="float" office:value="361.8" calcext:value-type="float">
            <text:p>361,8</text:p>
          </table:table-cell>
          <table:table-cell table:formula="of:=&quot;{&quot;&amp;([.G50]*10)&amp;&quot;,&quot;&amp;[.E50]&amp;&quot;},\&quot;" office:value-type="string" office:string-value="{3618,137},\" calcext:value-type="string">
            <text:p>{3618,137},\</text:p>
          </table:table-cell>
          <table:table-cell table:number-columns-repeated="3"/>
          <table:table-cell table:formula="of:=&quot;((x&lt;&quot;&amp;TEXT([.A50];&quot;0.0&quot;)&amp;&quot;)?&quot;&amp;[.L49]&amp;&quot;:&quot;&amp;[.E50]&amp;&quot;)&quot;" office:value-type="string" office:string-value="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" calcext:value-type="string">
            <text:p>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</text:p>
          </table:table-cell>
        </table:table-row>
        <table:table-row table:style-name="ro2">
          <table:table-cell table:style-name="ce1" office:value-type="float" office:value="420.2" calcext:value-type="float">
            <text:p>420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formula="of:=[.D51]*128+[.B51]*16+[.C51]" office:value-type="float" office:value="138" calcext:value-type="float">
            <text:p>138</text:p>
          </table:table-cell>
          <table:table-cell table:formula="of:=&quot;{&quot;&amp;[.A51]&amp;&quot;,&quot;&amp;[.E51]&amp;&quot;},\&quot;" office:value-type="string" office:string-value="{420,2,138},\" calcext:value-type="string">
            <text:p>{420,2,138},\</text:p>
          </table:table-cell>
          <table:table-cell table:formula="of:=[.A51]" office:value-type="float" office:value="420.2" calcext:value-type="float">
            <text:p>420,2</text:p>
          </table:table-cell>
          <table:table-cell table:formula="of:=&quot;{&quot;&amp;([.G51]*10)&amp;&quot;,&quot;&amp;[.E51]&amp;&quot;},\&quot;" office:value-type="string" office:string-value="{4202,138},\" calcext:value-type="string">
            <text:p>{4202,138},\</text:p>
          </table:table-cell>
          <table:table-cell table:number-columns-repeated="3"/>
          <table:table-cell table:formula="of:=&quot;((x&lt;&quot;&amp;TEXT([.A51];&quot;0.0&quot;)&amp;&quot;)?&quot;&amp;[.L50]&amp;&quot;:&quot;&amp;[.E51]&amp;&quot;)&quot;" office:value-type="string" office:string-value="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" calcext:value-type="string">
            <text:p>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</text:p>
          </table:table-cell>
        </table:table-row>
        <table:table-row table:style-name="ro2">
          <table:table-cell table:style-name="ce1" office:value-type="float" office:value="468.4" calcext:value-type="float">
            <text:p>468,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formula="of:=[.D52]*128+[.B52]*16+[.C52]" office:value-type="float" office:value="139" calcext:value-type="float">
            <text:p>139</text:p>
          </table:table-cell>
          <table:table-cell table:formula="of:=&quot;{&quot;&amp;[.A52]&amp;&quot;,&quot;&amp;[.E52]&amp;&quot;},\&quot;" office:value-type="string" office:string-value="{468,4,139},\" calcext:value-type="string">
            <text:p>{468,4,139},\</text:p>
          </table:table-cell>
          <table:table-cell table:formula="of:=[.A52]" office:value-type="float" office:value="468.4" calcext:value-type="float">
            <text:p>468,4</text:p>
          </table:table-cell>
          <table:table-cell table:formula="of:=&quot;{&quot;&amp;([.G52]*10)&amp;&quot;,&quot;&amp;[.E52]&amp;&quot;},\&quot;" office:value-type="string" office:string-value="{4684,139},\" calcext:value-type="string">
            <text:p>{4684,139},\</text:p>
          </table:table-cell>
          <table:table-cell table:number-columns-repeated="3"/>
          <table:table-cell table:formula="of:=&quot;((x&lt;&quot;&amp;TEXT([.A52];&quot;0.0&quot;)&amp;&quot;)?&quot;&amp;[.L51]&amp;&quot;:&quot;&amp;[.E52]&amp;&quot;)&quot;" office:value-type="string" office:string-value="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" calcext:value-type="string">
            <text:p>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</text:p>
          </table:table-cell>
        </table:table-row>
        <table:table-row table:style-name="ro2">
          <table:table-cell table:style-name="ce1" office:value-type="float" office:value="518.8" calcext:value-type="float">
            <text:p>518,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formula="of:=[.D53]*128+[.B53]*16+[.C53]" office:value-type="float" office:value="140" calcext:value-type="float">
            <text:p>140</text:p>
          </table:table-cell>
          <table:table-cell table:formula="of:=&quot;{&quot;&amp;[.A53]&amp;&quot;,&quot;&amp;[.E53]&amp;&quot;},\&quot;" office:value-type="string" office:string-value="{518,8,140},\" calcext:value-type="string">
            <text:p>{518,8,140},\</text:p>
          </table:table-cell>
          <table:table-cell table:formula="of:=[.A53]" office:value-type="float" office:value="518.8" calcext:value-type="float">
            <text:p>518,8</text:p>
          </table:table-cell>
          <table:table-cell table:formula="of:=&quot;{&quot;&amp;([.G53]*10)&amp;&quot;,&quot;&amp;[.E53]&amp;&quot;},\&quot;" office:value-type="string" office:string-value="{5188,140},\" calcext:value-type="string">
            <text:p>{5188,140},\</text:p>
          </table:table-cell>
          <table:table-cell table:number-columns-repeated="3"/>
          <table:table-cell table:formula="of:=&quot;((x&lt;&quot;&amp;TEXT([.A53];&quot;0.0&quot;)&amp;&quot;)?&quot;&amp;[.L52]&amp;&quot;:&quot;&amp;[.E53]&amp;&quot;)&quot;" office:value-type="string" office:string-value="((x&lt;518.8)?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:140)" calcext:value-type="string">
            <text:p>((x&lt;518.8)?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:140)</text:p>
          </table:table-cell>
        </table:table-row>
        <table:table-row table:style-name="ro2">
          <table:table-cell table:style-name="ce1" office:value-type="float" office:value="577" calcext:value-type="float">
            <text:p>5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formula="of:=[.D54]*128+[.B54]*16+[.C54]" office:value-type="float" office:value="141" calcext:value-type="float">
            <text:p>141</text:p>
          </table:table-cell>
          <table:table-cell table:formula="of:=&quot;{&quot;&amp;[.A54]&amp;&quot;,&quot;&amp;[.E54]&amp;&quot;},\&quot;" office:value-type="string" office:string-value="{577,141},\" calcext:value-type="string">
            <text:p>{577,141},\</text:p>
          </table:table-cell>
          <table:table-cell table:formula="of:=[.A54]" office:value-type="float" office:value="577" calcext:value-type="float">
            <text:p>577</text:p>
          </table:table-cell>
          <table:table-cell table:formula="of:=&quot;{&quot;&amp;([.G54]*10)&amp;&quot;,&quot;&amp;[.E54]&amp;&quot;},\&quot;" office:value-type="string" office:string-value="{5770,141},\" calcext:value-type="string">
            <text:p>{5770,141},\</text:p>
          </table:table-cell>
          <table:table-cell table:number-columns-repeated="3"/>
          <table:table-cell table:formula="of:=&quot;((x&lt;&quot;&amp;TEXT([.A54];&quot;0.0&quot;)&amp;&quot;)?&quot;&amp;[.L53]&amp;&quot;:&quot;&amp;[.E54]&amp;&quot;)&quot;" office:value-type="string" office:string-value="((x&lt;577.0)?((x&lt;518.8)?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:140):141)" calcext:value-type="string">
            <text:p>((x&lt;577.0)?((x&lt;518.8)?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:140):141)</text:p>
          </table:table-cell>
        </table:table-row>
        <table:table-row table:style-name="ro2">
          <table:table-cell table:style-name="ce1" office:value-type="float" office:value="620.7" calcext:value-type="float">
            <text:p>620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formula="of:=[.D55]*128+[.B55]*16+[.C55]" office:value-type="float" office:value="142" calcext:value-type="float">
            <text:p>142</text:p>
          </table:table-cell>
          <table:table-cell table:formula="of:=&quot;{&quot;&amp;[.A55]&amp;&quot;,&quot;&amp;[.E55]&amp;&quot;},\&quot;" office:value-type="string" office:string-value="{620,7,142},\" calcext:value-type="string">
            <text:p>{620,7,142},\</text:p>
          </table:table-cell>
          <table:table-cell table:formula="of:=[.A55]" office:value-type="float" office:value="620.7" calcext:value-type="float">
            <text:p>620,7</text:p>
          </table:table-cell>
          <table:table-cell table:formula="of:=&quot;{&quot;&amp;([.G55]*10)&amp;&quot;,&quot;&amp;[.E55]&amp;&quot;},\&quot;" office:value-type="string" office:string-value="{6207,142},\" calcext:value-type="string">
            <text:p>{6207,142},\</text:p>
          </table:table-cell>
          <table:table-cell table:number-columns-repeated="3"/>
          <table:table-cell table:formula="of:=&quot;((x&lt;&quot;&amp;TEXT([.A55];&quot;0.0&quot;)&amp;&quot;)?&quot;&amp;[.L54]&amp;&quot;:&quot;&amp;[.E55]&amp;&quot;)&quot;" office:value-type="string" office:string-value="((x&lt;620.7)?((x&lt;577.0)?((x&lt;518.8)?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:140):141):142)" calcext:value-type="string">
            <text:p>((x&lt;620.7)?((x&lt;577.0)?((x&lt;518.8)?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:140):141):142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((x&lt;620.7)?((x&lt;577.0)?((x&lt;518.8)?((x&lt;468.4)?((x&lt;420.2)?((x&lt;361.8)?((x&lt;335.5)?((x&lt;284.9)?((x&lt;269.3)?((x&lt;248.8)?((x&lt;225.1)?((x&lt;208.4)?((x&lt;191.5)?((x&lt;181.1)?((x&lt;167.8)?((x&lt;142.8)?((x&lt;137.9)?((x&lt;127.9)?((x&lt;112.1)?((x&lt;95.3)?((x&lt;90.0)?((x&lt;83.2)?((x&lt;75.2)?((x&lt;69.2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3):1):2):3):4):5):6):7):148):149):153):150):154):129):130):131):132):136):137):138):139):140):141):142)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2.6" calcext:value-type="float">
            <text:p>2,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60]*128+[.B60]*16+[.C60]" office:value-type="float" office:value="81" calcext:value-type="float">
            <text:p>81</text:p>
          </table:table-cell>
          <table:table-cell table:formula="of:=&quot;{&quot;&amp;[.A60]&amp;&quot;,&quot;&amp;[.E60]&amp;&quot;},\&quot;" office:value-type="string" office:string-value="{2,6,81},\" calcext:value-type="string">
            <text:p>{2,6,81},\</text:p>
          </table:table-cell>
          <table:table-cell table:formula="of:=[.A60]" office:value-type="float" office:value="2.6" calcext:value-type="float">
            <text:p>2,6</text:p>
          </table:table-cell>
          <table:table-cell table:formula="of:=&quot;{&quot;&amp;([.G60]*10)&amp;&quot;,&quot;&amp;[.E60]&amp;&quot;},\&quot;" office:value-type="string" office:string-value="{26,81},\" calcext:value-type="string">
            <text:p>{26,81},\</text:p>
          </table:table-cell>
          <table:table-cell table:number-columns-repeated="3"/>
          <table:table-cell table:formula="of:=&quot;((x&lt;&quot;&amp;TEXT([.A60];&quot;0.0&quot;)&amp;&quot;)?&quot;&amp;[.L59]&amp;&quot;:&quot;&amp;[.E60]&amp;&quot;)&quot;" office:value-type="string" office:string-value="((x&lt;2.6)?81:81)" calcext:value-type="string">
            <text:p>((x&lt;2.6)?81:81)</text:p>
          </table:table-cell>
        </table:table-row>
        <table:table-row table:style-name="ro2">
          <table:table-cell table:style-name="ce1" office:value-type="float" office:value="2.8" calcext:value-type="float">
            <text:p>2,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61]*128+[.B61]*16+[.C61]" office:value-type="float" office:value="82" calcext:value-type="float">
            <text:p>82</text:p>
          </table:table-cell>
          <table:table-cell table:formula="of:=&quot;{&quot;&amp;[.A61]&amp;&quot;,&quot;&amp;[.E61]&amp;&quot;},\&quot;" office:value-type="string" office:string-value="{2,8,82},\" calcext:value-type="string">
            <text:p>{2,8,82},\</text:p>
          </table:table-cell>
          <table:table-cell table:formula="of:=[.A61]" office:value-type="float" office:value="2.8" calcext:value-type="float">
            <text:p>2,8</text:p>
          </table:table-cell>
          <table:table-cell table:formula="of:=&quot;{&quot;&amp;([.G61]*10)&amp;&quot;,&quot;&amp;[.E61]&amp;&quot;},\&quot;" office:value-type="string" office:string-value="{28,82},\" calcext:value-type="string">
            <text:p>{28,82},\</text:p>
          </table:table-cell>
          <table:table-cell table:number-columns-repeated="3"/>
          <table:table-cell table:formula="of:=&quot;((x&lt;&quot;&amp;TEXT([.A61];&quot;0.0&quot;)&amp;&quot;)?&quot;&amp;[.L60]&amp;&quot;:&quot;&amp;[.E61]&amp;&quot;)&quot;" office:value-type="string" office:string-value="((x&lt;2.8)?((x&lt;2.6)?81:81):82)" calcext:value-type="string">
            <text:p>((x&lt;2.8)?((x&lt;2.6)?81:81):82)</text:p>
          </table:table-cell>
        </table:table-row>
        <table:table-row table:style-name="ro2">
          <table:table-cell table:style-name="ce1" office:value-type="float" office:value="3.1" calcext:value-type="float">
            <text:p>3,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62]*128+[.B62]*16+[.C62]" office:value-type="float" office:value="83" calcext:value-type="float">
            <text:p>83</text:p>
          </table:table-cell>
          <table:table-cell table:formula="of:=&quot;{&quot;&amp;[.A62]&amp;&quot;,&quot;&amp;[.E62]&amp;&quot;},\&quot;" office:value-type="string" office:string-value="{3,1,83},\" calcext:value-type="string">
            <text:p>{3,1,83},\</text:p>
          </table:table-cell>
          <table:table-cell table:formula="of:=[.A62]" office:value-type="float" office:value="3.1" calcext:value-type="float">
            <text:p>3,1</text:p>
          </table:table-cell>
          <table:table-cell table:formula="of:=&quot;{&quot;&amp;([.G62]*10)&amp;&quot;,&quot;&amp;[.E62]&amp;&quot;},\&quot;" office:value-type="string" office:string-value="{31,83},\" calcext:value-type="string">
            <text:p>{31,83},\</text:p>
          </table:table-cell>
          <table:table-cell table:number-columns-repeated="3"/>
          <table:table-cell table:formula="of:=&quot;((x&lt;&quot;&amp;TEXT([.A62];&quot;0.0&quot;)&amp;&quot;)?&quot;&amp;[.L61]&amp;&quot;:&quot;&amp;[.E62]&amp;&quot;)&quot;" office:value-type="string" office:string-value="((x&lt;3.1)?((x&lt;2.8)?((x&lt;2.6)?81:81):82):83)" calcext:value-type="string">
            <text:p>((x&lt;3.1)?((x&lt;2.8)?((x&lt;2.6)?81:81):82):83)</text:p>
          </table:table-cell>
        </table:table-row>
        <table:table-row table:style-name="ro2">
          <table:table-cell table:style-name="ce1" office:value-type="float" office:value="3.2" calcext:value-type="float">
            <text:p>3,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63]*128+[.B63]*16+[.C63]" office:value-type="float" office:value="84" calcext:value-type="float">
            <text:p>84</text:p>
          </table:table-cell>
          <table:table-cell table:formula="of:=&quot;{&quot;&amp;[.A63]&amp;&quot;,&quot;&amp;[.E63]&amp;&quot;},\&quot;" office:value-type="string" office:string-value="{3,2,84},\" calcext:value-type="string">
            <text:p>{3,2,84},\</text:p>
          </table:table-cell>
          <table:table-cell table:formula="of:=[.A63]" office:value-type="float" office:value="3.2" calcext:value-type="float">
            <text:p>3,2</text:p>
          </table:table-cell>
          <table:table-cell table:formula="of:=&quot;{&quot;&amp;([.G63]*10)&amp;&quot;,&quot;&amp;[.E63]&amp;&quot;},\&quot;" office:value-type="string" office:string-value="{32,84},\" calcext:value-type="string">
            <text:p>{32,84},\</text:p>
          </table:table-cell>
          <table:table-cell table:number-columns-repeated="3"/>
          <table:table-cell table:formula="of:=&quot;((x&lt;&quot;&amp;TEXT([.A63];&quot;0.0&quot;)&amp;&quot;)?&quot;&amp;[.L62]&amp;&quot;:&quot;&amp;[.E63]&amp;&quot;)&quot;" office:value-type="string" office:string-value="((x&lt;3.2)?((x&lt;3.1)?((x&lt;2.8)?((x&lt;2.6)?81:81):82):83):84)" calcext:value-type="string">
            <text:p>((x&lt;3.2)?((x&lt;3.1)?((x&lt;2.8)?((x&lt;2.6)?81:81):82):83):84)</text:p>
          </table:table-cell>
        </table:table-row>
        <table:table-row table:style-name="ro2">
          <table:table-cell table:style-name="ce1" office:value-type="float" office:value="3.7" calcext:value-type="float">
            <text:p>3,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64]*128+[.B64]*16+[.C64]" office:value-type="float" office:value="85" calcext:value-type="float">
            <text:p>85</text:p>
          </table:table-cell>
          <table:table-cell table:formula="of:=&quot;{&quot;&amp;[.A64]&amp;&quot;,&quot;&amp;[.E64]&amp;&quot;},\&quot;" office:value-type="string" office:string-value="{3,7,85},\" calcext:value-type="string">
            <text:p>{3,7,85},\</text:p>
          </table:table-cell>
          <table:table-cell table:formula="of:=[.A64]" office:value-type="float" office:value="3.7" calcext:value-type="float">
            <text:p>3,7</text:p>
          </table:table-cell>
          <table:table-cell table:formula="of:=&quot;{&quot;&amp;([.G64]*10)&amp;&quot;,&quot;&amp;[.E64]&amp;&quot;},\&quot;" office:value-type="string" office:string-value="{37,85},\" calcext:value-type="string">
            <text:p>{37,85},\</text:p>
          </table:table-cell>
          <table:table-cell table:number-columns-repeated="3"/>
          <table:table-cell table:formula="of:=&quot;((x&lt;&quot;&amp;TEXT([.A64];&quot;0.0&quot;)&amp;&quot;)?&quot;&amp;[.L63]&amp;&quot;:&quot;&amp;[.E64]&amp;&quot;)&quot;" office:value-type="string" office:string-value="((x&lt;3.7)?((x&lt;3.2)?((x&lt;3.1)?((x&lt;2.8)?((x&lt;2.6)?81:81):82):83):84):85)" calcext:value-type="string">
            <text:p>((x&lt;3.7)?((x&lt;3.2)?((x&lt;3.1)?((x&lt;2.8)?((x&lt;2.6)?81:81):82):83):84):85)</text:p>
          </table:table-cell>
        </table:table-row>
        <table:table-row table:style-name="ro2">
          <table:table-cell table:style-name="ce1" office:value-type="float" office:value="4.9" calcext:value-type="float">
            <text:p>4,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65]*128+[.B65]*16+[.C65]" office:value-type="float" office:value="65" calcext:value-type="float">
            <text:p>65</text:p>
          </table:table-cell>
          <table:table-cell table:formula="of:=&quot;{&quot;&amp;[.A65]&amp;&quot;,&quot;&amp;[.E65]&amp;&quot;},\&quot;" office:value-type="string" office:string-value="{4,9,65},\" calcext:value-type="string">
            <text:p>{4,9,65},\</text:p>
          </table:table-cell>
          <table:table-cell table:formula="of:=[.A65]" office:value-type="float" office:value="4.9" calcext:value-type="float">
            <text:p>4,9</text:p>
          </table:table-cell>
          <table:table-cell table:formula="of:=&quot;{&quot;&amp;([.G65]*10)&amp;&quot;,&quot;&amp;[.E65]&amp;&quot;},\&quot;" office:value-type="string" office:string-value="{49,65},\" calcext:value-type="string">
            <text:p>{49,65},\</text:p>
          </table:table-cell>
          <table:table-cell table:number-columns-repeated="3"/>
          <table:table-cell table:formula="of:=&quot;((x&lt;&quot;&amp;TEXT([.A65];&quot;0.0&quot;)&amp;&quot;)?&quot;&amp;[.L64]&amp;&quot;:&quot;&amp;[.E65]&amp;&quot;)&quot;" office:value-type="string" office:string-value="((x&lt;4.9)?((x&lt;3.7)?((x&lt;3.2)?((x&lt;3.1)?((x&lt;2.8)?((x&lt;2.6)?81:81):82):83):84):85):65)" calcext:value-type="string">
            <text:p>((x&lt;4.9)?((x&lt;3.7)?((x&lt;3.2)?((x&lt;3.1)?((x&lt;2.8)?((x&lt;2.6)?81:81):82):83):84):85):65)</text:p>
          </table:table-cell>
        </table:table-row>
        <table:table-row table:style-name="ro2">
          <table:table-cell table:style-name="ce1" office:value-type="float" office:value="5.4" calcext:value-type="float">
            <text:p>5,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66]*128+[.B66]*16+[.C66]" office:value-type="float" office:value="66" calcext:value-type="float">
            <text:p>66</text:p>
          </table:table-cell>
          <table:table-cell table:formula="of:=&quot;{&quot;&amp;[.A66]&amp;&quot;,&quot;&amp;[.E66]&amp;&quot;},\&quot;" office:value-type="string" office:string-value="{5,4,66},\" calcext:value-type="string">
            <text:p>{5,4,66},\</text:p>
          </table:table-cell>
          <table:table-cell table:formula="of:=[.A66]" office:value-type="float" office:value="5.4" calcext:value-type="float">
            <text:p>5,4</text:p>
          </table:table-cell>
          <table:table-cell table:formula="of:=&quot;{&quot;&amp;([.G66]*10)&amp;&quot;,&quot;&amp;[.E66]&amp;&quot;},\&quot;" office:value-type="string" office:string-value="{54,66},\" calcext:value-type="string">
            <text:p>{54,66},\</text:p>
          </table:table-cell>
          <table:table-cell table:number-columns-repeated="3"/>
          <table:table-cell table:formula="of:=&quot;((x&lt;&quot;&amp;TEXT([.A66];&quot;0.0&quot;)&amp;&quot;)?&quot;&amp;[.L65]&amp;&quot;:&quot;&amp;[.E66]&amp;&quot;)&quot;" office:value-type="string" office:string-value="((x&lt;5.4)?((x&lt;4.9)?((x&lt;3.7)?((x&lt;3.2)?((x&lt;3.1)?((x&lt;2.8)?((x&lt;2.6)?81:81):82):83):84):85):65):66)" calcext:value-type="string">
            <text:p>((x&lt;5.4)?((x&lt;4.9)?((x&lt;3.7)?((x&lt;3.2)?((x&lt;3.1)?((x&lt;2.8)?((x&lt;2.6)?81:81):82):83):84):85):65):66)</text:p>
          </table:table-cell>
        </table:table-row>
        <table:table-row table:style-name="ro2">
          <table:table-cell table:style-name="ce1" office:value-type="float" office:value="5.9" calcext:value-type="float">
            <text:p>5,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67]*128+[.B67]*16+[.C67]" office:value-type="float" office:value="67" calcext:value-type="float">
            <text:p>67</text:p>
          </table:table-cell>
          <table:table-cell table:formula="of:=&quot;{&quot;&amp;[.A67]&amp;&quot;,&quot;&amp;[.E67]&amp;&quot;},\&quot;" office:value-type="string" office:string-value="{5,9,67},\" calcext:value-type="string">
            <text:p>{5,9,67},\</text:p>
          </table:table-cell>
          <table:table-cell table:formula="of:=[.A67]" office:value-type="float" office:value="5.9" calcext:value-type="float">
            <text:p>5,9</text:p>
          </table:table-cell>
          <table:table-cell table:formula="of:=&quot;{&quot;&amp;([.G67]*10)&amp;&quot;,&quot;&amp;[.E67]&amp;&quot;},\&quot;" office:value-type="string" office:string-value="{59,67},\" calcext:value-type="string">
            <text:p>{59,67},\</text:p>
          </table:table-cell>
          <table:table-cell table:number-columns-repeated="3"/>
          <table:table-cell table:formula="of:=&quot;((x&lt;&quot;&amp;TEXT([.A67];&quot;0.0&quot;)&amp;&quot;)?&quot;&amp;[.L66]&amp;&quot;:&quot;&amp;[.E67]&amp;&quot;)&quot;" office:value-type="string" office:string-value="((x&lt;5.9)?((x&lt;5.4)?((x&lt;4.9)?((x&lt;3.7)?((x&lt;3.2)?((x&lt;3.1)?((x&lt;2.8)?((x&lt;2.6)?81:81):82):83):84):85):65):66):67)" calcext:value-type="string">
            <text:p>((x&lt;5.9)?((x&lt;5.4)?((x&lt;4.9)?((x&lt;3.7)?((x&lt;3.2)?((x&lt;3.1)?((x&lt;2.8)?((x&lt;2.6)?81:81):82):83):84):85):65):66):67)</text:p>
          </table:table-cell>
        </table:table-row>
        <table:table-row table:style-name="ro2">
          <table:table-cell table:style-name="ce1" office:value-type="float" office:value="6.1" calcext:value-type="float">
            <text:p>6,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68]*128+[.B68]*16+[.C68]" office:value-type="float" office:value="68" calcext:value-type="float">
            <text:p>68</text:p>
          </table:table-cell>
          <table:table-cell table:formula="of:=&quot;{&quot;&amp;[.A68]&amp;&quot;,&quot;&amp;[.E68]&amp;&quot;},\&quot;" office:value-type="string" office:string-value="{6,1,68},\" calcext:value-type="string">
            <text:p>{6,1,68},\</text:p>
          </table:table-cell>
          <table:table-cell table:formula="of:=[.A68]" office:value-type="float" office:value="6.1" calcext:value-type="float">
            <text:p>6,1</text:p>
          </table:table-cell>
          <table:table-cell table:formula="of:=&quot;{&quot;&amp;([.G68]*10)&amp;&quot;,&quot;&amp;[.E68]&amp;&quot;},\&quot;" office:value-type="string" office:string-value="{61,68},\" calcext:value-type="string">
            <text:p>{61,68},\</text:p>
          </table:table-cell>
          <table:table-cell table:number-columns-repeated="3"/>
          <table:table-cell table:formula="of:=&quot;((x&lt;&quot;&amp;TEXT([.A68];&quot;0.0&quot;)&amp;&quot;)?&quot;&amp;[.L67]&amp;&quot;:&quot;&amp;[.E68]&amp;&quot;)&quot;" office:value-type="string" office:string-value="((x&lt;6.1)?((x&lt;5.9)?((x&lt;5.4)?((x&lt;4.9)?((x&lt;3.7)?((x&lt;3.2)?((x&lt;3.1)?((x&lt;2.8)?((x&lt;2.6)?81:81):82):83):84):85):65):66):67):68)" calcext:value-type="string">
            <text:p>((x&lt;6.1)?((x&lt;5.9)?((x&lt;5.4)?((x&lt;4.9)?((x&lt;3.7)?((x&lt;3.2)?((x&lt;3.1)?((x&lt;2.8)?((x&lt;2.6)?81:81):82):83):84):85):65):66):67):68)</text:p>
          </table:table-cell>
        </table:table-row>
        <table:table-row table:style-name="ro2">
          <table:table-cell table:style-name="ce1" office:value-type="float" office:value="7.2" calcext:value-type="float">
            <text:p>7,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69]*128+[.B69]*16+[.C69]" office:value-type="float" office:value="69" calcext:value-type="float">
            <text:p>69</text:p>
          </table:table-cell>
          <table:table-cell table:formula="of:=&quot;{&quot;&amp;[.A69]&amp;&quot;,&quot;&amp;[.E69]&amp;&quot;},\&quot;" office:value-type="string" office:string-value="{7,2,69},\" calcext:value-type="string">
            <text:p>{7,2,69},\</text:p>
          </table:table-cell>
          <table:table-cell table:formula="of:=[.A69]" office:value-type="float" office:value="7.2" calcext:value-type="float">
            <text:p>7,2</text:p>
          </table:table-cell>
          <table:table-cell table:formula="of:=&quot;{&quot;&amp;([.G69]*10)&amp;&quot;,&quot;&amp;[.E69]&amp;&quot;},\&quot;" office:value-type="string" office:string-value="{72,69},\" calcext:value-type="string">
            <text:p>{72,69},\</text:p>
          </table:table-cell>
          <table:table-cell table:number-columns-repeated="3"/>
          <table:table-cell table:formula="of:=&quot;((x&lt;&quot;&amp;TEXT([.A69];&quot;0.0&quot;)&amp;&quot;)?&quot;&amp;[.L68]&amp;&quot;:&quot;&amp;[.E69]&amp;&quot;)&quot;" office:value-type="string" office:string-value="((x&lt;7.2)?((x&lt;6.1)?((x&lt;5.9)?((x&lt;5.4)?((x&lt;4.9)?((x&lt;3.7)?((x&lt;3.2)?((x&lt;3.1)?((x&lt;2.8)?((x&lt;2.6)?81:81):82):83):84):85):65):66):67):68):69)" calcext:value-type="string">
            <text:p>((x&lt;7.2)?((x&lt;6.1)?((x&lt;5.9)?((x&lt;5.4)?((x&lt;4.9)?((x&lt;3.7)?((x&lt;3.2)?((x&lt;3.1)?((x&lt;2.8)?((x&lt;2.6)?81:81):82):83):84):85):65):66):67):68):69)</text:p>
          </table:table-cell>
        </table:table-row>
        <table:table-row table:style-name="ro2">
          <table:table-cell table:style-name="ce1" office:value-type="float" office:value="9.5" calcext:value-type="float">
            <text:p>9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70]*128+[.B70]*16+[.C70]" office:value-type="float" office:value="49" calcext:value-type="float">
            <text:p>49</text:p>
          </table:table-cell>
          <table:table-cell table:formula="of:=&quot;{&quot;&amp;[.A70]&amp;&quot;,&quot;&amp;[.E70]&amp;&quot;},\&quot;" office:value-type="string" office:string-value="{9,5,49},\" calcext:value-type="string">
            <text:p>{9,5,49},\</text:p>
          </table:table-cell>
          <table:table-cell table:formula="of:=[.A70]" office:value-type="float" office:value="9.5" calcext:value-type="float">
            <text:p>9,5</text:p>
          </table:table-cell>
          <table:table-cell table:formula="of:=&quot;{&quot;&amp;([.G70]*10)&amp;&quot;,&quot;&amp;[.E70]&amp;&quot;},\&quot;" office:value-type="string" office:string-value="{95,49},\" calcext:value-type="string">
            <text:p>{95,49},\</text:p>
          </table:table-cell>
          <table:table-cell table:number-columns-repeated="3"/>
          <table:table-cell table:formula="of:=&quot;((x&lt;&quot;&amp;TEXT([.A70];&quot;0.0&quot;)&amp;&quot;)?&quot;&amp;[.L69]&amp;&quot;:&quot;&amp;[.E70]&amp;&quot;)&quot;" office:value-type="string" office:string-value="((x&lt;9.5)?((x&lt;7.2)?((x&lt;6.1)?((x&lt;5.9)?((x&lt;5.4)?((x&lt;4.9)?((x&lt;3.7)?((x&lt;3.2)?((x&lt;3.1)?((x&lt;2.8)?((x&lt;2.6)?81:81):82):83):84):85):65):66):67):68):69):49)" calcext:value-type="string">
            <text:p>((x&lt;9.5)?((x&lt;7.2)?((x&lt;6.1)?((x&lt;5.9)?((x&lt;5.4)?((x&lt;4.9)?((x&lt;3.7)?((x&lt;3.2)?((x&lt;3.1)?((x&lt;2.8)?((x&lt;2.6)?81:81):82):83):84):85):65):66):67):68):69):49)</text:p>
          </table:table-cell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71]*128+[.B71]*16+[.C71]" office:value-type="float" office:value="50" calcext:value-type="float">
            <text:p>50</text:p>
          </table:table-cell>
          <table:table-cell table:formula="of:=&quot;{&quot;&amp;[.A71]&amp;&quot;,&quot;&amp;[.E71]&amp;&quot;},\&quot;" office:value-type="string" office:string-value="{10,6,50},\" calcext:value-type="string">
            <text:p>{10,6,50},\</text:p>
          </table:table-cell>
          <table:table-cell table:formula="of:=[.A71]" office:value-type="float" office:value="10.6" calcext:value-type="float">
            <text:p>10,6</text:p>
          </table:table-cell>
          <table:table-cell table:formula="of:=&quot;{&quot;&amp;([.G71]*10)&amp;&quot;,&quot;&amp;[.E71]&amp;&quot;},\&quot;" office:value-type="string" office:string-value="{106,50},\" calcext:value-type="string">
            <text:p>{106,50},\</text:p>
          </table:table-cell>
          <table:table-cell table:number-columns-repeated="3"/>
          <table:table-cell table:formula="of:=&quot;((x&lt;&quot;&amp;TEXT([.A71];&quot;0.0&quot;)&amp;&quot;)?&quot;&amp;[.L70]&amp;&quot;:&quot;&amp;[.E71]&amp;&quot;)&quot;" office:value-type="string" office:string-value="((x&lt;10.6)?((x&lt;9.5)?((x&lt;7.2)?((x&lt;6.1)?((x&lt;5.9)?((x&lt;5.4)?((x&lt;4.9)?((x&lt;3.7)?((x&lt;3.2)?((x&lt;3.1)?((x&lt;2.8)?((x&lt;2.6)?81:81):82):83):84):85):65):66):67):68):69):49):50)" calcext:value-type="string">
            <text:p>((x&lt;10.6)?((x&lt;9.5)?((x&lt;7.2)?((x&lt;6.1)?((x&lt;5.9)?((x&lt;5.4)?((x&lt;4.9)?((x&lt;3.7)?((x&lt;3.2)?((x&lt;3.1)?((x&lt;2.8)?((x&lt;2.6)?81:81):82):83):84):85):65):66):67):68):69):49):50)</text:p>
          </table:table-cell>
        </table:table-row>
        <table:table-row table:style-name="ro2">
          <table:table-cell table:style-name="ce1" office:value-type="float" office:value="11.5" calcext:value-type="float">
            <text:p>11,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72]*128+[.B72]*16+[.C72]" office:value-type="float" office:value="51" calcext:value-type="float">
            <text:p>51</text:p>
          </table:table-cell>
          <table:table-cell table:formula="of:=&quot;{&quot;&amp;[.A72]&amp;&quot;,&quot;&amp;[.E72]&amp;&quot;},\&quot;" office:value-type="string" office:string-value="{11,5,51},\" calcext:value-type="string">
            <text:p>{11,5,51},\</text:p>
          </table:table-cell>
          <table:table-cell table:formula="of:=[.A72]" office:value-type="float" office:value="11.5" calcext:value-type="float">
            <text:p>11,5</text:p>
          </table:table-cell>
          <table:table-cell table:formula="of:=&quot;{&quot;&amp;([.G72]*10)&amp;&quot;,&quot;&amp;[.E72]&amp;&quot;},\&quot;" office:value-type="string" office:string-value="{115,51},\" calcext:value-type="string">
            <text:p>{115,51},\</text:p>
          </table:table-cell>
          <table:table-cell table:number-columns-repeated="3"/>
          <table:table-cell table:formula="of:=&quot;((x&lt;&quot;&amp;TEXT([.A72];&quot;0.0&quot;)&amp;&quot;)?&quot;&amp;[.L71]&amp;&quot;:&quot;&amp;[.E72]&amp;&quot;)&quot;" office:value-type="string" office:string-value="((x&lt;11.5)?((x&lt;10.6)?((x&lt;9.5)?((x&lt;7.2)?((x&lt;6.1)?((x&lt;5.9)?((x&lt;5.4)?((x&lt;4.9)?((x&lt;3.7)?((x&lt;3.2)?((x&lt;3.1)?((x&lt;2.8)?((x&lt;2.6)?81:81):82):83):84):85):65):66):67):68):69):49):50):51)" calcext:value-type="string">
            <text:p>((x&lt;11.5)?((x&lt;10.6)?((x&lt;9.5)?((x&lt;7.2)?((x&lt;6.1)?((x&lt;5.9)?((x&lt;5.4)?((x&lt;4.9)?((x&lt;3.7)?((x&lt;3.2)?((x&lt;3.1)?((x&lt;2.8)?((x&lt;2.6)?81:81):82):83):84):85):65):66):67):68):69):49):50):51)</text:p>
          </table:table-cell>
        </table:table-row>
        <table:table-row table:style-name="ro2">
          <table:table-cell table:style-name="ce1" office:value-type="float" office:value="12.1" calcext:value-type="float">
            <text:p>12,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73]*128+[.B73]*16+[.C73]" office:value-type="float" office:value="52" calcext:value-type="float">
            <text:p>52</text:p>
          </table:table-cell>
          <table:table-cell table:formula="of:=&quot;{&quot;&amp;[.A73]&amp;&quot;,&quot;&amp;[.E73]&amp;&quot;},\&quot;" office:value-type="string" office:string-value="{12,1,52},\" calcext:value-type="string">
            <text:p>{12,1,52},\</text:p>
          </table:table-cell>
          <table:table-cell table:formula="of:=[.A73]" office:value-type="float" office:value="12.1" calcext:value-type="float">
            <text:p>12,1</text:p>
          </table:table-cell>
          <table:table-cell table:formula="of:=&quot;{&quot;&amp;([.G73]*10)&amp;&quot;,&quot;&amp;[.E73]&amp;&quot;},\&quot;" office:value-type="string" office:string-value="{121,52},\" calcext:value-type="string">
            <text:p>{121,52},\</text:p>
          </table:table-cell>
          <table:table-cell table:number-columns-repeated="3"/>
          <table:table-cell table:formula="of:=&quot;((x&lt;&quot;&amp;TEXT([.A73];&quot;0.0&quot;)&amp;&quot;)?&quot;&amp;[.L72]&amp;&quot;:&quot;&amp;[.E73]&amp;&quot;)&quot;" office:value-type="string" office:string-value="((x&lt;12.1)?((x&lt;11.5)?((x&lt;10.6)?((x&lt;9.5)?((x&lt;7.2)?((x&lt;6.1)?((x&lt;5.9)?((x&lt;5.4)?((x&lt;4.9)?((x&lt;3.7)?((x&lt;3.2)?((x&lt;3.1)?((x&lt;2.8)?((x&lt;2.6)?81:81):82):83):84):85):65):66):67):68):69):49):50):51):52)" calcext:value-type="string">
            <text:p>((x&lt;12.1)?((x&lt;11.5)?((x&lt;10.6)?((x&lt;9.5)?((x&lt;7.2)?((x&lt;6.1)?((x&lt;5.9)?((x&lt;5.4)?((x&lt;4.9)?((x&lt;3.7)?((x&lt;3.2)?((x&lt;3.1)?((x&lt;2.8)?((x&lt;2.6)?81:81):82):83):84):85):65):66):67):68):69):49):50):51):52)</text:p>
          </table:table-cell>
        </table:table-row>
        <table:table-row table:style-name="ro2">
          <table:table-cell table:style-name="ce1" office:value-type="float" office:value="14.2" calcext:value-type="float">
            <text:p>14,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74]*128+[.B74]*16+[.C74]" office:value-type="float" office:value="53" calcext:value-type="float">
            <text:p>53</text:p>
          </table:table-cell>
          <table:table-cell table:formula="of:=&quot;{&quot;&amp;[.A74]&amp;&quot;,&quot;&amp;[.E74]&amp;&quot;},\&quot;" office:value-type="string" office:string-value="{14,2,53},\" calcext:value-type="string">
            <text:p>{14,2,53},\</text:p>
          </table:table-cell>
          <table:table-cell table:formula="of:=[.A74]" office:value-type="float" office:value="14.2" calcext:value-type="float">
            <text:p>14,2</text:p>
          </table:table-cell>
          <table:table-cell table:formula="of:=&quot;{&quot;&amp;([.G74]*10)&amp;&quot;,&quot;&amp;[.E74]&amp;&quot;},\&quot;" office:value-type="string" office:string-value="{142,53},\" calcext:value-type="string">
            <text:p>{142,53},\</text:p>
          </table:table-cell>
          <table:table-cell table:number-columns-repeated="3"/>
          <table:table-cell table:formula="of:=&quot;((x&lt;&quot;&amp;TEXT([.A74];&quot;0.0&quot;)&amp;&quot;)?&quot;&amp;[.L73]&amp;&quot;:&quot;&amp;[.E74]&amp;&quot;)&quot;" office:value-type="string" office:string-value="((x&lt;14.2)?((x&lt;12.1)?((x&lt;11.5)?((x&lt;10.6)?((x&lt;9.5)?((x&lt;7.2)?((x&lt;6.1)?((x&lt;5.9)?((x&lt;5.4)?((x&lt;4.9)?((x&lt;3.7)?((x&lt;3.2)?((x&lt;3.1)?((x&lt;2.8)?((x&lt;2.6)?81:81):82):83):84):85):65):66):67):68):69):49):50):51):52):53)" calcext:value-type="string">
            <text:p>((x&lt;14.2)?((x&lt;12.1)?((x&lt;11.5)?((x&lt;10.6)?((x&lt;9.5)?((x&lt;7.2)?((x&lt;6.1)?((x&lt;5.9)?((x&lt;5.4)?((x&lt;4.9)?((x&lt;3.7)?((x&lt;3.2)?((x&lt;3.1)?((x&lt;2.8)?((x&lt;2.6)?81:81):82):83):84):85):65):66):67):68):69):49):50):51):52):53)</text:p>
          </table:table-cell>
        </table:table-row>
        <table:table-row table:style-name="ro2">
          <table:table-cell table:style-name="ce1" office:value-type="float" office:value="16.2" calcext:value-type="float">
            <text:p>16,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75]*128+[.B75]*16+[.C75]" office:value-type="float" office:value="54" calcext:value-type="float">
            <text:p>54</text:p>
          </table:table-cell>
          <table:table-cell table:formula="of:=&quot;{&quot;&amp;[.A75]&amp;&quot;,&quot;&amp;[.E75]&amp;&quot;},\&quot;" office:value-type="string" office:string-value="{16,2,54},\" calcext:value-type="string">
            <text:p>{16,2,54},\</text:p>
          </table:table-cell>
          <table:table-cell table:formula="of:=[.A75]" office:value-type="float" office:value="16.2" calcext:value-type="float">
            <text:p>16,2</text:p>
          </table:table-cell>
          <table:table-cell table:formula="of:=&quot;{&quot;&amp;([.G75]*10)&amp;&quot;,&quot;&amp;[.E75]&amp;&quot;},\&quot;" office:value-type="string" office:string-value="{162,54},\" calcext:value-type="string">
            <text:p>{162,54},\</text:p>
          </table:table-cell>
          <table:table-cell table:number-columns-repeated="3"/>
          <table:table-cell table:formula="of:=&quot;((x&lt;&quot;&amp;TEXT([.A75];&quot;0.0&quot;)&amp;&quot;)?&quot;&amp;[.L74]&amp;&quot;:&quot;&amp;[.E75]&amp;&quot;)&quot;" office:value-type="string" office:string-value="((x&lt;16.2)?((x&lt;14.2)?((x&lt;12.1)?((x&lt;11.5)?((x&lt;10.6)?((x&lt;9.5)?((x&lt;7.2)?((x&lt;6.1)?((x&lt;5.9)?((x&lt;5.4)?((x&lt;4.9)?((x&lt;3.7)?((x&lt;3.2)?((x&lt;3.1)?((x&lt;2.8)?((x&lt;2.6)?81:81):82):83):84):85):65):66):67):68):69):49):50):51):52):53):54)" calcext:value-type="string">
            <text:p>((x&lt;16.2)?((x&lt;14.2)?((x&lt;12.1)?((x&lt;11.5)?((x&lt;10.6)?((x&lt;9.5)?((x&lt;7.2)?((x&lt;6.1)?((x&lt;5.9)?((x&lt;5.4)?((x&lt;4.9)?((x&lt;3.7)?((x&lt;3.2)?((x&lt;3.1)?((x&lt;2.8)?((x&lt;2.6)?81:81):82):83):84):85):65):66):67):68):69):49):50):51):52):53):54)</text:p>
          </table:table-cell>
        </table:table-row>
        <table:table-row table:style-name="ro2">
          <table:table-cell table:style-name="ce1" office:value-type="float" office:value="17.5" calcext:value-type="float">
            <text:p>17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formula="of:=[.D76]*128+[.B76]*16+[.C76]" office:value-type="float" office:value="55" calcext:value-type="float">
            <text:p>55</text:p>
          </table:table-cell>
          <table:table-cell table:formula="of:=&quot;{&quot;&amp;[.A76]&amp;&quot;,&quot;&amp;[.E76]&amp;&quot;},\&quot;" office:value-type="string" office:string-value="{17,5,55},\" calcext:value-type="string">
            <text:p>{17,5,55},\</text:p>
          </table:table-cell>
          <table:table-cell table:formula="of:=[.A76]" office:value-type="float" office:value="17.5" calcext:value-type="float">
            <text:p>17,5</text:p>
          </table:table-cell>
          <table:table-cell table:formula="of:=&quot;{&quot;&amp;([.G76]*10)&amp;&quot;,&quot;&amp;[.E76]&amp;&quot;},\&quot;" office:value-type="string" office:string-value="{175,55},\" calcext:value-type="string">
            <text:p>{175,55},\</text:p>
          </table:table-cell>
          <table:table-cell table:number-columns-repeated="3"/>
          <table:table-cell table:formula="of:=&quot;((x&lt;&quot;&amp;TEXT([.A76];&quot;0.0&quot;)&amp;&quot;)?&quot;&amp;[.L75]&amp;&quot;:&quot;&amp;[.E76]&amp;&quot;)&quot;" office:value-type="string" office:string-value="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" calcext:value-type="string">
            <text:p>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</text:p>
          </table:table-cell>
        </table:table-row>
        <table:table-row table:style-name="ro2">
          <table:table-cell table:style-name="ce1" office:value-type="float" office:value="18.9" calcext:value-type="float">
            <text:p>18,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77]*128+[.B77]*16+[.C77]" office:value-type="float" office:value="33" calcext:value-type="float">
            <text:p>33</text:p>
          </table:table-cell>
          <table:table-cell table:formula="of:=&quot;{&quot;&amp;[.A77]&amp;&quot;,&quot;&amp;[.E77]&amp;&quot;},\&quot;" office:value-type="string" office:string-value="{18,9,33},\" calcext:value-type="string">
            <text:p>{18,9,33},\</text:p>
          </table:table-cell>
          <table:table-cell table:formula="of:=[.A77]" office:value-type="float" office:value="18.9" calcext:value-type="float">
            <text:p>18,9</text:p>
          </table:table-cell>
          <table:table-cell table:formula="of:=&quot;{&quot;&amp;([.G77]*10)&amp;&quot;,&quot;&amp;[.E77]&amp;&quot;},\&quot;" office:value-type="string" office:string-value="{189,33},\" calcext:value-type="string">
            <text:p>{189,33},\</text:p>
          </table:table-cell>
          <table:table-cell table:number-columns-repeated="3"/>
          <table:table-cell table:formula="of:=&quot;((x&lt;&quot;&amp;TEXT([.A77];&quot;0.0&quot;)&amp;&quot;)?&quot;&amp;[.L76]&amp;&quot;:&quot;&amp;[.E77]&amp;&quot;)&quot;" office:value-type="string" office:string-value="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" calcext:value-type="string">
            <text:p>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</text:p>
          </table:table-cell>
        </table:table-row>
        <table:table-row table:style-name="ro2">
          <table:table-cell table:style-name="ce2" office:value-type="float" office:value="21.6" calcext:value-type="float">
            <text:p>21,6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formula="of:=[.D78]*128+[.B78]*16+[.C78]" office:value-type="float" office:value="34" calcext:value-type="float">
            <text:p>34</text:p>
          </table:table-cell>
          <table:table-cell table:formula="of:=&quot;{&quot;&amp;[.A78]&amp;&quot;,&quot;&amp;[.E78]&amp;&quot;},\&quot;" office:value-type="string" office:string-value="{21,6,34},\" calcext:value-type="string">
            <text:p>{21,6,34},\</text:p>
          </table:table-cell>
          <table:table-cell table:formula="of:=[.A78]" office:value-type="float" office:value="21.6" calcext:value-type="float">
            <text:p>21,6</text:p>
          </table:table-cell>
          <table:table-cell table:formula="of:=&quot;{&quot;&amp;([.G78]*10)&amp;&quot;,&quot;&amp;[.E78]&amp;&quot;},\&quot;" office:value-type="string" office:string-value="{216,34},\" calcext:value-type="string">
            <text:p>{216,34},\</text:p>
          </table:table-cell>
          <table:table-cell table:number-columns-repeated="3"/>
          <table:table-cell table:formula="of:=&quot;((x&lt;&quot;&amp;TEXT([.A78];&quot;0.0&quot;)&amp;&quot;)?&quot;&amp;[.L77]&amp;&quot;:&quot;&amp;[.E78]&amp;&quot;)&quot;" office:value-type="string" office:string-value="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" calcext:value-type="string">
            <text:p>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</text:p>
          </table:table-cell>
        </table:table-row>
        <table:table-row table:style-name="ro2">
          <table:table-cell table:style-name="ce1" office:value-type="float" office:value="22.7" calcext:value-type="float">
            <text:p>22,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79]*128+[.B79]*16+[.C79]" office:value-type="float" office:value="35" calcext:value-type="float">
            <text:p>35</text:p>
          </table:table-cell>
          <table:table-cell table:formula="of:=&quot;{&quot;&amp;[.A79]&amp;&quot;,&quot;&amp;[.E79]&amp;&quot;},\&quot;" office:value-type="string" office:string-value="{22,7,35},\" calcext:value-type="string">
            <text:p>{22,7,35},\</text:p>
          </table:table-cell>
          <table:table-cell table:formula="of:=[.A79]" office:value-type="float" office:value="22.7" calcext:value-type="float">
            <text:p>22,7</text:p>
          </table:table-cell>
          <table:table-cell table:formula="of:=&quot;{&quot;&amp;([.G79]*10)&amp;&quot;,&quot;&amp;[.E79]&amp;&quot;},\&quot;" office:value-type="string" office:string-value="{227,35},\" calcext:value-type="string">
            <text:p>{227,35},\</text:p>
          </table:table-cell>
          <table:table-cell table:number-columns-repeated="3"/>
          <table:table-cell table:formula="of:=&quot;((x&lt;&quot;&amp;TEXT([.A79];&quot;0.0&quot;)&amp;&quot;)?&quot;&amp;[.L78]&amp;&quot;:&quot;&amp;[.E79]&amp;&quot;)&quot;" office:value-type="string" office:string-value="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" calcext:value-type="string">
            <text:p>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</text:p>
          </table:table-cell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80]*128+[.B80]*16+[.C80]" office:value-type="float" office:value="36" calcext:value-type="float">
            <text:p>36</text:p>
          </table:table-cell>
          <table:table-cell table:formula="of:=&quot;{&quot;&amp;[.A80]&amp;&quot;,&quot;&amp;[.E80]&amp;&quot;},\&quot;" office:value-type="string" office:string-value="{24,36},\" calcext:value-type="string">
            <text:p>{24,36},\</text:p>
          </table:table-cell>
          <table:table-cell table:formula="of:=[.A80]" office:value-type="float" office:value="24" calcext:value-type="float">
            <text:p>24</text:p>
          </table:table-cell>
          <table:table-cell table:formula="of:=&quot;{&quot;&amp;([.G80]*10)&amp;&quot;,&quot;&amp;[.E80]&amp;&quot;},\&quot;" office:value-type="string" office:string-value="{240,36},\" calcext:value-type="string">
            <text:p>{240,36},\</text:p>
          </table:table-cell>
          <table:table-cell table:number-columns-repeated="3"/>
          <table:table-cell table:formula="of:=&quot;((x&lt;&quot;&amp;TEXT([.A80];&quot;0.0&quot;)&amp;&quot;)?&quot;&amp;[.L79]&amp;&quot;:&quot;&amp;[.E80]&amp;&quot;)&quot;" office:value-type="string" office:string-value="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" calcext:value-type="string">
            <text:p>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</text:p>
          </table:table-cell>
        </table:table-row>
        <table:table-row table:style-name="ro2">
          <table:table-cell table:style-name="ce1" office:value-type="float" office:value="28.2" calcext:value-type="float">
            <text:p>28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formula="of:=[.D81]*128+[.B81]*16+[.C81]" office:value-type="float" office:value="42" calcext:value-type="float">
            <text:p>42</text:p>
          </table:table-cell>
          <table:table-cell table:formula="of:=&quot;{&quot;&amp;[.A81]&amp;&quot;,&quot;&amp;[.E81]&amp;&quot;},\&quot;" office:value-type="string" office:string-value="{28,2,42},\" calcext:value-type="string">
            <text:p>{28,2,42},\</text:p>
          </table:table-cell>
          <table:table-cell table:formula="of:=[.A81]" office:value-type="float" office:value="28.2" calcext:value-type="float">
            <text:p>28,2</text:p>
          </table:table-cell>
          <table:table-cell table:formula="of:=&quot;{&quot;&amp;([.G81]*10)&amp;&quot;,&quot;&amp;[.E81]&amp;&quot;},\&quot;" office:value-type="string" office:string-value="{282,42},\" calcext:value-type="string">
            <text:p>{282,42},\</text:p>
          </table:table-cell>
          <table:table-cell table:number-columns-repeated="3"/>
          <table:table-cell table:formula="of:=&quot;((x&lt;&quot;&amp;TEXT([.A81];&quot;0.0&quot;)&amp;&quot;)?&quot;&amp;[.L80]&amp;&quot;:&quot;&amp;[.E81]&amp;&quot;)&quot;" office:value-type="string" office:string-value="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" calcext:value-type="string">
            <text:p>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</text:p>
          </table:table-cell>
        </table:table-row>
        <table:table-row table:style-name="ro2">
          <table:table-cell table:style-name="ce1" office:value-type="float" office:value="31.9" calcext:value-type="float">
            <text:p>31,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formula="of:=[.D82]*128+[.B82]*16+[.C82]" office:value-type="float" office:value="31" calcext:value-type="float">
            <text:p>31</text:p>
          </table:table-cell>
          <table:table-cell table:formula="of:=&quot;{&quot;&amp;[.A82]&amp;&quot;,&quot;&amp;[.E82]&amp;&quot;},\&quot;" office:value-type="string" office:string-value="{31,9,31},\" calcext:value-type="string">
            <text:p>{31,9,31},\</text:p>
          </table:table-cell>
          <table:table-cell table:formula="of:=[.A82]" office:value-type="float" office:value="31.9" calcext:value-type="float">
            <text:p>31,9</text:p>
          </table:table-cell>
          <table:table-cell table:formula="of:=&quot;{&quot;&amp;([.G82]*10)&amp;&quot;,&quot;&amp;[.E82]&amp;&quot;},\&quot;" office:value-type="string" office:string-value="{319,31},\" calcext:value-type="string">
            <text:p>{319,31},\</text:p>
          </table:table-cell>
          <table:table-cell table:number-columns-repeated="3"/>
          <table:table-cell table:formula="of:=&quot;((x&lt;&quot;&amp;TEXT([.A82];&quot;0.0&quot;)&amp;&quot;)?&quot;&amp;[.L81]&amp;&quot;:&quot;&amp;[.E82]&amp;&quot;)&quot;" office:value-type="string" office:string-value="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" calcext:value-type="string">
            <text:p>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</text:p>
          </table:table-cell>
        </table:table-row>
        <table:table-row table:style-name="ro2">
          <table:table-cell table:style-name="ce2" office:value-type="float" office:value="34.7" calcext:value-type="float">
            <text:p>34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formula="of:=[.D83]*128+[.B83]*16+[.C83]" office:value-type="float" office:value="39" calcext:value-type="float">
            <text:p>39</text:p>
          </table:table-cell>
          <table:table-cell table:formula="of:=&quot;{&quot;&amp;[.A83]&amp;&quot;,&quot;&amp;[.E83]&amp;&quot;},\&quot;" office:value-type="string" office:string-value="{34,7,39},\" calcext:value-type="string">
            <text:p>{34,7,39},\</text:p>
          </table:table-cell>
          <table:table-cell table:formula="of:=[.A83]" office:value-type="float" office:value="34.7" calcext:value-type="float">
            <text:p>34,7</text:p>
          </table:table-cell>
          <table:table-cell table:formula="of:=&quot;{&quot;&amp;([.G83]*10)&amp;&quot;,&quot;&amp;[.E83]&amp;&quot;},\&quot;" office:value-type="string" office:string-value="{347,39},\" calcext:value-type="string">
            <text:p>{347,39},\</text:p>
          </table:table-cell>
          <table:table-cell table:number-columns-repeated="3"/>
          <table:table-cell table:formula="of:=&quot;((x&lt;&quot;&amp;TEXT([.A83];&quot;0.0&quot;)&amp;&quot;)?&quot;&amp;[.L82]&amp;&quot;:&quot;&amp;[.E83]&amp;&quot;)&quot;" office:value-type="string" office:string-value="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" calcext:value-type="string">
            <text:p>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</text:p>
          </table:table-cell>
        </table:table-row>
        <table:table-row table:style-name="ro2">
          <table:table-cell table:style-name="ce1" office:value-type="float" office:value="38.6" calcext:value-type="float">
            <text:p>38,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formula="of:=[.D84]*128+[.B84]*16+[.C84]" office:value-type="float" office:value="43" calcext:value-type="float">
            <text:p>43</text:p>
          </table:table-cell>
          <table:table-cell table:formula="of:=&quot;{&quot;&amp;[.A84]&amp;&quot;,&quot;&amp;[.E84]&amp;&quot;},\&quot;" office:value-type="string" office:string-value="{38,6,43},\" calcext:value-type="string">
            <text:p>{38,6,43},\</text:p>
          </table:table-cell>
          <table:table-cell table:formula="of:=[.A84]" office:value-type="float" office:value="38.6" calcext:value-type="float">
            <text:p>38,6</text:p>
          </table:table-cell>
          <table:table-cell table:formula="of:=&quot;{&quot;&amp;([.G84]*10)&amp;&quot;,&quot;&amp;[.E84]&amp;&quot;},\&quot;" office:value-type="string" office:string-value="{386,43},\" calcext:value-type="string">
            <text:p>{386,43},\</text:p>
          </table:table-cell>
          <table:table-cell table:number-columns-repeated="3"/>
          <table:table-cell table:formula="of:=&quot;((x&lt;&quot;&amp;TEXT([.A84];&quot;0.0&quot;)&amp;&quot;)?&quot;&amp;[.L83]&amp;&quot;:&quot;&amp;[.E84]&amp;&quot;)&quot;" office:value-type="string" office:string-value="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" calcext:value-type="string">
            <text:p>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</text:p>
          </table:table-cell>
        </table:table-row>
        <table:table-row table:style-name="ro2">
          <table:table-cell table:style-name="ce1" office:value-type="float" office:value="42.7" calcext:value-type="float">
            <text:p>42,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formula="of:=[.D85]*128+[.B85]*16+[.C85]" office:value-type="float" office:value="44" calcext:value-type="float">
            <text:p>44</text:p>
          </table:table-cell>
          <table:table-cell table:formula="of:=&quot;{&quot;&amp;[.A85]&amp;&quot;,&quot;&amp;[.E85]&amp;&quot;},\&quot;" office:value-type="string" office:string-value="{42,7,44},\" calcext:value-type="string">
            <text:p>{42,7,44},\</text:p>
          </table:table-cell>
          <table:table-cell table:formula="of:=[.A85]" office:value-type="float" office:value="42.7" calcext:value-type="float">
            <text:p>42,7</text:p>
          </table:table-cell>
          <table:table-cell table:formula="of:=&quot;{&quot;&amp;([.G85]*10)&amp;&quot;,&quot;&amp;[.E85]&amp;&quot;},\&quot;" office:value-type="string" office:string-value="{427,44},\" calcext:value-type="string">
            <text:p>{427,44},\</text:p>
          </table:table-cell>
          <table:table-cell table:number-columns-repeated="3"/>
          <table:table-cell table:formula="of:=&quot;((x&lt;&quot;&amp;TEXT([.A85];&quot;0.0&quot;)&amp;&quot;)?&quot;&amp;[.L84]&amp;&quot;:&quot;&amp;[.E85]&amp;&quot;)&quot;" office:value-type="string" office:string-value="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" calcext:value-type="string">
            <text:p>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</text:p>
          </table:table-cell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formula="of:=[.D86]*128+[.B86]*16+[.C86]" office:value-type="float" office:value="45" calcext:value-type="float">
            <text:p>45</text:p>
          </table:table-cell>
          <table:table-cell table:formula="of:=&quot;{&quot;&amp;[.A86]&amp;&quot;,&quot;&amp;[.E86]&amp;&quot;},\&quot;" office:value-type="string" office:string-value="{47,7,45},\" calcext:value-type="string">
            <text:p>{47,7,45},\</text:p>
          </table:table-cell>
          <table:table-cell table:formula="of:=[.A86]" office:value-type="float" office:value="47.7" calcext:value-type="float">
            <text:p>47,7</text:p>
          </table:table-cell>
          <table:table-cell table:formula="of:=&quot;{&quot;&amp;([.G86]*10)&amp;&quot;,&quot;&amp;[.E86]&amp;&quot;},\&quot;" office:value-type="string" office:string-value="{477,45},\" calcext:value-type="string">
            <text:p>{477,45},\</text:p>
          </table:table-cell>
          <table:table-cell table:number-columns-repeated="3"/>
          <table:table-cell table:formula="of:=&quot;((x&lt;&quot;&amp;TEXT([.A86];&quot;0.0&quot;)&amp;&quot;)?&quot;&amp;[.L85]&amp;&quot;:&quot;&amp;[.E86]&amp;&quot;)&quot;" office:value-type="string" office:string-value="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" calcext:value-type="string">
            <text:p>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</text:p>
          </table:table-cell>
        </table:table-row>
        <table:table-row table:style-name="ro2">
          <table:table-cell table:style-name="ce1" office:value-type="float" office:value="51.2" calcext:value-type="float">
            <text:p>51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formula="of:=[.D87]*128+[.B87]*16+[.C87]" office:value-type="float" office:value="46" calcext:value-type="float">
            <text:p>46</text:p>
          </table:table-cell>
          <table:table-cell table:formula="of:=&quot;{&quot;&amp;[.A87]&amp;&quot;,&quot;&amp;[.E87]&amp;&quot;},\&quot;" office:value-type="string" office:string-value="{51,2,46},\" calcext:value-type="string">
            <text:p>{51,2,46},\</text:p>
          </table:table-cell>
          <table:table-cell table:formula="of:=[.A87]" office:value-type="float" office:value="51.2" calcext:value-type="float">
            <text:p>51,2</text:p>
          </table:table-cell>
          <table:table-cell table:formula="of:=&quot;{&quot;&amp;([.G87]*10)&amp;&quot;,&quot;&amp;[.E87]&amp;&quot;},\&quot;" office:value-type="string" office:string-value="{512,46},\" calcext:value-type="string">
            <text:p>{512,46},\</text:p>
          </table:table-cell>
          <table:table-cell table:number-columns-repeated="3"/>
          <table:table-cell table:formula="of:=&quot;((x&lt;&quot;&amp;TEXT([.A87];&quot;0.0&quot;)&amp;&quot;)?&quot;&amp;[.L86]&amp;&quot;:&quot;&amp;[.E87]&amp;&quot;)&quot;" office:value-type="string" office:string-value="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" calcext:value-type="string">
            <text:p>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</text:p>
          </table:table-cell>
        </table:table-row>
        <table:table-row table:style-name="ro2">
          <table:table-cell table:style-name="ce1" office:value-type="float" office:value="56.2" calcext:value-type="float">
            <text:p>56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88]*128+[.B88]*16+[.C88]" office:value-type="float" office:value="21" calcext:value-type="float">
            <text:p>21</text:p>
          </table:table-cell>
          <table:table-cell table:formula="of:=&quot;{&quot;&amp;[.A88]&amp;&quot;,&quot;&amp;[.E88]&amp;&quot;},\&quot;" office:value-type="string" office:string-value="{56,2,21},\" calcext:value-type="string">
            <text:p>{56,2,21},\</text:p>
          </table:table-cell>
          <table:table-cell table:formula="of:=[.A88]" office:value-type="float" office:value="56.2" calcext:value-type="float">
            <text:p>56,2</text:p>
          </table:table-cell>
          <table:table-cell table:formula="of:=&quot;{&quot;&amp;([.G88]*10)&amp;&quot;,&quot;&amp;[.E88]&amp;&quot;},\&quot;" office:value-type="string" office:string-value="{562,21},\" calcext:value-type="string">
            <text:p>{562,21},\</text:p>
          </table:table-cell>
          <table:table-cell table:number-columns-repeated="3"/>
          <table:table-cell table:formula="of:=&quot;((x&lt;&quot;&amp;TEXT([.A88];&quot;0.0&quot;)&amp;&quot;)?&quot;&amp;[.L87]&amp;&quot;:&quot;&amp;[.E88]&amp;&quot;)&quot;" office:value-type="string" office:string-value="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" calcext:value-type="string">
            <text:p>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</text:p>
          </table:table-cell>
        </table:table-row>
        <table:table-row table:style-name="ro2">
          <table:table-cell table:style-name="ce1" office:value-type="float" office:value="64.1" calcext:value-type="float">
            <text:p>64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89]*128+[.B89]*16+[.C89]" office:value-type="float" office:value="22" calcext:value-type="float">
            <text:p>22</text:p>
          </table:table-cell>
          <table:table-cell table:formula="of:=&quot;{&quot;&amp;[.A89]&amp;&quot;,&quot;&amp;[.E89]&amp;&quot;},\&quot;" office:value-type="string" office:string-value="{64,1,22},\" calcext:value-type="string">
            <text:p>{64,1,22},\</text:p>
          </table:table-cell>
          <table:table-cell table:formula="of:=[.A89]" office:value-type="float" office:value="64.1" calcext:value-type="float">
            <text:p>64,1</text:p>
          </table:table-cell>
          <table:table-cell table:formula="of:=&quot;{&quot;&amp;([.G89]*10)&amp;&quot;,&quot;&amp;[.E89]&amp;&quot;},\&quot;" office:value-type="string" office:string-value="{641,22},\" calcext:value-type="string">
            <text:p>{641,22},\</text:p>
          </table:table-cell>
          <table:table-cell table:number-columns-repeated="3"/>
          <table:table-cell table:formula="of:=&quot;((x&lt;&quot;&amp;TEXT([.A89];&quot;0.0&quot;)&amp;&quot;)?&quot;&amp;[.L88]&amp;&quot;:&quot;&amp;[.E89]&amp;&quot;)&quot;" office:value-type="string" office:string-value="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" calcext:value-type="string">
            <text:p>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</text:p>
          </table:table-cell>
        </table:table-row>
        <table:table-row table:style-name="ro2">
          <table:table-cell table:style-name="ce1" office:value-type="float" office:value="69.2" calcext:value-type="float">
            <text:p>69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formula="of:=[.D90]*128+[.B90]*16+[.C90]" office:value-type="float" office:value="23" calcext:value-type="float">
            <text:p>23</text:p>
          </table:table-cell>
          <table:table-cell table:formula="of:=&quot;{&quot;&amp;[.A90]&amp;&quot;,&quot;&amp;[.E90]&amp;&quot;},\&quot;" office:value-type="string" office:string-value="{69,2,23},\" calcext:value-type="string">
            <text:p>{69,2,23},\</text:p>
          </table:table-cell>
          <table:table-cell table:formula="of:=[.A90]" office:value-type="float" office:value="69.2" calcext:value-type="float">
            <text:p>69,2</text:p>
          </table:table-cell>
          <table:table-cell table:formula="of:=&quot;{&quot;&amp;([.G90]*10)&amp;&quot;,&quot;&amp;[.E90]&amp;&quot;},\&quot;" office:value-type="string" office:string-value="{692,23},\" calcext:value-type="string">
            <text:p>{692,23},\</text:p>
          </table:table-cell>
          <table:table-cell table:number-columns-repeated="3"/>
          <table:table-cell table:formula="of:=&quot;((x&lt;&quot;&amp;TEXT([.A90];&quot;0.0&quot;)&amp;&quot;)?&quot;&amp;[.L89]&amp;&quot;:&quot;&amp;[.E90]&amp;&quot;)&quot;" office:value-type="string" office:string-value="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" calcext:value-type="string">
            <text:p>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</text:p>
          </table:table-cell>
        </table:table-row>
        <table:table-row table:style-name="ro2">
          <table:table-cell table:style-name="ce1" office:value-type="float" office:value="75.2" calcext:value-type="float">
            <text:p>75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91]*128+[.B91]*16+[.C91]" office:value-type="float" office:value="1" calcext:value-type="float">
            <text:p>1</text:p>
          </table:table-cell>
          <table:table-cell table:formula="of:=&quot;{&quot;&amp;[.A91]&amp;&quot;,&quot;&amp;[.E91]&amp;&quot;},\&quot;" office:value-type="string" office:string-value="{75,2,1},\" calcext:value-type="string">
            <text:p>{75,2,1},\</text:p>
          </table:table-cell>
          <table:table-cell table:formula="of:=[.A91]" office:value-type="float" office:value="75.2" calcext:value-type="float">
            <text:p>75,2</text:p>
          </table:table-cell>
          <table:table-cell table:formula="of:=&quot;{&quot;&amp;([.G91]*10)&amp;&quot;,&quot;&amp;[.E91]&amp;&quot;},\&quot;" office:value-type="string" office:string-value="{752,1},\" calcext:value-type="string">
            <text:p>{752,1},\</text:p>
          </table:table-cell>
          <table:table-cell table:number-columns-repeated="3"/>
          <table:table-cell table:formula="of:=&quot;((x&lt;&quot;&amp;TEXT([.A91];&quot;0.0&quot;)&amp;&quot;)?&quot;&amp;[.L90]&amp;&quot;:&quot;&amp;[.E91]&amp;&quot;)&quot;" office:value-type="string" office:string-value="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" calcext:value-type="string">
            <text:p>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</text:p>
          </table:table-cell>
        </table:table-row>
        <table:table-row table:style-name="ro2">
          <table:table-cell table:style-name="ce2" office:value-type="float" office:value="83.2" calcext:value-type="float">
            <text:p>83,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formula="of:=[.D92]*128+[.B92]*16+[.C92]" office:value-type="float" office:value="2" calcext:value-type="float">
            <text:p>2</text:p>
          </table:table-cell>
          <table:table-cell table:formula="of:=&quot;{&quot;&amp;[.A92]&amp;&quot;,&quot;&amp;[.E92]&amp;&quot;},\&quot;" office:value-type="string" office:string-value="{83,2,2},\" calcext:value-type="string">
            <text:p>{83,2,2},\</text:p>
          </table:table-cell>
          <table:table-cell table:formula="of:=[.A92]" office:value-type="float" office:value="83.2" calcext:value-type="float">
            <text:p>83,2</text:p>
          </table:table-cell>
          <table:table-cell table:formula="of:=&quot;{&quot;&amp;([.G92]*10)&amp;&quot;,&quot;&amp;[.E92]&amp;&quot;},\&quot;" office:value-type="string" office:string-value="{832,2},\" calcext:value-type="string">
            <text:p>{832,2},\</text:p>
          </table:table-cell>
          <table:table-cell table:number-columns-repeated="3"/>
          <table:table-cell table:formula="of:=&quot;((x&lt;&quot;&amp;TEXT([.A92];&quot;0.0&quot;)&amp;&quot;)?&quot;&amp;[.L91]&amp;&quot;:&quot;&amp;[.E92]&amp;&quot;)&quot;" office:value-type="string" office:string-value="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" calcext:value-type="string">
            <text:p>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</text:p>
          </table:table-cell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93]*128+[.B93]*16+[.C93]" office:value-type="float" office:value="3" calcext:value-type="float">
            <text:p>3</text:p>
          </table:table-cell>
          <table:table-cell table:formula="of:=&quot;{&quot;&amp;[.A93]&amp;&quot;,&quot;&amp;[.E93]&amp;&quot;},\&quot;" office:value-type="string" office:string-value="{90,3},\" calcext:value-type="string">
            <text:p>{90,3},\</text:p>
          </table:table-cell>
          <table:table-cell table:formula="of:=[.A93]" office:value-type="float" office:value="90" calcext:value-type="float">
            <text:p>90</text:p>
          </table:table-cell>
          <table:table-cell table:formula="of:=&quot;{&quot;&amp;([.G93]*10)&amp;&quot;,&quot;&amp;[.E93]&amp;&quot;},\&quot;" office:value-type="string" office:string-value="{900,3},\" calcext:value-type="string">
            <text:p>{900,3},\</text:p>
          </table:table-cell>
          <table:table-cell table:number-columns-repeated="3"/>
          <table:table-cell table:formula="of:=&quot;((x&lt;&quot;&amp;TEXT([.A93];&quot;0.0&quot;)&amp;&quot;)?&quot;&amp;[.L92]&amp;&quot;:&quot;&amp;[.E93]&amp;&quot;)&quot;" office:value-type="string" office:string-value="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" calcext:value-type="string">
            <text:p>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</text:p>
          </table:table-cell>
        </table:table-row>
        <table:table-row table:style-name="ro2">
          <table:table-cell table:style-name="ce3" office:value-type="float" office:value="95.3" calcext:value-type="float">
            <text:p>95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[.D94]*128+[.B94]*16+[.C94]" office:value-type="float" office:value="4" calcext:value-type="float">
            <text:p>4</text:p>
          </table:table-cell>
          <table:table-cell table:formula="of:=&quot;{&quot;&amp;[.A94]&amp;&quot;,&quot;&amp;[.E94]&amp;&quot;},\&quot;" office:value-type="string" office:string-value="{95,3,4},\" calcext:value-type="string">
            <text:p>{95,3,4},\</text:p>
          </table:table-cell>
          <table:table-cell table:formula="of:=[.A94]" office:value-type="float" office:value="95.3" calcext:value-type="float">
            <text:p>95,3</text:p>
          </table:table-cell>
          <table:table-cell table:formula="of:=&quot;{&quot;&amp;([.G94]*10)&amp;&quot;,&quot;&amp;[.E94]&amp;&quot;},\&quot;" office:value-type="string" office:string-value="{953,4},\" calcext:value-type="string">
            <text:p>{953,4},\</text:p>
          </table:table-cell>
          <table:table-cell table:number-columns-repeated="3"/>
          <table:table-cell table:formula="of:=&quot;((x&lt;&quot;&amp;TEXT([.A94];&quot;0.0&quot;)&amp;&quot;)?&quot;&amp;[.L93]&amp;&quot;:&quot;&amp;[.E94]&amp;&quot;)&quot;" office:value-type="string" office:string-value="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" calcext:value-type="string">
            <text:p>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</text:p>
          </table:table-cell>
        </table:table-row>
        <table:table-row table:style-name="ro2">
          <table:table-cell table:style-name="ce2" office:value-type="float" office:value="112.1" calcext:value-type="float">
            <text:p>112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formula="of:=[.D95]*128+[.B95]*16+[.C95]" office:value-type="float" office:value="5" calcext:value-type="float">
            <text:p>5</text:p>
          </table:table-cell>
          <table:table-cell table:formula="of:=&quot;{&quot;&amp;[.A95]&amp;&quot;,&quot;&amp;[.E95]&amp;&quot;},\&quot;" office:value-type="string" office:string-value="{112,1,5},\" calcext:value-type="string">
            <text:p>{112,1,5},\</text:p>
          </table:table-cell>
          <table:table-cell table:formula="of:=[.A95]" office:value-type="float" office:value="112.1" calcext:value-type="float">
            <text:p>112,1</text:p>
          </table:table-cell>
          <table:table-cell table:formula="of:=&quot;{&quot;&amp;([.G95]*10)&amp;&quot;,&quot;&amp;[.E95]&amp;&quot;},\&quot;" office:value-type="string" office:string-value="{1121,5},\" calcext:value-type="string">
            <text:p>{1121,5},\</text:p>
          </table:table-cell>
          <table:table-cell table:number-columns-repeated="3"/>
          <table:table-cell table:formula="of:=&quot;((x&lt;&quot;&amp;TEXT([.A95];&quot;0.0&quot;)&amp;&quot;)?&quot;&amp;[.L94]&amp;&quot;:&quot;&amp;[.E95]&amp;&quot;)&quot;" office:value-type="string" office:string-value="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" calcext:value-type="string">
            <text:p>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</text:p>
          </table:table-cell>
        </table:table-row>
        <table:table-row table:style-name="ro2">
          <table:table-cell table:style-name="ce1" office:value-type="float" office:value="127.9" calcext:value-type="float">
            <text:p>127,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96]*128+[.B96]*16+[.C96]" office:value-type="float" office:value="6" calcext:value-type="float">
            <text:p>6</text:p>
          </table:table-cell>
          <table:table-cell table:formula="of:=&quot;{&quot;&amp;[.A96]&amp;&quot;,&quot;&amp;[.E96]&amp;&quot;},\&quot;" office:value-type="string" office:string-value="{127,9,6},\" calcext:value-type="string">
            <text:p>{127,9,6},\</text:p>
          </table:table-cell>
          <table:table-cell table:formula="of:=[.A96]" office:value-type="float" office:value="127.9" calcext:value-type="float">
            <text:p>127,9</text:p>
          </table:table-cell>
          <table:table-cell table:formula="of:=&quot;{&quot;&amp;([.G96]*10)&amp;&quot;,&quot;&amp;[.E96]&amp;&quot;},\&quot;" office:value-type="string" office:string-value="{1279,6},\" calcext:value-type="string">
            <text:p>{1279,6},\</text:p>
          </table:table-cell>
          <table:table-cell table:number-columns-repeated="3"/>
          <table:table-cell table:formula="of:=&quot;((x&lt;&quot;&amp;TEXT([.A96];&quot;0.0&quot;)&amp;&quot;)?&quot;&amp;[.L95]&amp;&quot;:&quot;&amp;[.E96]&amp;&quot;)&quot;" office:value-type="string" office:string-value="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" calcext:value-type="string">
            <text:p>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</text:p>
          </table:table-cell>
        </table:table-row>
        <table:table-row table:style-name="ro2">
          <table:table-cell table:style-name="ce1" office:value-type="float" office:value="137.9" calcext:value-type="float">
            <text:p>137,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formula="of:=[.D97]*128+[.B97]*16+[.C97]" office:value-type="float" office:value="7" calcext:value-type="float">
            <text:p>7</text:p>
          </table:table-cell>
          <table:table-cell table:formula="of:=&quot;{&quot;&amp;[.A97]&amp;&quot;,&quot;&amp;[.E97]&amp;&quot;},\&quot;" office:value-type="string" office:string-value="{137,9,7},\" calcext:value-type="string">
            <text:p>{137,9,7},\</text:p>
          </table:table-cell>
          <table:table-cell table:formula="of:=[.A97]" office:value-type="float" office:value="137.9" calcext:value-type="float">
            <text:p>137,9</text:p>
          </table:table-cell>
          <table:table-cell table:formula="of:=&quot;{&quot;&amp;([.G97]*10)&amp;&quot;,&quot;&amp;[.E97]&amp;&quot;},\&quot;" office:value-type="string" office:string-value="{1379,7},\" calcext:value-type="string">
            <text:p>{1379,7},\</text:p>
          </table:table-cell>
          <table:table-cell table:number-columns-repeated="3"/>
          <table:table-cell table:formula="of:=&quot;((x&lt;&quot;&amp;TEXT([.A97];&quot;0.0&quot;)&amp;&quot;)?&quot;&amp;[.L96]&amp;&quot;:&quot;&amp;[.E97]&amp;&quot;)&quot;" office:value-type="string" office:string-value="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" calcext:value-type="string">
            <text:p>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</text:p>
          </table:table-cell>
        </table:table-row>
        <table:table-row table:style-name="ro2">
          <table:table-cell table:style-name="ce1" office:value-type="float" office:value="138.7" calcext:value-type="float">
            <text:p>138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formula="of:=[.D98]*128+[.B98]*16+[.C98]" office:value-type="float" office:value="10" calcext:value-type="float">
            <text:p>10</text:p>
          </table:table-cell>
          <table:table-cell table:formula="of:=&quot;{&quot;&amp;[.A98]&amp;&quot;,&quot;&amp;[.E98]&amp;&quot;},\&quot;" office:value-type="string" office:string-value="{138,7,10},\" calcext:value-type="string">
            <text:p>{138,7,10},\</text:p>
          </table:table-cell>
          <table:table-cell table:formula="of:=[.A98]" office:value-type="float" office:value="138.7" calcext:value-type="float">
            <text:p>138,7</text:p>
          </table:table-cell>
          <table:table-cell table:formula="of:=&quot;{&quot;&amp;([.G98]*10)&amp;&quot;,&quot;&amp;[.E98]&amp;&quot;},\&quot;" office:value-type="string" office:string-value="{1387,10},\" calcext:value-type="string">
            <text:p>{1387,10},\</text:p>
          </table:table-cell>
          <table:table-cell table:number-columns-repeated="3"/>
          <table:table-cell table:formula="of:=&quot;((x&lt;&quot;&amp;TEXT([.A98];&quot;0.0&quot;)&amp;&quot;)?&quot;&amp;[.L97]&amp;&quot;:&quot;&amp;[.E98]&amp;&quot;)&quot;" office:value-type="string" office:string-value="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" calcext:value-type="string">
            <text:p>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</text:p>
          </table:table-cell>
        </table:table-row>
        <table:table-row table:style-name="ro2">
          <table:table-cell table:style-name="ce1" office:value-type="float" office:value="154.2" calcext:value-type="float">
            <text:p>154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formula="of:=[.D99]*128+[.B99]*16+[.C99]" office:value-type="float" office:value="11" calcext:value-type="float">
            <text:p>11</text:p>
          </table:table-cell>
          <table:table-cell table:formula="of:=&quot;{&quot;&amp;[.A99]&amp;&quot;,&quot;&amp;[.E99]&amp;&quot;},\&quot;" office:value-type="string" office:string-value="{154,2,11},\" calcext:value-type="string">
            <text:p>{154,2,11},\</text:p>
          </table:table-cell>
          <table:table-cell table:formula="of:=[.A99]" office:value-type="float" office:value="154.2" calcext:value-type="float">
            <text:p>154,2</text:p>
          </table:table-cell>
          <table:table-cell table:formula="of:=&quot;{&quot;&amp;([.G99]*10)&amp;&quot;,&quot;&amp;[.E99]&amp;&quot;},\&quot;" office:value-type="string" office:string-value="{1542,11},\" calcext:value-type="string">
            <text:p>{1542,11},\</text:p>
          </table:table-cell>
          <table:table-cell table:number-columns-repeated="3"/>
          <table:table-cell table:formula="of:=&quot;((x&lt;&quot;&amp;TEXT([.A99];&quot;0.0&quot;)&amp;&quot;)?&quot;&amp;[.L98]&amp;&quot;:&quot;&amp;[.E99]&amp;&quot;)&quot;" office:value-type="string" office:string-value="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" calcext:value-type="string">
            <text:p>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</text:p>
          </table:table-cell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formula="of:=[.D100]*128+[.B100]*16+[.C100]" office:value-type="float" office:value="152" calcext:value-type="float">
            <text:p>152</text:p>
          </table:table-cell>
          <table:table-cell table:formula="of:=&quot;{&quot;&amp;[.A100]&amp;&quot;,&quot;&amp;[.E100]&amp;&quot;},\&quot;" office:value-type="string" office:string-value="{168,152},\" calcext:value-type="string">
            <text:p>{168,152},\</text:p>
          </table:table-cell>
          <table:table-cell table:formula="of:=[.A100]" office:value-type="float" office:value="168" calcext:value-type="float">
            <text:p>168</text:p>
          </table:table-cell>
          <table:table-cell table:formula="of:=&quot;{&quot;&amp;([.G100]*10)&amp;&quot;,&quot;&amp;[.E100]&amp;&quot;},\&quot;" office:value-type="string" office:string-value="{1680,152},\" calcext:value-type="string">
            <text:p>{1680,152},\</text:p>
          </table:table-cell>
          <table:table-cell table:number-columns-repeated="3"/>
          <table:table-cell table:formula="of:=&quot;((x&lt;&quot;&amp;TEXT([.A100];&quot;0.0&quot;)&amp;&quot;)?&quot;&amp;[.L99]&amp;&quot;:&quot;&amp;[.E100]&amp;&quot;)&quot;" office:value-type="string" office:string-value="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" calcext:value-type="string">
            <text:p>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</text:p>
          </table:table-cell>
        </table:table-row>
        <table:table-row table:style-name="ro2">
          <table:table-cell table:style-name="ce2" office:value-type="float" office:value="181.1" calcext:value-type="float">
            <text:p>181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formula="of:=[.D101]*128+[.B101]*16+[.C101]" office:value-type="float" office:value="153" calcext:value-type="float">
            <text:p>153</text:p>
          </table:table-cell>
          <table:table-cell table:formula="of:=&quot;{&quot;&amp;[.A101]&amp;&quot;,&quot;&amp;[.E101]&amp;&quot;},\&quot;" office:value-type="string" office:string-value="{181,1,153},\" calcext:value-type="string">
            <text:p>{181,1,153},\</text:p>
          </table:table-cell>
          <table:table-cell table:formula="of:=[.A101]" office:value-type="float" office:value="181.1" calcext:value-type="float">
            <text:p>181,1</text:p>
          </table:table-cell>
          <table:table-cell table:formula="of:=&quot;{&quot;&amp;([.G101]*10)&amp;&quot;,&quot;&amp;[.E101]&amp;&quot;},\&quot;" office:value-type="string" office:string-value="{1811,153},\" calcext:value-type="string">
            <text:p>{1811,153},\</text:p>
          </table:table-cell>
          <table:table-cell table:number-columns-repeated="3"/>
          <table:table-cell table:formula="of:=&quot;((x&lt;&quot;&amp;TEXT([.A101];&quot;0.0&quot;)&amp;&quot;)?&quot;&amp;[.L100]&amp;&quot;:&quot;&amp;[.E101]&amp;&quot;)&quot;" office:value-type="string" office:string-value="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" calcext:value-type="string">
            <text:p>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</text:p>
          </table:table-cell>
        </table:table-row>
        <table:table-row table:style-name="ro2">
          <table:table-cell table:style-name="ce2" office:value-type="float" office:value="208.4" calcext:value-type="float">
            <text:p>208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formula="of:=[.D102]*128+[.B102]*16+[.C102]" office:value-type="float" office:value="154" calcext:value-type="float">
            <text:p>154</text:p>
          </table:table-cell>
          <table:table-cell table:formula="of:=&quot;{&quot;&amp;[.A102]&amp;&quot;,&quot;&amp;[.E102]&amp;&quot;},\&quot;" office:value-type="string" office:string-value="{208,4,154},\" calcext:value-type="string">
            <text:p>{208,4,154},\</text:p>
          </table:table-cell>
          <table:table-cell table:formula="of:=[.A102]" office:value-type="float" office:value="208.4" calcext:value-type="float">
            <text:p>208,4</text:p>
          </table:table-cell>
          <table:table-cell table:formula="of:=&quot;{&quot;&amp;([.G102]*10)&amp;&quot;,&quot;&amp;[.E102]&amp;&quot;},\&quot;" office:value-type="string" office:string-value="{2084,154},\" calcext:value-type="string">
            <text:p>{2084,154},\</text:p>
          </table:table-cell>
          <table:table-cell table:number-columns-repeated="3"/>
          <table:table-cell table:formula="of:=&quot;((x&lt;&quot;&amp;TEXT([.A102];&quot;0.0&quot;)&amp;&quot;)?&quot;&amp;[.L101]&amp;&quot;:&quot;&amp;[.E102]&amp;&quot;)&quot;" office:value-type="string" office:string-value="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" calcext:value-type="string">
            <text:p>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</text:p>
          </table:table-cell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formula="of:=[.D103]*128+[.B103]*16+[.C103]" office:value-type="float" office:value="155" calcext:value-type="float">
            <text:p>155</text:p>
          </table:table-cell>
          <table:table-cell table:formula="of:=&quot;{&quot;&amp;[.A103]&amp;&quot;,&quot;&amp;[.E103]&amp;&quot;},\&quot;" office:value-type="string" office:string-value="{232,155},\" calcext:value-type="string">
            <text:p>{232,155},\</text:p>
          </table:table-cell>
          <table:table-cell table:formula="of:=[.A103]" office:value-type="float" office:value="232" calcext:value-type="float">
            <text:p>232</text:p>
          </table:table-cell>
          <table:table-cell table:formula="of:=&quot;{&quot;&amp;([.G103]*10)&amp;&quot;,&quot;&amp;[.E103]&amp;&quot;},\&quot;" office:value-type="string" office:string-value="{2320,155},\" calcext:value-type="string">
            <text:p>{2320,155},\</text:p>
          </table:table-cell>
          <table:table-cell table:number-columns-repeated="3"/>
          <table:table-cell table:formula="of:=&quot;((x&lt;&quot;&amp;TEXT([.A103];&quot;0.0&quot;)&amp;&quot;)?&quot;&amp;[.L102]&amp;&quot;:&quot;&amp;[.E103]&amp;&quot;)&quot;" office:value-type="string" office:string-value="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" calcext:value-type="string">
            <text:p>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</text:p>
          </table:table-cell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formula="of:=[.D104]*128+[.B104]*16+[.C104]" office:value-type="float" office:value="156" calcext:value-type="float">
            <text:p>156</text:p>
          </table:table-cell>
          <table:table-cell table:formula="of:=&quot;{&quot;&amp;[.A104]&amp;&quot;,&quot;&amp;[.E104]&amp;&quot;},\&quot;" office:value-type="string" office:string-value="{256,156},\" calcext:value-type="string">
            <text:p>{256,156},\</text:p>
          </table:table-cell>
          <table:table-cell table:formula="of:=[.A104]" office:value-type="float" office:value="256" calcext:value-type="float">
            <text:p>256</text:p>
          </table:table-cell>
          <table:table-cell table:formula="of:=&quot;{&quot;&amp;([.G104]*10)&amp;&quot;,&quot;&amp;[.E104]&amp;&quot;},\&quot;" office:value-type="string" office:string-value="{2560,156},\" calcext:value-type="string">
            <text:p>{2560,156},\</text:p>
          </table:table-cell>
          <table:table-cell table:number-columns-repeated="3"/>
          <table:table-cell table:formula="of:=&quot;((x&lt;&quot;&amp;TEXT([.A104];&quot;0.0&quot;)&amp;&quot;)?&quot;&amp;[.L103]&amp;&quot;:&quot;&amp;[.E104]&amp;&quot;)&quot;" office:value-type="string" office:string-value="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" calcext:value-type="string">
            <text:p>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</text:p>
          </table:table-cell>
        </table:table-row>
        <table:table-row table:style-name="ro2">
          <table:table-cell table:style-name="ce2" office:value-type="float" office:value="269.3" calcext:value-type="float">
            <text:p>269,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formula="of:=[.D105]*128+[.B105]*16+[.C105]" office:value-type="float" office:value="131" calcext:value-type="float">
            <text:p>131</text:p>
          </table:table-cell>
          <table:table-cell table:formula="of:=&quot;{&quot;&amp;[.A105]&amp;&quot;,&quot;&amp;[.E105]&amp;&quot;},\&quot;" office:value-type="string" office:string-value="{269,3,131},\" calcext:value-type="string">
            <text:p>{269,3,131},\</text:p>
          </table:table-cell>
          <table:table-cell table:formula="of:=[.A105]" office:value-type="float" office:value="269.3" calcext:value-type="float">
            <text:p>269,3</text:p>
          </table:table-cell>
          <table:table-cell table:formula="of:=&quot;{&quot;&amp;([.G105]*10)&amp;&quot;,&quot;&amp;[.E105]&amp;&quot;},\&quot;" office:value-type="string" office:string-value="{2693,131},\" calcext:value-type="string">
            <text:p>{2693,131},\</text:p>
          </table:table-cell>
          <table:table-cell table:number-columns-repeated="3"/>
          <table:table-cell table:formula="of:=&quot;((x&lt;&quot;&amp;TEXT([.A105];&quot;0.0&quot;)&amp;&quot;)?&quot;&amp;[.L104]&amp;&quot;:&quot;&amp;[.E105]&amp;&quot;)&quot;" office:value-type="string" office:string-value="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" calcext:value-type="string">
            <text:p>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</text:p>
          </table:table-cell>
        </table:table-row>
        <table:table-row table:style-name="ro2">
          <table:table-cell table:style-name="ce1" office:value-type="float" office:value="284.9" calcext:value-type="float">
            <text:p>284,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formula="of:=[.D106]*128+[.B106]*16+[.C106]" office:value-type="float" office:value="132" calcext:value-type="float">
            <text:p>132</text:p>
          </table:table-cell>
          <table:table-cell table:formula="of:=&quot;{&quot;&amp;[.A106]&amp;&quot;,&quot;&amp;[.E106]&amp;&quot;},\&quot;" office:value-type="string" office:string-value="{284,9,132},\" calcext:value-type="string">
            <text:p>{284,9,132},\</text:p>
          </table:table-cell>
          <table:table-cell table:formula="of:=[.A106]" office:value-type="float" office:value="284.9" calcext:value-type="float">
            <text:p>284,9</text:p>
          </table:table-cell>
          <table:table-cell table:formula="of:=&quot;{&quot;&amp;([.G106]*10)&amp;&quot;,&quot;&amp;[.E106]&amp;&quot;},\&quot;" office:value-type="string" office:string-value="{2849,132},\" calcext:value-type="string">
            <text:p>{2849,132},\</text:p>
          </table:table-cell>
          <table:table-cell table:number-columns-repeated="3"/>
          <table:table-cell table:formula="of:=&quot;((x&lt;&quot;&amp;TEXT([.A106];&quot;0.0&quot;)&amp;&quot;)?&quot;&amp;[.L105]&amp;&quot;:&quot;&amp;[.E106]&amp;&quot;)&quot;" office:value-type="string" office:string-value="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" calcext:value-type="string">
            <text:p>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</text:p>
          </table:table-cell>
        </table:table-row>
        <table:table-row table:style-name="ro2">
          <table:table-cell table:style-name="ce1" office:value-type="float" office:value="335.5" calcext:value-type="float">
            <text:p>335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formula="of:=[.D107]*128+[.B107]*16+[.C107]" office:value-type="float" office:value="136" calcext:value-type="float">
            <text:p>136</text:p>
          </table:table-cell>
          <table:table-cell table:formula="of:=&quot;{&quot;&amp;[.A107]&amp;&quot;,&quot;&amp;[.E107]&amp;&quot;},\&quot;" office:value-type="string" office:string-value="{335,5,136},\" calcext:value-type="string">
            <text:p>{335,5,136},\</text:p>
          </table:table-cell>
          <table:table-cell table:formula="of:=[.A107]" office:value-type="float" office:value="335.5" calcext:value-type="float">
            <text:p>335,5</text:p>
          </table:table-cell>
          <table:table-cell table:formula="of:=&quot;{&quot;&amp;([.G107]*10)&amp;&quot;,&quot;&amp;[.E107]&amp;&quot;},\&quot;" office:value-type="string" office:string-value="{3355,136},\" calcext:value-type="string">
            <text:p>{3355,136},\</text:p>
          </table:table-cell>
          <table:table-cell table:number-columns-repeated="3"/>
          <table:table-cell table:formula="of:=&quot;((x&lt;&quot;&amp;TEXT([.A107];&quot;0.0&quot;)&amp;&quot;)?&quot;&amp;[.L106]&amp;&quot;:&quot;&amp;[.E107]&amp;&quot;)&quot;" office:value-type="string" office:string-value="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" calcext:value-type="string">
            <text:p>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</text:p>
          </table:table-cell>
        </table:table-row>
        <table:table-row table:style-name="ro2">
          <table:table-cell table:style-name="ce1" office:value-type="float" office:value="361.8" calcext:value-type="float">
            <text:p>361,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formula="of:=[.D108]*128+[.B108]*16+[.C108]" office:value-type="float" office:value="137" calcext:value-type="float">
            <text:p>137</text:p>
          </table:table-cell>
          <table:table-cell table:formula="of:=&quot;{&quot;&amp;[.A108]&amp;&quot;,&quot;&amp;[.E108]&amp;&quot;},\&quot;" office:value-type="string" office:string-value="{361,8,137},\" calcext:value-type="string">
            <text:p>{361,8,137},\</text:p>
          </table:table-cell>
          <table:table-cell table:formula="of:=[.A108]" office:value-type="float" office:value="361.8" calcext:value-type="float">
            <text:p>361,8</text:p>
          </table:table-cell>
          <table:table-cell table:formula="of:=&quot;{&quot;&amp;([.G108]*10)&amp;&quot;,&quot;&amp;[.E108]&amp;&quot;},\&quot;" office:value-type="string" office:string-value="{3618,137},\" calcext:value-type="string">
            <text:p>{3618,137},\</text:p>
          </table:table-cell>
          <table:table-cell table:number-columns-repeated="3"/>
          <table:table-cell table:formula="of:=&quot;((x&lt;&quot;&amp;TEXT([.A108];&quot;0.0&quot;)&amp;&quot;)?&quot;&amp;[.L107]&amp;&quot;:&quot;&amp;[.E108]&amp;&quot;)&quot;" office:value-type="string" office:string-value="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" calcext:value-type="string">
            <text:p>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</text:p>
          </table:table-cell>
        </table:table-row>
        <table:table-row table:style-name="ro2">
          <table:table-cell table:style-name="ce1" office:value-type="float" office:value="420.2" calcext:value-type="float">
            <text:p>420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formula="of:=[.D109]*128+[.B109]*16+[.C109]" office:value-type="float" office:value="138" calcext:value-type="float">
            <text:p>138</text:p>
          </table:table-cell>
          <table:table-cell table:formula="of:=&quot;{&quot;&amp;[.A109]&amp;&quot;,&quot;&amp;[.E109]&amp;&quot;},\&quot;" office:value-type="string" office:string-value="{420,2,138},\" calcext:value-type="string">
            <text:p>{420,2,138},\</text:p>
          </table:table-cell>
          <table:table-cell table:formula="of:=[.A109]" office:value-type="float" office:value="420.2" calcext:value-type="float">
            <text:p>420,2</text:p>
          </table:table-cell>
          <table:table-cell table:formula="of:=&quot;{&quot;&amp;([.G109]*10)&amp;&quot;,&quot;&amp;[.E109]&amp;&quot;},\&quot;" office:value-type="string" office:string-value="{4202,138},\" calcext:value-type="string">
            <text:p>{4202,138},\</text:p>
          </table:table-cell>
          <table:table-cell table:number-columns-repeated="3"/>
          <table:table-cell table:formula="of:=&quot;((x&lt;&quot;&amp;TEXT([.A109];&quot;0.0&quot;)&amp;&quot;)?&quot;&amp;[.L108]&amp;&quot;:&quot;&amp;[.E109]&amp;&quot;)&quot;" office:value-type="string" office:string-value="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" calcext:value-type="string">
            <text:p>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</text:p>
          </table:table-cell>
        </table:table-row>
        <table:table-row table:style-name="ro2">
          <table:table-cell table:style-name="ce1" office:value-type="float" office:value="468.4" calcext:value-type="float">
            <text:p>468,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formula="of:=[.D110]*128+[.B110]*16+[.C110]" office:value-type="float" office:value="139" calcext:value-type="float">
            <text:p>139</text:p>
          </table:table-cell>
          <table:table-cell table:formula="of:=&quot;{&quot;&amp;[.A110]&amp;&quot;,&quot;&amp;[.E110]&amp;&quot;},\&quot;" office:value-type="string" office:string-value="{468,4,139},\" calcext:value-type="string">
            <text:p>{468,4,139},\</text:p>
          </table:table-cell>
          <table:table-cell table:formula="of:=[.A110]" office:value-type="float" office:value="468.4" calcext:value-type="float">
            <text:p>468,4</text:p>
          </table:table-cell>
          <table:table-cell table:formula="of:=&quot;{&quot;&amp;([.G110]*10)&amp;&quot;,&quot;&amp;[.E110]&amp;&quot;},\&quot;" office:value-type="string" office:string-value="{4684,139},\" calcext:value-type="string">
            <text:p>{4684,139},\</text:p>
          </table:table-cell>
          <table:table-cell table:number-columns-repeated="3"/>
          <table:table-cell table:formula="of:=&quot;((x&lt;&quot;&amp;TEXT([.A110];&quot;0.0&quot;)&amp;&quot;)?&quot;&amp;[.L109]&amp;&quot;:&quot;&amp;[.E110]&amp;&quot;)&quot;" office:value-type="string" office:string-value="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" calcext:value-type="string">
            <text:p>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</text:p>
          </table:table-cell>
        </table:table-row>
        <table:table-row table:style-name="ro2">
          <table:table-cell table:style-name="ce1" office:value-type="float" office:value="518.8" calcext:value-type="float">
            <text:p>518,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formula="of:=[.D111]*128+[.B111]*16+[.C111]" office:value-type="float" office:value="140" calcext:value-type="float">
            <text:p>140</text:p>
          </table:table-cell>
          <table:table-cell table:formula="of:=&quot;{&quot;&amp;[.A111]&amp;&quot;,&quot;&amp;[.E111]&amp;&quot;},\&quot;" office:value-type="string" office:string-value="{518,8,140},\" calcext:value-type="string">
            <text:p>{518,8,140},\</text:p>
          </table:table-cell>
          <table:table-cell table:formula="of:=[.A111]" office:value-type="float" office:value="518.8" calcext:value-type="float">
            <text:p>518,8</text:p>
          </table:table-cell>
          <table:table-cell table:formula="of:=&quot;{&quot;&amp;([.G111]*10)&amp;&quot;,&quot;&amp;[.E111]&amp;&quot;},\&quot;" office:value-type="string" office:string-value="{5188,140},\" calcext:value-type="string">
            <text:p>{5188,140},\</text:p>
          </table:table-cell>
          <table:table-cell table:number-columns-repeated="3"/>
          <table:table-cell table:formula="of:=&quot;((x&lt;&quot;&amp;TEXT([.A111];&quot;0.0&quot;)&amp;&quot;)?&quot;&amp;[.L110]&amp;&quot;:&quot;&amp;[.E111]&amp;&quot;)&quot;" office:value-type="string" office:string-value="((x&lt;518.8)?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:140)" calcext:value-type="string">
            <text:p>((x&lt;518.8)?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:140)</text:p>
          </table:table-cell>
        </table:table-row>
        <table:table-row table:style-name="ro2">
          <table:table-cell table:style-name="ce1" office:value-type="float" office:value="577" calcext:value-type="float">
            <text:p>5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formula="of:=[.D112]*128+[.B112]*16+[.C112]" office:value-type="float" office:value="141" calcext:value-type="float">
            <text:p>141</text:p>
          </table:table-cell>
          <table:table-cell table:formula="of:=&quot;{&quot;&amp;[.A112]&amp;&quot;,&quot;&amp;[.E112]&amp;&quot;},\&quot;" office:value-type="string" office:string-value="{577,141},\" calcext:value-type="string">
            <text:p>{577,141},\</text:p>
          </table:table-cell>
          <table:table-cell table:formula="of:=[.A112]" office:value-type="float" office:value="577" calcext:value-type="float">
            <text:p>577</text:p>
          </table:table-cell>
          <table:table-cell table:formula="of:=&quot;{&quot;&amp;([.G112]*10)&amp;&quot;,&quot;&amp;[.E112]&amp;&quot;},\&quot;" office:value-type="string" office:string-value="{5770,141},\" calcext:value-type="string">
            <text:p>{5770,141},\</text:p>
          </table:table-cell>
          <table:table-cell table:number-columns-repeated="3"/>
          <table:table-cell table:formula="of:=&quot;((x&lt;&quot;&amp;TEXT([.A112];&quot;0.0&quot;)&amp;&quot;)?&quot;&amp;[.L111]&amp;&quot;:&quot;&amp;[.E112]&amp;&quot;)&quot;" office:value-type="string" office:string-value="((x&lt;577.0)?((x&lt;518.8)?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:140):141)" calcext:value-type="string">
            <text:p>((x&lt;577.0)?((x&lt;518.8)?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:140):141)</text:p>
          </table:table-cell>
        </table:table-row>
        <table:table-row table:style-name="ro2">
          <table:table-cell table:style-name="ce1" office:value-type="float" office:value="620.7" calcext:value-type="float">
            <text:p>620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formula="of:=[.D113]*128+[.B113]*16+[.C113]" office:value-type="float" office:value="142" calcext:value-type="float">
            <text:p>142</text:p>
          </table:table-cell>
          <table:table-cell table:formula="of:=&quot;{&quot;&amp;[.A113]&amp;&quot;,&quot;&amp;[.E113]&amp;&quot;},\&quot;" office:value-type="string" office:string-value="{620,7,142},\" calcext:value-type="string">
            <text:p>{620,7,142},\</text:p>
          </table:table-cell>
          <table:table-cell table:formula="of:=[.A113]" office:value-type="float" office:value="620.7" calcext:value-type="float">
            <text:p>620,7</text:p>
          </table:table-cell>
          <table:table-cell table:formula="of:=&quot;{&quot;&amp;([.G113]*10)&amp;&quot;,&quot;&amp;[.E113]&amp;&quot;},\&quot;" office:value-type="string" office:string-value="{6207,142},\" calcext:value-type="string">
            <text:p>{6207,142},\</text:p>
          </table:table-cell>
          <table:table-cell table:number-columns-repeated="3"/>
          <table:table-cell table:formula="of:=&quot;((x&lt;&quot;&amp;TEXT([.A113];&quot;0.0&quot;)&amp;&quot;)?&quot;&amp;[.L112]&amp;&quot;:&quot;&amp;[.E113]&amp;&quot;)&quot;" office:value-type="string" office:string-value="((x&lt;620.7)?((x&lt;577.0)?((x&lt;518.8)?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:140):141):142)" calcext:value-type="string">
            <text:p>((x&lt;620.7)?((x&lt;577.0)?((x&lt;518.8)?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:140):141):142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((x&lt;620.7)?((x&lt;577.0)?((x&lt;518.8)?((x&lt;468.4)?((x&lt;420.2)?((x&lt;361.8)?((x&lt;335.5)?((x&lt;284.9)?((x&lt;269.3)?((x&lt;256.0)?((x&lt;232.0)?((x&lt;208.4)?((x&lt;181.1)?((x&lt;168.0)?((x&lt;154.2)?((x&lt;138.7)?((x&lt;137.9)?((x&lt;127.9)?((x&lt;112.1)?((x&lt;95.3)?((x&lt;90.0)?((x&lt;83.2)?((x&lt;75.2)?((x&lt;69.2)?((x&lt;64.1)?((x&lt;56.2)?((x&lt;51.2)?((x&lt;47.7)?((x&lt;42.7)?((x&lt;38.6)?((x&lt;34.7)?((x&lt;31.9)?((x&lt;28.2)?((x&lt;24.0)?((x&lt;22.7)?((x&lt;21.6)?((x&lt;18.9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5):33):34):35):36):42):31):39):43):44):45):46):21):22):23):1):2):3):4):5):6):7):10):11):152):153):154):155):156):131):132):136):137):138):139):140):141):142)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</table:table-row>
        <table:table-row table:style-name="ro2">
          <table:table-cell table:style-name="ce1" office:value-type="float" office:value="2.6" calcext:value-type="float">
            <text:p>2,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118]*128+[.B118]*16+[.C118]" office:value-type="float" office:value="81" calcext:value-type="float">
            <text:p>81</text:p>
          </table:table-cell>
          <table:table-cell table:formula="of:=&quot;{&quot;&amp;[.A118]&amp;&quot;,&quot;&amp;[.E118]&amp;&quot;},\&quot;" office:value-type="string" office:string-value="{2,6,81},\" calcext:value-type="string">
            <text:p>{2,6,81},\</text:p>
          </table:table-cell>
          <table:table-cell table:formula="of:=[.A118]" office:value-type="float" office:value="2.6" calcext:value-type="float">
            <text:p>2,6</text:p>
          </table:table-cell>
          <table:table-cell table:formula="of:=&quot;{&quot;&amp;([.G118]*10)&amp;&quot;,&quot;&amp;[.E118]&amp;&quot;},\&quot;" office:value-type="string" office:string-value="{26,81},\" calcext:value-type="string">
            <text:p>{26,81},\</text:p>
          </table:table-cell>
          <table:table-cell table:number-columns-repeated="3"/>
          <table:table-cell table:formula="of:=&quot;((x&lt;&quot;&amp;TEXT([.A118];&quot;0.0&quot;)&amp;&quot;)?&quot;&amp;[.L117]&amp;&quot;:&quot;&amp;[.E118]&amp;&quot;)&quot;" office:value-type="string" office:string-value="((x&lt;2.6)?81:81)" calcext:value-type="string">
            <text:p>((x&lt;2.6)?81:81)</text:p>
          </table:table-cell>
        </table:table-row>
        <table:table-row table:style-name="ro2">
          <table:table-cell table:style-name="ce1" office:value-type="float" office:value="2.8" calcext:value-type="float">
            <text:p>2,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119]*128+[.B119]*16+[.C119]" office:value-type="float" office:value="82" calcext:value-type="float">
            <text:p>82</text:p>
          </table:table-cell>
          <table:table-cell table:formula="of:=&quot;{&quot;&amp;[.A119]&amp;&quot;,&quot;&amp;[.E119]&amp;&quot;},\&quot;" office:value-type="string" office:string-value="{2,8,82},\" calcext:value-type="string">
            <text:p>{2,8,82},\</text:p>
          </table:table-cell>
          <table:table-cell table:formula="of:=[.A119]" office:value-type="float" office:value="2.8" calcext:value-type="float">
            <text:p>2,8</text:p>
          </table:table-cell>
          <table:table-cell table:formula="of:=&quot;{&quot;&amp;([.G119]*10)&amp;&quot;,&quot;&amp;[.E119]&amp;&quot;},\&quot;" office:value-type="string" office:string-value="{28,82},\" calcext:value-type="string">
            <text:p>{28,82},\</text:p>
          </table:table-cell>
          <table:table-cell table:number-columns-repeated="3"/>
          <table:table-cell table:formula="of:=&quot;((x&lt;&quot;&amp;TEXT([.A119];&quot;0.0&quot;)&amp;&quot;)?&quot;&amp;[.L118]&amp;&quot;:&quot;&amp;[.E119]&amp;&quot;)&quot;" office:value-type="string" office:string-value="((x&lt;2.8)?((x&lt;2.6)?81:81):82)" calcext:value-type="string">
            <text:p>((x&lt;2.8)?((x&lt;2.6)?81:81):82)</text:p>
          </table:table-cell>
        </table:table-row>
        <table:table-row table:style-name="ro2">
          <table:table-cell table:style-name="ce1" office:value-type="float" office:value="3.1" calcext:value-type="float">
            <text:p>3,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120]*128+[.B120]*16+[.C120]" office:value-type="float" office:value="83" calcext:value-type="float">
            <text:p>83</text:p>
          </table:table-cell>
          <table:table-cell table:formula="of:=&quot;{&quot;&amp;[.A120]&amp;&quot;,&quot;&amp;[.E120]&amp;&quot;},\&quot;" office:value-type="string" office:string-value="{3,1,83},\" calcext:value-type="string">
            <text:p>{3,1,83},\</text:p>
          </table:table-cell>
          <table:table-cell table:formula="of:=[.A120]" office:value-type="float" office:value="3.1" calcext:value-type="float">
            <text:p>3,1</text:p>
          </table:table-cell>
          <table:table-cell table:formula="of:=&quot;{&quot;&amp;([.G120]*10)&amp;&quot;,&quot;&amp;[.E120]&amp;&quot;},\&quot;" office:value-type="string" office:string-value="{31,83},\" calcext:value-type="string">
            <text:p>{31,83},\</text:p>
          </table:table-cell>
          <table:table-cell table:number-columns-repeated="3"/>
          <table:table-cell table:formula="of:=&quot;((x&lt;&quot;&amp;TEXT([.A120];&quot;0.0&quot;)&amp;&quot;)?&quot;&amp;[.L119]&amp;&quot;:&quot;&amp;[.E120]&amp;&quot;)&quot;" office:value-type="string" office:string-value="((x&lt;3.1)?((x&lt;2.8)?((x&lt;2.6)?81:81):82):83)" calcext:value-type="string">
            <text:p>((x&lt;3.1)?((x&lt;2.8)?((x&lt;2.6)?81:81):82):83)</text:p>
          </table:table-cell>
        </table:table-row>
        <table:table-row table:style-name="ro2">
          <table:table-cell table:style-name="ce1" office:value-type="float" office:value="3.2" calcext:value-type="float">
            <text:p>3,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121]*128+[.B121]*16+[.C121]" office:value-type="float" office:value="84" calcext:value-type="float">
            <text:p>84</text:p>
          </table:table-cell>
          <table:table-cell table:formula="of:=&quot;{&quot;&amp;[.A121]&amp;&quot;,&quot;&amp;[.E121]&amp;&quot;},\&quot;" office:value-type="string" office:string-value="{3,2,84},\" calcext:value-type="string">
            <text:p>{3,2,84},\</text:p>
          </table:table-cell>
          <table:table-cell table:formula="of:=[.A121]" office:value-type="float" office:value="3.2" calcext:value-type="float">
            <text:p>3,2</text:p>
          </table:table-cell>
          <table:table-cell table:formula="of:=&quot;{&quot;&amp;([.G121]*10)&amp;&quot;,&quot;&amp;[.E121]&amp;&quot;},\&quot;" office:value-type="string" office:string-value="{32,84},\" calcext:value-type="string">
            <text:p>{32,84},\</text:p>
          </table:table-cell>
          <table:table-cell table:number-columns-repeated="3"/>
          <table:table-cell table:formula="of:=&quot;((x&lt;&quot;&amp;TEXT([.A121];&quot;0.0&quot;)&amp;&quot;)?&quot;&amp;[.L120]&amp;&quot;:&quot;&amp;[.E121]&amp;&quot;)&quot;" office:value-type="string" office:string-value="((x&lt;3.2)?((x&lt;3.1)?((x&lt;2.8)?((x&lt;2.6)?81:81):82):83):84)" calcext:value-type="string">
            <text:p>((x&lt;3.2)?((x&lt;3.1)?((x&lt;2.8)?((x&lt;2.6)?81:81):82):83):84)</text:p>
          </table:table-cell>
        </table:table-row>
        <table:table-row table:style-name="ro2">
          <table:table-cell table:style-name="ce1" office:value-type="float" office:value="3.7" calcext:value-type="float">
            <text:p>3,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122]*128+[.B122]*16+[.C122]" office:value-type="float" office:value="85" calcext:value-type="float">
            <text:p>85</text:p>
          </table:table-cell>
          <table:table-cell table:formula="of:=&quot;{&quot;&amp;[.A122]&amp;&quot;,&quot;&amp;[.E122]&amp;&quot;},\&quot;" office:value-type="string" office:string-value="{3,7,85},\" calcext:value-type="string">
            <text:p>{3,7,85},\</text:p>
          </table:table-cell>
          <table:table-cell table:formula="of:=[.A122]" office:value-type="float" office:value="3.7" calcext:value-type="float">
            <text:p>3,7</text:p>
          </table:table-cell>
          <table:table-cell table:formula="of:=&quot;{&quot;&amp;([.G122]*10)&amp;&quot;,&quot;&amp;[.E122]&amp;&quot;},\&quot;" office:value-type="string" office:string-value="{37,85},\" calcext:value-type="string">
            <text:p>{37,85},\</text:p>
          </table:table-cell>
          <table:table-cell table:number-columns-repeated="3"/>
          <table:table-cell table:formula="of:=&quot;((x&lt;&quot;&amp;TEXT([.A122];&quot;0.0&quot;)&amp;&quot;)?&quot;&amp;[.L121]&amp;&quot;:&quot;&amp;[.E122]&amp;&quot;)&quot;" office:value-type="string" office:string-value="((x&lt;3.7)?((x&lt;3.2)?((x&lt;3.1)?((x&lt;2.8)?((x&lt;2.6)?81:81):82):83):84):85)" calcext:value-type="string">
            <text:p>((x&lt;3.7)?((x&lt;3.2)?((x&lt;3.1)?((x&lt;2.8)?((x&lt;2.6)?81:81):82):83):84):85)</text:p>
          </table:table-cell>
        </table:table-row>
        <table:table-row table:style-name="ro2">
          <table:table-cell table:style-name="ce1" office:value-type="float" office:value="4.9" calcext:value-type="float">
            <text:p>4,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123]*128+[.B123]*16+[.C123]" office:value-type="float" office:value="65" calcext:value-type="float">
            <text:p>65</text:p>
          </table:table-cell>
          <table:table-cell table:formula="of:=&quot;{&quot;&amp;[.A123]&amp;&quot;,&quot;&amp;[.E123]&amp;&quot;},\&quot;" office:value-type="string" office:string-value="{4,9,65},\" calcext:value-type="string">
            <text:p>{4,9,65},\</text:p>
          </table:table-cell>
          <table:table-cell table:formula="of:=[.A123]" office:value-type="float" office:value="4.9" calcext:value-type="float">
            <text:p>4,9</text:p>
          </table:table-cell>
          <table:table-cell table:formula="of:=&quot;{&quot;&amp;([.G123]*10)&amp;&quot;,&quot;&amp;[.E123]&amp;&quot;},\&quot;" office:value-type="string" office:string-value="{49,65},\" calcext:value-type="string">
            <text:p>{49,65},\</text:p>
          </table:table-cell>
          <table:table-cell table:number-columns-repeated="3"/>
          <table:table-cell table:formula="of:=&quot;((x&lt;&quot;&amp;TEXT([.A123];&quot;0.0&quot;)&amp;&quot;)?&quot;&amp;[.L122]&amp;&quot;:&quot;&amp;[.E123]&amp;&quot;)&quot;" office:value-type="string" office:string-value="((x&lt;4.9)?((x&lt;3.7)?((x&lt;3.2)?((x&lt;3.1)?((x&lt;2.8)?((x&lt;2.6)?81:81):82):83):84):85):65)" calcext:value-type="string">
            <text:p>((x&lt;4.9)?((x&lt;3.7)?((x&lt;3.2)?((x&lt;3.1)?((x&lt;2.8)?((x&lt;2.6)?81:81):82):83):84):85):65)</text:p>
          </table:table-cell>
        </table:table-row>
        <table:table-row table:style-name="ro2">
          <table:table-cell table:style-name="ce1" office:value-type="float" office:value="5.4" calcext:value-type="float">
            <text:p>5,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124]*128+[.B124]*16+[.C124]" office:value-type="float" office:value="66" calcext:value-type="float">
            <text:p>66</text:p>
          </table:table-cell>
          <table:table-cell table:formula="of:=&quot;{&quot;&amp;[.A124]&amp;&quot;,&quot;&amp;[.E124]&amp;&quot;},\&quot;" office:value-type="string" office:string-value="{5,4,66},\" calcext:value-type="string">
            <text:p>{5,4,66},\</text:p>
          </table:table-cell>
          <table:table-cell table:formula="of:=[.A124]" office:value-type="float" office:value="5.4" calcext:value-type="float">
            <text:p>5,4</text:p>
          </table:table-cell>
          <table:table-cell table:formula="of:=&quot;{&quot;&amp;([.G124]*10)&amp;&quot;,&quot;&amp;[.E124]&amp;&quot;},\&quot;" office:value-type="string" office:string-value="{54,66},\" calcext:value-type="string">
            <text:p>{54,66},\</text:p>
          </table:table-cell>
          <table:table-cell table:number-columns-repeated="3"/>
          <table:table-cell table:formula="of:=&quot;((x&lt;&quot;&amp;TEXT([.A124];&quot;0.0&quot;)&amp;&quot;)?&quot;&amp;[.L123]&amp;&quot;:&quot;&amp;[.E124]&amp;&quot;)&quot;" office:value-type="string" office:string-value="((x&lt;5.4)?((x&lt;4.9)?((x&lt;3.7)?((x&lt;3.2)?((x&lt;3.1)?((x&lt;2.8)?((x&lt;2.6)?81:81):82):83):84):85):65):66)" calcext:value-type="string">
            <text:p>((x&lt;5.4)?((x&lt;4.9)?((x&lt;3.7)?((x&lt;3.2)?((x&lt;3.1)?((x&lt;2.8)?((x&lt;2.6)?81:81):82):83):84):85):65):66)</text:p>
          </table:table-cell>
        </table:table-row>
        <table:table-row table:style-name="ro2">
          <table:table-cell table:style-name="ce1" office:value-type="float" office:value="5.9" calcext:value-type="float">
            <text:p>5,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125]*128+[.B125]*16+[.C125]" office:value-type="float" office:value="67" calcext:value-type="float">
            <text:p>67</text:p>
          </table:table-cell>
          <table:table-cell table:formula="of:=&quot;{&quot;&amp;[.A125]&amp;&quot;,&quot;&amp;[.E125]&amp;&quot;},\&quot;" office:value-type="string" office:string-value="{5,9,67},\" calcext:value-type="string">
            <text:p>{5,9,67},\</text:p>
          </table:table-cell>
          <table:table-cell table:formula="of:=[.A125]" office:value-type="float" office:value="5.9" calcext:value-type="float">
            <text:p>5,9</text:p>
          </table:table-cell>
          <table:table-cell table:formula="of:=&quot;{&quot;&amp;([.G125]*10)&amp;&quot;,&quot;&amp;[.E125]&amp;&quot;},\&quot;" office:value-type="string" office:string-value="{59,67},\" calcext:value-type="string">
            <text:p>{59,67},\</text:p>
          </table:table-cell>
          <table:table-cell table:number-columns-repeated="3"/>
          <table:table-cell table:formula="of:=&quot;((x&lt;&quot;&amp;TEXT([.A125];&quot;0.0&quot;)&amp;&quot;)?&quot;&amp;[.L124]&amp;&quot;:&quot;&amp;[.E125]&amp;&quot;)&quot;" office:value-type="string" office:string-value="((x&lt;5.9)?((x&lt;5.4)?((x&lt;4.9)?((x&lt;3.7)?((x&lt;3.2)?((x&lt;3.1)?((x&lt;2.8)?((x&lt;2.6)?81:81):82):83):84):85):65):66):67)" calcext:value-type="string">
            <text:p>((x&lt;5.9)?((x&lt;5.4)?((x&lt;4.9)?((x&lt;3.7)?((x&lt;3.2)?((x&lt;3.1)?((x&lt;2.8)?((x&lt;2.6)?81:81):82):83):84):85):65):66):67)</text:p>
          </table:table-cell>
        </table:table-row>
        <table:table-row table:style-name="ro2">
          <table:table-cell table:style-name="ce1" office:value-type="float" office:value="6.1" calcext:value-type="float">
            <text:p>6,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126]*128+[.B126]*16+[.C126]" office:value-type="float" office:value="68" calcext:value-type="float">
            <text:p>68</text:p>
          </table:table-cell>
          <table:table-cell table:formula="of:=&quot;{&quot;&amp;[.A126]&amp;&quot;,&quot;&amp;[.E126]&amp;&quot;},\&quot;" office:value-type="string" office:string-value="{6,1,68},\" calcext:value-type="string">
            <text:p>{6,1,68},\</text:p>
          </table:table-cell>
          <table:table-cell table:formula="of:=[.A126]" office:value-type="float" office:value="6.1" calcext:value-type="float">
            <text:p>6,1</text:p>
          </table:table-cell>
          <table:table-cell table:formula="of:=&quot;{&quot;&amp;([.G126]*10)&amp;&quot;,&quot;&amp;[.E126]&amp;&quot;},\&quot;" office:value-type="string" office:string-value="{61,68},\" calcext:value-type="string">
            <text:p>{61,68},\</text:p>
          </table:table-cell>
          <table:table-cell table:number-columns-repeated="3"/>
          <table:table-cell table:formula="of:=&quot;((x&lt;&quot;&amp;TEXT([.A126];&quot;0.0&quot;)&amp;&quot;)?&quot;&amp;[.L125]&amp;&quot;:&quot;&amp;[.E126]&amp;&quot;)&quot;" office:value-type="string" office:string-value="((x&lt;6.1)?((x&lt;5.9)?((x&lt;5.4)?((x&lt;4.9)?((x&lt;3.7)?((x&lt;3.2)?((x&lt;3.1)?((x&lt;2.8)?((x&lt;2.6)?81:81):82):83):84):85):65):66):67):68)" calcext:value-type="string">
            <text:p>((x&lt;6.1)?((x&lt;5.9)?((x&lt;5.4)?((x&lt;4.9)?((x&lt;3.7)?((x&lt;3.2)?((x&lt;3.1)?((x&lt;2.8)?((x&lt;2.6)?81:81):82):83):84):85):65):66):67):68)</text:p>
          </table:table-cell>
        </table:table-row>
        <table:table-row table:style-name="ro2">
          <table:table-cell table:style-name="ce1" office:value-type="float" office:value="7.2" calcext:value-type="float">
            <text:p>7,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127]*128+[.B127]*16+[.C127]" office:value-type="float" office:value="69" calcext:value-type="float">
            <text:p>69</text:p>
          </table:table-cell>
          <table:table-cell table:formula="of:=&quot;{&quot;&amp;[.A127]&amp;&quot;,&quot;&amp;[.E127]&amp;&quot;},\&quot;" office:value-type="string" office:string-value="{7,2,69},\" calcext:value-type="string">
            <text:p>{7,2,69},\</text:p>
          </table:table-cell>
          <table:table-cell table:formula="of:=[.A127]" office:value-type="float" office:value="7.2" calcext:value-type="float">
            <text:p>7,2</text:p>
          </table:table-cell>
          <table:table-cell table:formula="of:=&quot;{&quot;&amp;([.G127]*10)&amp;&quot;,&quot;&amp;[.E127]&amp;&quot;},\&quot;" office:value-type="string" office:string-value="{72,69},\" calcext:value-type="string">
            <text:p>{72,69},\</text:p>
          </table:table-cell>
          <table:table-cell table:number-columns-repeated="3"/>
          <table:table-cell table:formula="of:=&quot;((x&lt;&quot;&amp;TEXT([.A127];&quot;0.0&quot;)&amp;&quot;)?&quot;&amp;[.L126]&amp;&quot;:&quot;&amp;[.E127]&amp;&quot;)&quot;" office:value-type="string" office:string-value="((x&lt;7.2)?((x&lt;6.1)?((x&lt;5.9)?((x&lt;5.4)?((x&lt;4.9)?((x&lt;3.7)?((x&lt;3.2)?((x&lt;3.1)?((x&lt;2.8)?((x&lt;2.6)?81:81):82):83):84):85):65):66):67):68):69)" calcext:value-type="string">
            <text:p>((x&lt;7.2)?((x&lt;6.1)?((x&lt;5.9)?((x&lt;5.4)?((x&lt;4.9)?((x&lt;3.7)?((x&lt;3.2)?((x&lt;3.1)?((x&lt;2.8)?((x&lt;2.6)?81:81):82):83):84):85):65):66):67):68):69)</text:p>
          </table:table-cell>
        </table:table-row>
        <table:table-row table:style-name="ro2">
          <table:table-cell table:style-name="ce1" office:value-type="float" office:value="9.5" calcext:value-type="float">
            <text:p>9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formula="of:=[.D128]*128+[.B128]*16+[.C128]" office:value-type="float" office:value="49" calcext:value-type="float">
            <text:p>49</text:p>
          </table:table-cell>
          <table:table-cell table:formula="of:=&quot;{&quot;&amp;[.A128]&amp;&quot;,&quot;&amp;[.E128]&amp;&quot;},\&quot;" office:value-type="string" office:string-value="{9,5,49},\" calcext:value-type="string">
            <text:p>{9,5,49},\</text:p>
          </table:table-cell>
          <table:table-cell table:formula="of:=[.A128]" office:value-type="float" office:value="9.5" calcext:value-type="float">
            <text:p>9,5</text:p>
          </table:table-cell>
          <table:table-cell table:formula="of:=&quot;{&quot;&amp;([.G128]*10)&amp;&quot;,&quot;&amp;[.E128]&amp;&quot;},\&quot;" office:value-type="string" office:string-value="{95,49},\" calcext:value-type="string">
            <text:p>{95,49},\</text:p>
          </table:table-cell>
          <table:table-cell table:number-columns-repeated="3"/>
          <table:table-cell table:formula="of:=&quot;((x&lt;&quot;&amp;TEXT([.A128];&quot;0.0&quot;)&amp;&quot;)?&quot;&amp;[.L127]&amp;&quot;:&quot;&amp;[.E128]&amp;&quot;)&quot;" office:value-type="string" office:string-value="((x&lt;9.5)?((x&lt;7.2)?((x&lt;6.1)?((x&lt;5.9)?((x&lt;5.4)?((x&lt;4.9)?((x&lt;3.7)?((x&lt;3.2)?((x&lt;3.1)?((x&lt;2.8)?((x&lt;2.6)?81:81):82):83):84):85):65):66):67):68):69):49)" calcext:value-type="string">
            <text:p>((x&lt;9.5)?((x&lt;7.2)?((x&lt;6.1)?((x&lt;5.9)?((x&lt;5.4)?((x&lt;4.9)?((x&lt;3.7)?((x&lt;3.2)?((x&lt;3.1)?((x&lt;2.8)?((x&lt;2.6)?81:81):82):83):84):85):65):66):67):68):69):49)</text:p>
          </table:table-cell>
        </table:table-row>
        <table:table-row table:style-name="ro2">
          <table:table-cell table:style-name="ce1" office:value-type="float" office:value="10.6" calcext:value-type="float">
            <text:p>10,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formula="of:=[.D129]*128+[.B129]*16+[.C129]" office:value-type="float" office:value="50" calcext:value-type="float">
            <text:p>50</text:p>
          </table:table-cell>
          <table:table-cell table:formula="of:=&quot;{&quot;&amp;[.A129]&amp;&quot;,&quot;&amp;[.E129]&amp;&quot;},\&quot;" office:value-type="string" office:string-value="{10,6,50},\" calcext:value-type="string">
            <text:p>{10,6,50},\</text:p>
          </table:table-cell>
          <table:table-cell table:formula="of:=[.A129]" office:value-type="float" office:value="10.6" calcext:value-type="float">
            <text:p>10,6</text:p>
          </table:table-cell>
          <table:table-cell table:formula="of:=&quot;{&quot;&amp;([.G129]*10)&amp;&quot;,&quot;&amp;[.E129]&amp;&quot;},\&quot;" office:value-type="string" office:string-value="{106,50},\" calcext:value-type="string">
            <text:p>{106,50},\</text:p>
          </table:table-cell>
          <table:table-cell table:number-columns-repeated="3"/>
          <table:table-cell table:formula="of:=&quot;((x&lt;&quot;&amp;TEXT([.A129];&quot;0.0&quot;)&amp;&quot;)?&quot;&amp;[.L128]&amp;&quot;:&quot;&amp;[.E129]&amp;&quot;)&quot;" office:value-type="string" office:string-value="((x&lt;10.6)?((x&lt;9.5)?((x&lt;7.2)?((x&lt;6.1)?((x&lt;5.9)?((x&lt;5.4)?((x&lt;4.9)?((x&lt;3.7)?((x&lt;3.2)?((x&lt;3.1)?((x&lt;2.8)?((x&lt;2.6)?81:81):82):83):84):85):65):66):67):68):69):49):50)" calcext:value-type="string">
            <text:p>((x&lt;10.6)?((x&lt;9.5)?((x&lt;7.2)?((x&lt;6.1)?((x&lt;5.9)?((x&lt;5.4)?((x&lt;4.9)?((x&lt;3.7)?((x&lt;3.2)?((x&lt;3.1)?((x&lt;2.8)?((x&lt;2.6)?81:81):82):83):84):85):65):66):67):68):69):49):50)</text:p>
          </table:table-cell>
        </table:table-row>
        <table:table-row table:style-name="ro2">
          <table:table-cell table:style-name="ce1" office:value-type="float" office:value="11.5" calcext:value-type="float">
            <text:p>11,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formula="of:=[.D130]*128+[.B130]*16+[.C130]" office:value-type="float" office:value="51" calcext:value-type="float">
            <text:p>51</text:p>
          </table:table-cell>
          <table:table-cell table:formula="of:=&quot;{&quot;&amp;[.A130]&amp;&quot;,&quot;&amp;[.E130]&amp;&quot;},\&quot;" office:value-type="string" office:string-value="{11,5,51},\" calcext:value-type="string">
            <text:p>{11,5,51},\</text:p>
          </table:table-cell>
          <table:table-cell table:formula="of:=[.A130]" office:value-type="float" office:value="11.5" calcext:value-type="float">
            <text:p>11,5</text:p>
          </table:table-cell>
          <table:table-cell table:formula="of:=&quot;{&quot;&amp;([.G130]*10)&amp;&quot;,&quot;&amp;[.E130]&amp;&quot;},\&quot;" office:value-type="string" office:string-value="{115,51},\" calcext:value-type="string">
            <text:p>{115,51},\</text:p>
          </table:table-cell>
          <table:table-cell table:number-columns-repeated="3"/>
          <table:table-cell table:formula="of:=&quot;((x&lt;&quot;&amp;TEXT([.A130];&quot;0.0&quot;)&amp;&quot;)?&quot;&amp;[.L129]&amp;&quot;:&quot;&amp;[.E130]&amp;&quot;)&quot;" office:value-type="string" office:string-value="((x&lt;11.5)?((x&lt;10.6)?((x&lt;9.5)?((x&lt;7.2)?((x&lt;6.1)?((x&lt;5.9)?((x&lt;5.4)?((x&lt;4.9)?((x&lt;3.7)?((x&lt;3.2)?((x&lt;3.1)?((x&lt;2.8)?((x&lt;2.6)?81:81):82):83):84):85):65):66):67):68):69):49):50):51)" calcext:value-type="string">
            <text:p>((x&lt;11.5)?((x&lt;10.6)?((x&lt;9.5)?((x&lt;7.2)?((x&lt;6.1)?((x&lt;5.9)?((x&lt;5.4)?((x&lt;4.9)?((x&lt;3.7)?((x&lt;3.2)?((x&lt;3.1)?((x&lt;2.8)?((x&lt;2.6)?81:81):82):83):84):85):65):66):67):68):69):49):50):51)</text:p>
          </table:table-cell>
        </table:table-row>
        <table:table-row table:style-name="ro2">
          <table:table-cell table:style-name="ce1" office:value-type="float" office:value="12.1" calcext:value-type="float">
            <text:p>12,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[.D131]*128+[.B131]*16+[.C131]" office:value-type="float" office:value="52" calcext:value-type="float">
            <text:p>52</text:p>
          </table:table-cell>
          <table:table-cell table:formula="of:=&quot;{&quot;&amp;[.A131]&amp;&quot;,&quot;&amp;[.E131]&amp;&quot;},\&quot;" office:value-type="string" office:string-value="{12,1,52},\" calcext:value-type="string">
            <text:p>{12,1,52},\</text:p>
          </table:table-cell>
          <table:table-cell table:formula="of:=[.A131]" office:value-type="float" office:value="12.1" calcext:value-type="float">
            <text:p>12,1</text:p>
          </table:table-cell>
          <table:table-cell table:formula="of:=&quot;{&quot;&amp;([.G131]*10)&amp;&quot;,&quot;&amp;[.E131]&amp;&quot;},\&quot;" office:value-type="string" office:string-value="{121,52},\" calcext:value-type="string">
            <text:p>{121,52},\</text:p>
          </table:table-cell>
          <table:table-cell table:number-columns-repeated="3"/>
          <table:table-cell table:formula="of:=&quot;((x&lt;&quot;&amp;TEXT([.A131];&quot;0.0&quot;)&amp;&quot;)?&quot;&amp;[.L130]&amp;&quot;:&quot;&amp;[.E131]&amp;&quot;)&quot;" office:value-type="string" office:string-value="((x&lt;12.1)?((x&lt;11.5)?((x&lt;10.6)?((x&lt;9.5)?((x&lt;7.2)?((x&lt;6.1)?((x&lt;5.9)?((x&lt;5.4)?((x&lt;4.9)?((x&lt;3.7)?((x&lt;3.2)?((x&lt;3.1)?((x&lt;2.8)?((x&lt;2.6)?81:81):82):83):84):85):65):66):67):68):69):49):50):51):52)" calcext:value-type="string">
            <text:p>((x&lt;12.1)?((x&lt;11.5)?((x&lt;10.6)?((x&lt;9.5)?((x&lt;7.2)?((x&lt;6.1)?((x&lt;5.9)?((x&lt;5.4)?((x&lt;4.9)?((x&lt;3.7)?((x&lt;3.2)?((x&lt;3.1)?((x&lt;2.8)?((x&lt;2.6)?81:81):82):83):84):85):65):66):67):68):69):49):50):51):52)</text:p>
          </table:table-cell>
        </table:table-row>
        <table:table-row table:style-name="ro2">
          <table:table-cell table:style-name="ce1" office:value-type="float" office:value="14.2" calcext:value-type="float">
            <text:p>14,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132]*128+[.B132]*16+[.C132]" office:value-type="float" office:value="53" calcext:value-type="float">
            <text:p>53</text:p>
          </table:table-cell>
          <table:table-cell table:formula="of:=&quot;{&quot;&amp;[.A132]&amp;&quot;,&quot;&amp;[.E132]&amp;&quot;},\&quot;" office:value-type="string" office:string-value="{14,2,53},\" calcext:value-type="string">
            <text:p>{14,2,53},\</text:p>
          </table:table-cell>
          <table:table-cell table:formula="of:=[.A132]" office:value-type="float" office:value="14.2" calcext:value-type="float">
            <text:p>14,2</text:p>
          </table:table-cell>
          <table:table-cell table:formula="of:=&quot;{&quot;&amp;([.G132]*10)&amp;&quot;,&quot;&amp;[.E132]&amp;&quot;},\&quot;" office:value-type="string" office:string-value="{142,53},\" calcext:value-type="string">
            <text:p>{142,53},\</text:p>
          </table:table-cell>
          <table:table-cell table:number-columns-repeated="3"/>
          <table:table-cell table:formula="of:=&quot;((x&lt;&quot;&amp;TEXT([.A132];&quot;0.0&quot;)&amp;&quot;)?&quot;&amp;[.L131]&amp;&quot;:&quot;&amp;[.E132]&amp;&quot;)&quot;" office:value-type="string" office:string-value="((x&lt;14.2)?((x&lt;12.1)?((x&lt;11.5)?((x&lt;10.6)?((x&lt;9.5)?((x&lt;7.2)?((x&lt;6.1)?((x&lt;5.9)?((x&lt;5.4)?((x&lt;4.9)?((x&lt;3.7)?((x&lt;3.2)?((x&lt;3.1)?((x&lt;2.8)?((x&lt;2.6)?81:81):82):83):84):85):65):66):67):68):69):49):50):51):52):53)" calcext:value-type="string">
            <text:p>((x&lt;14.2)?((x&lt;12.1)?((x&lt;11.5)?((x&lt;10.6)?((x&lt;9.5)?((x&lt;7.2)?((x&lt;6.1)?((x&lt;5.9)?((x&lt;5.4)?((x&lt;4.9)?((x&lt;3.7)?((x&lt;3.2)?((x&lt;3.1)?((x&lt;2.8)?((x&lt;2.6)?81:81):82):83):84):85):65):66):67):68):69):49):50):51):52):53)</text:p>
          </table:table-cell>
        </table:table-row>
        <table:table-row table:style-name="ro2">
          <table:table-cell table:style-name="ce1" office:value-type="float" office:value="16.2" calcext:value-type="float">
            <text:p>16,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133]*128+[.B133]*16+[.C133]" office:value-type="float" office:value="54" calcext:value-type="float">
            <text:p>54</text:p>
          </table:table-cell>
          <table:table-cell table:formula="of:=&quot;{&quot;&amp;[.A133]&amp;&quot;,&quot;&amp;[.E133]&amp;&quot;},\&quot;" office:value-type="string" office:string-value="{16,2,54},\" calcext:value-type="string">
            <text:p>{16,2,54},\</text:p>
          </table:table-cell>
          <table:table-cell table:formula="of:=[.A133]" office:value-type="float" office:value="16.2" calcext:value-type="float">
            <text:p>16,2</text:p>
          </table:table-cell>
          <table:table-cell table:formula="of:=&quot;{&quot;&amp;([.G133]*10)&amp;&quot;,&quot;&amp;[.E133]&amp;&quot;},\&quot;" office:value-type="string" office:string-value="{162,54},\" calcext:value-type="string">
            <text:p>{162,54},\</text:p>
          </table:table-cell>
          <table:table-cell table:number-columns-repeated="3"/>
          <table:table-cell table:formula="of:=&quot;((x&lt;&quot;&amp;TEXT([.A133];&quot;0.0&quot;)&amp;&quot;)?&quot;&amp;[.L132]&amp;&quot;:&quot;&amp;[.E133]&amp;&quot;)&quot;" office:value-type="string" office:string-value="((x&lt;16.2)?((x&lt;14.2)?((x&lt;12.1)?((x&lt;11.5)?((x&lt;10.6)?((x&lt;9.5)?((x&lt;7.2)?((x&lt;6.1)?((x&lt;5.9)?((x&lt;5.4)?((x&lt;4.9)?((x&lt;3.7)?((x&lt;3.2)?((x&lt;3.1)?((x&lt;2.8)?((x&lt;2.6)?81:81):82):83):84):85):65):66):67):68):69):49):50):51):52):53):54)" calcext:value-type="string">
            <text:p>((x&lt;16.2)?((x&lt;14.2)?((x&lt;12.1)?((x&lt;11.5)?((x&lt;10.6)?((x&lt;9.5)?((x&lt;7.2)?((x&lt;6.1)?((x&lt;5.9)?((x&lt;5.4)?((x&lt;4.9)?((x&lt;3.7)?((x&lt;3.2)?((x&lt;3.1)?((x&lt;2.8)?((x&lt;2.6)?81:81):82):83):84):85):65):66):67):68):69):49):50):51):52):53):54)</text:p>
          </table:table-cell>
        </table:table-row>
        <table:table-row table:style-name="ro2">
          <table:table-cell table:style-name="ce1" office:value-type="float" office:value="17.5" calcext:value-type="float">
            <text:p>17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formula="of:=[.D134]*128+[.B134]*16+[.C134]" office:value-type="float" office:value="58" calcext:value-type="float">
            <text:p>58</text:p>
          </table:table-cell>
          <table:table-cell table:formula="of:=&quot;{&quot;&amp;[.A134]&amp;&quot;,&quot;&amp;[.E134]&amp;&quot;},\&quot;" office:value-type="string" office:string-value="{17,5,58},\" calcext:value-type="string">
            <text:p>{17,5,58},\</text:p>
          </table:table-cell>
          <table:table-cell table:formula="of:=[.A134]" office:value-type="float" office:value="17.5" calcext:value-type="float">
            <text:p>17,5</text:p>
          </table:table-cell>
          <table:table-cell table:formula="of:=&quot;{&quot;&amp;([.G134]*10)&amp;&quot;,&quot;&amp;[.E134]&amp;&quot;},\&quot;" office:value-type="string" office:string-value="{175,58},\" calcext:value-type="string">
            <text:p>{175,58},\</text:p>
          </table:table-cell>
          <table:table-cell table:number-columns-repeated="3"/>
          <table:table-cell table:formula="of:=&quot;((x&lt;&quot;&amp;TEXT([.A134];&quot;0.0&quot;)&amp;&quot;)?&quot;&amp;[.L133]&amp;&quot;:&quot;&amp;[.E134]&amp;&quot;)&quot;" office:value-type="string" office:string-value="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" calcext:value-type="string">
            <text:p>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</text:p>
          </table:table-cell>
        </table:table-row>
        <table:table-row table:style-name="ro2">
          <table:table-cell table:style-name="ce1" office:value-type="float" office:value="19.4" calcext:value-type="float">
            <text:p>19,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formula="of:=[.D135]*128+[.B135]*16+[.C135]" office:value-type="float" office:value="59" calcext:value-type="float">
            <text:p>59</text:p>
          </table:table-cell>
          <table:table-cell table:formula="of:=&quot;{&quot;&amp;[.A135]&amp;&quot;,&quot;&amp;[.E135]&amp;&quot;},\&quot;" office:value-type="string" office:string-value="{19,4,59},\" calcext:value-type="string">
            <text:p>{19,4,59},\</text:p>
          </table:table-cell>
          <table:table-cell table:formula="of:=[.A135]" office:value-type="float" office:value="19.4" calcext:value-type="float">
            <text:p>19,4</text:p>
          </table:table-cell>
          <table:table-cell table:formula="of:=&quot;{&quot;&amp;([.G135]*10)&amp;&quot;,&quot;&amp;[.E135]&amp;&quot;},\&quot;" office:value-type="string" office:string-value="{194,59},\" calcext:value-type="string">
            <text:p>{194,59},\</text:p>
          </table:table-cell>
          <table:table-cell table:number-columns-repeated="3"/>
          <table:table-cell table:formula="of:=&quot;((x&lt;&quot;&amp;TEXT([.A135];&quot;0.0&quot;)&amp;&quot;)?&quot;&amp;[.L134]&amp;&quot;:&quot;&amp;[.E135]&amp;&quot;)&quot;" office:value-type="string" office:string-value="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" calcext:value-type="string">
            <text:p>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</text:p>
          </table:table-cell>
        </table:table-row>
        <table:table-row table:style-name="ro2">
          <table:table-cell table:style-name="ce2" office:value-type="float" office:value="21.4" calcext:value-type="float">
            <text:p>21,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formula="of:=[.D136]*128+[.B136]*16+[.C136]" office:value-type="float" office:value="60" calcext:value-type="float">
            <text:p>60</text:p>
          </table:table-cell>
          <table:table-cell table:formula="of:=&quot;{&quot;&amp;[.A136]&amp;&quot;,&quot;&amp;[.E136]&amp;&quot;},\&quot;" office:value-type="string" office:string-value="{21,4,60},\" calcext:value-type="string">
            <text:p>{21,4,60},\</text:p>
          </table:table-cell>
          <table:table-cell table:formula="of:=[.A136]" office:value-type="float" office:value="21.4" calcext:value-type="float">
            <text:p>21,4</text:p>
          </table:table-cell>
          <table:table-cell table:formula="of:=&quot;{&quot;&amp;([.G136]*10)&amp;&quot;,&quot;&amp;[.E136]&amp;&quot;},\&quot;" office:value-type="string" office:string-value="{214,60},\" calcext:value-type="string">
            <text:p>{214,60},\</text:p>
          </table:table-cell>
          <table:table-cell table:number-columns-repeated="3"/>
          <table:table-cell table:formula="of:=&quot;((x&lt;&quot;&amp;TEXT([.A136];&quot;0.0&quot;)&amp;&quot;)?&quot;&amp;[.L135]&amp;&quot;:&quot;&amp;[.E136]&amp;&quot;)&quot;" office:value-type="string" office:string-value="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" calcext:value-type="string">
            <text:p>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</text:p>
          </table:table-cell>
        </table:table-row>
        <table:table-row table:style-name="ro2">
          <table:table-cell table:style-name="ce1" office:value-type="float" office:value="23.9" calcext:value-type="float">
            <text:p>23,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formula="of:=[.D137]*128+[.B137]*16+[.C137]" office:value-type="float" office:value="61" calcext:value-type="float">
            <text:p>61</text:p>
          </table:table-cell>
          <table:table-cell table:formula="of:=&quot;{&quot;&amp;[.A137]&amp;&quot;,&quot;&amp;[.E137]&amp;&quot;},\&quot;" office:value-type="string" office:string-value="{23,9,61},\" calcext:value-type="string">
            <text:p>{23,9,61},\</text:p>
          </table:table-cell>
          <table:table-cell table:formula="of:=[.A137]" office:value-type="float" office:value="23.9" calcext:value-type="float">
            <text:p>23,9</text:p>
          </table:table-cell>
          <table:table-cell table:formula="of:=&quot;{&quot;&amp;([.G137]*10)&amp;&quot;,&quot;&amp;[.E137]&amp;&quot;},\&quot;" office:value-type="string" office:string-value="{239,61},\" calcext:value-type="string">
            <text:p>{239,61},\</text:p>
          </table:table-cell>
          <table:table-cell table:number-columns-repeated="3"/>
          <table:table-cell table:formula="of:=&quot;((x&lt;&quot;&amp;TEXT([.A137];&quot;0.0&quot;)&amp;&quot;)?&quot;&amp;[.L136]&amp;&quot;:&quot;&amp;[.E137]&amp;&quot;)&quot;" office:value-type="string" office:string-value="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" calcext:value-type="string">
            <text:p>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</text:p>
          </table:table-cell>
        </table:table-row>
        <table:table-row table:style-name="ro2">
          <table:table-cell table:style-name="ce1" office:value-type="float" office:value="25.7" calcext:value-type="float">
            <text:p>25,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formula="of:=[.D138]*128+[.B138]*16+[.C138]" office:value-type="float" office:value="62" calcext:value-type="float">
            <text:p>62</text:p>
          </table:table-cell>
          <table:table-cell table:formula="of:=&quot;{&quot;&amp;[.A138]&amp;&quot;,&quot;&amp;[.E138]&amp;&quot;},\&quot;" office:value-type="string" office:string-value="{25,7,62},\" calcext:value-type="string">
            <text:p>{25,7,62},\</text:p>
          </table:table-cell>
          <table:table-cell table:formula="of:=[.A138]" office:value-type="float" office:value="25.7" calcext:value-type="float">
            <text:p>25,7</text:p>
          </table:table-cell>
          <table:table-cell table:formula="of:=&quot;{&quot;&amp;([.G138]*10)&amp;&quot;,&quot;&amp;[.E138]&amp;&quot;},\&quot;" office:value-type="string" office:string-value="{257,62},\" calcext:value-type="string">
            <text:p>{257,62},\</text:p>
          </table:table-cell>
          <table:table-cell table:number-columns-repeated="3"/>
          <table:table-cell table:formula="of:=&quot;((x&lt;&quot;&amp;TEXT([.A138];&quot;0.0&quot;)&amp;&quot;)?&quot;&amp;[.L137]&amp;&quot;:&quot;&amp;[.E138]&amp;&quot;)&quot;" office:value-type="string" office:string-value="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" calcext:value-type="string">
            <text:p>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</text:p>
          </table:table-cell>
        </table:table-row>
        <table:table-row table:style-name="ro2">
          <table:table-cell table:style-name="ce1" office:value-type="float" office:value="28.2" calcext:value-type="float">
            <text:p>28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139]*128+[.B139]*16+[.C139]" office:value-type="float" office:value="37" calcext:value-type="float">
            <text:p>37</text:p>
          </table:table-cell>
          <table:table-cell table:formula="of:=&quot;{&quot;&amp;[.A139]&amp;&quot;,&quot;&amp;[.E139]&amp;&quot;},\&quot;" office:value-type="string" office:string-value="{28,2,37},\" calcext:value-type="string">
            <text:p>{28,2,37},\</text:p>
          </table:table-cell>
          <table:table-cell table:formula="of:=[.A139]" office:value-type="float" office:value="28.2" calcext:value-type="float">
            <text:p>28,2</text:p>
          </table:table-cell>
          <table:table-cell table:formula="of:=&quot;{&quot;&amp;([.G139]*10)&amp;&quot;,&quot;&amp;[.E139]&amp;&quot;},\&quot;" office:value-type="string" office:string-value="{282,37},\" calcext:value-type="string">
            <text:p>{282,37},\</text:p>
          </table:table-cell>
          <table:table-cell table:number-columns-repeated="3"/>
          <table:table-cell table:formula="of:=&quot;((x&lt;&quot;&amp;TEXT([.A139];&quot;0.0&quot;)&amp;&quot;)?&quot;&amp;[.L138]&amp;&quot;:&quot;&amp;[.E139]&amp;&quot;)&quot;" office:value-type="string" office:string-value="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" calcext:value-type="string">
            <text:p>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</text:p>
          </table:table-cell>
        </table:table-row>
        <table:table-row table:style-name="ro2">
          <table:table-cell table:style-name="ce1" office:value-type="float" office:value="32.2" calcext:value-type="float">
            <text:p>32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140]*128+[.B140]*16+[.C140]" office:value-type="float" office:value="38" calcext:value-type="float">
            <text:p>38</text:p>
          </table:table-cell>
          <table:table-cell table:formula="of:=&quot;{&quot;&amp;[.A140]&amp;&quot;,&quot;&amp;[.E140]&amp;&quot;},\&quot;" office:value-type="string" office:string-value="{32,2,38},\" calcext:value-type="string">
            <text:p>{32,2,38},\</text:p>
          </table:table-cell>
          <table:table-cell table:formula="of:=[.A140]" office:value-type="float" office:value="32.2" calcext:value-type="float">
            <text:p>32,2</text:p>
          </table:table-cell>
          <table:table-cell table:formula="of:=&quot;{&quot;&amp;([.G140]*10)&amp;&quot;,&quot;&amp;[.E140]&amp;&quot;},\&quot;" office:value-type="string" office:string-value="{322,38},\" calcext:value-type="string">
            <text:p>{322,38},\</text:p>
          </table:table-cell>
          <table:table-cell table:number-columns-repeated="3"/>
          <table:table-cell table:formula="of:=&quot;((x&lt;&quot;&amp;TEXT([.A140];&quot;0.0&quot;)&amp;&quot;)?&quot;&amp;[.L139]&amp;&quot;:&quot;&amp;[.E140]&amp;&quot;)&quot;" office:value-type="string" office:string-value="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" calcext:value-type="string">
            <text:p>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</text:p>
          </table:table-cell>
        </table:table-row>
        <table:table-row table:style-name="ro2">
          <table:table-cell table:style-name="ce2" office:value-type="float" office:value="34.7" calcext:value-type="float">
            <text:p>34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formula="of:=[.D141]*128+[.B141]*16+[.C141]" office:value-type="float" office:value="39" calcext:value-type="float">
            <text:p>39</text:p>
          </table:table-cell>
          <table:table-cell table:formula="of:=&quot;{&quot;&amp;[.A141]&amp;&quot;,&quot;&amp;[.E141]&amp;&quot;},\&quot;" office:value-type="string" office:string-value="{34,7,39},\" calcext:value-type="string">
            <text:p>{34,7,39},\</text:p>
          </table:table-cell>
          <table:table-cell table:formula="of:=[.A141]" office:value-type="float" office:value="34.7" calcext:value-type="float">
            <text:p>34,7</text:p>
          </table:table-cell>
          <table:table-cell table:formula="of:=&quot;{&quot;&amp;([.G141]*10)&amp;&quot;,&quot;&amp;[.E141]&amp;&quot;},\&quot;" office:value-type="string" office:string-value="{347,39},\" calcext:value-type="string">
            <text:p>{347,39},\</text:p>
          </table:table-cell>
          <table:table-cell table:number-columns-repeated="3"/>
          <table:table-cell table:formula="of:=&quot;((x&lt;&quot;&amp;TEXT([.A141];&quot;0.0&quot;)&amp;&quot;)?&quot;&amp;[.L140]&amp;&quot;:&quot;&amp;[.E141]&amp;&quot;)&quot;" office:value-type="string" office:string-value="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" calcext:value-type="string">
            <text:p>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</text:p>
          </table:table-cell>
        </table:table-row>
        <table:table-row table:style-name="ro2">
          <table:table-cell table:style-name="ce1" office:value-type="float" office:value="38.6" calcext:value-type="float">
            <text:p>38,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formula="of:=[.D142]*128+[.B142]*16+[.C142]" office:value-type="float" office:value="43" calcext:value-type="float">
            <text:p>43</text:p>
          </table:table-cell>
          <table:table-cell table:formula="of:=&quot;{&quot;&amp;[.A142]&amp;&quot;,&quot;&amp;[.E142]&amp;&quot;},\&quot;" office:value-type="string" office:string-value="{38,6,43},\" calcext:value-type="string">
            <text:p>{38,6,43},\</text:p>
          </table:table-cell>
          <table:table-cell table:formula="of:=[.A142]" office:value-type="float" office:value="38.6" calcext:value-type="float">
            <text:p>38,6</text:p>
          </table:table-cell>
          <table:table-cell table:formula="of:=&quot;{&quot;&amp;([.G142]*10)&amp;&quot;,&quot;&amp;[.E142]&amp;&quot;},\&quot;" office:value-type="string" office:string-value="{386,43},\" calcext:value-type="string">
            <text:p>{386,43},\</text:p>
          </table:table-cell>
          <table:table-cell table:number-columns-repeated="3"/>
          <table:table-cell table:formula="of:=&quot;((x&lt;&quot;&amp;TEXT([.A142];&quot;0.0&quot;)&amp;&quot;)?&quot;&amp;[.L141]&amp;&quot;:&quot;&amp;[.E142]&amp;&quot;)&quot;" office:value-type="string" office:string-value="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" calcext:value-type="string">
            <text:p>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</text:p>
          </table:table-cell>
        </table:table-row>
        <table:table-row table:style-name="ro2">
          <table:table-cell table:style-name="ce2" office:value-type="float" office:value="42.7" calcext:value-type="float">
            <text:p>42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formula="of:=[.D143]*128+[.B143]*16+[.C143]" office:value-type="float" office:value="44" calcext:value-type="float">
            <text:p>44</text:p>
          </table:table-cell>
          <table:table-cell table:formula="of:=&quot;{&quot;&amp;[.A143]&amp;&quot;,&quot;&amp;[.E143]&amp;&quot;},\&quot;" office:value-type="string" office:string-value="{42,7,44},\" calcext:value-type="string">
            <text:p>{42,7,44},\</text:p>
          </table:table-cell>
          <table:table-cell table:formula="of:=[.A143]" office:value-type="float" office:value="42.7" calcext:value-type="float">
            <text:p>42,7</text:p>
          </table:table-cell>
          <table:table-cell table:formula="of:=&quot;{&quot;&amp;([.G143]*10)&amp;&quot;,&quot;&amp;[.E143]&amp;&quot;},\&quot;" office:value-type="string" office:string-value="{427,44},\" calcext:value-type="string">
            <text:p>{427,44},\</text:p>
          </table:table-cell>
          <table:table-cell table:number-columns-repeated="3"/>
          <table:table-cell table:formula="of:=&quot;((x&lt;&quot;&amp;TEXT([.A143];&quot;0.0&quot;)&amp;&quot;)?&quot;&amp;[.L142]&amp;&quot;:&quot;&amp;[.E143]&amp;&quot;)&quot;" office:value-type="string" office:string-value="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" calcext:value-type="string">
            <text:p>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</text:p>
          </table:table-cell>
        </table:table-row>
        <table:table-row table:style-name="ro2">
          <table:table-cell table:style-name="ce2" office:value-type="float" office:value="47.7" calcext:value-type="float">
            <text:p>47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formula="of:=[.D144]*128+[.B144]*16+[.C144]" office:value-type="float" office:value="45" calcext:value-type="float">
            <text:p>45</text:p>
          </table:table-cell>
          <table:table-cell table:formula="of:=&quot;{&quot;&amp;[.A144]&amp;&quot;,&quot;&amp;[.E144]&amp;&quot;},\&quot;" office:value-type="string" office:string-value="{47,7,45},\" calcext:value-type="string">
            <text:p>{47,7,45},\</text:p>
          </table:table-cell>
          <table:table-cell table:formula="of:=[.A144]" office:value-type="float" office:value="47.7" calcext:value-type="float">
            <text:p>47,7</text:p>
          </table:table-cell>
          <table:table-cell table:formula="of:=&quot;{&quot;&amp;([.G144]*10)&amp;&quot;,&quot;&amp;[.E144]&amp;&quot;},\&quot;" office:value-type="string" office:string-value="{477,45},\" calcext:value-type="string">
            <text:p>{477,45},\</text:p>
          </table:table-cell>
          <table:table-cell table:number-columns-repeated="3"/>
          <table:table-cell table:formula="of:=&quot;((x&lt;&quot;&amp;TEXT([.A144];&quot;0.0&quot;)&amp;&quot;)?&quot;&amp;[.L143]&amp;&quot;:&quot;&amp;[.E144]&amp;&quot;)&quot;" office:value-type="string" office:string-value="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" calcext:value-type="string">
            <text:p>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</text:p>
          </table:table-cell>
        </table:table-row>
        <table:table-row table:style-name="ro2">
          <table:table-cell table:style-name="ce1" office:value-type="float" office:value="51.2" calcext:value-type="float">
            <text:p>51,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formula="of:=[.D145]*128+[.B145]*16+[.C145]" office:value-type="float" office:value="46" calcext:value-type="float">
            <text:p>46</text:p>
          </table:table-cell>
          <table:table-cell table:formula="of:=&quot;{&quot;&amp;[.A145]&amp;&quot;,&quot;&amp;[.E145]&amp;&quot;},\&quot;" office:value-type="string" office:string-value="{51,2,46},\" calcext:value-type="string">
            <text:p>{51,2,46},\</text:p>
          </table:table-cell>
          <table:table-cell table:formula="of:=[.A145]" office:value-type="float" office:value="51.2" calcext:value-type="float">
            <text:p>51,2</text:p>
          </table:table-cell>
          <table:table-cell table:formula="of:=&quot;{&quot;&amp;([.G145]*10)&amp;&quot;,&quot;&amp;[.E145]&amp;&quot;},\&quot;" office:value-type="string" office:string-value="{512,46},\" calcext:value-type="string">
            <text:p>{512,46},\</text:p>
          </table:table-cell>
          <table:table-cell table:number-columns-repeated="3"/>
          <table:table-cell table:formula="of:=&quot;((x&lt;&quot;&amp;TEXT([.A145];&quot;0.0&quot;)&amp;&quot;)?&quot;&amp;[.L144]&amp;&quot;:&quot;&amp;[.E145]&amp;&quot;)&quot;" office:value-type="string" office:string-value="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" calcext:value-type="string">
            <text:p>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</text:p>
          </table:table-cell>
        </table:table-row>
        <table:table-row table:style-name="ro2">
          <table:table-cell table:style-name="ce1" office:value-type="float" office:value="56.2" calcext:value-type="float">
            <text:p>56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formula="of:=[.D146]*128+[.B146]*16+[.C146]" office:value-type="float" office:value="21" calcext:value-type="float">
            <text:p>21</text:p>
          </table:table-cell>
          <table:table-cell table:formula="of:=&quot;{&quot;&amp;[.A146]&amp;&quot;,&quot;&amp;[.E146]&amp;&quot;},\&quot;" office:value-type="string" office:string-value="{56,2,21},\" calcext:value-type="string">
            <text:p>{56,2,21},\</text:p>
          </table:table-cell>
          <table:table-cell table:formula="of:=[.A146]" office:value-type="float" office:value="56.2" calcext:value-type="float">
            <text:p>56,2</text:p>
          </table:table-cell>
          <table:table-cell table:formula="of:=&quot;{&quot;&amp;([.G146]*10)&amp;&quot;,&quot;&amp;[.E146]&amp;&quot;},\&quot;" office:value-type="string" office:string-value="{562,21},\" calcext:value-type="string">
            <text:p>{562,21},\</text:p>
          </table:table-cell>
          <table:table-cell table:number-columns-repeated="3"/>
          <table:table-cell table:formula="of:=&quot;((x&lt;&quot;&amp;TEXT([.A146];&quot;0.0&quot;)&amp;&quot;)?&quot;&amp;[.L145]&amp;&quot;:&quot;&amp;[.E146]&amp;&quot;)&quot;" office:value-type="string" office:string-value="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" calcext:value-type="string">
            <text:p>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</text:p>
          </table:table-cell>
        </table:table-row>
        <table:table-row table:style-name="ro2">
          <table:table-cell table:style-name="ce1" office:value-type="float" office:value="64.1" calcext:value-type="float">
            <text:p>64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formula="of:=[.D147]*128+[.B147]*16+[.C147]" office:value-type="float" office:value="22" calcext:value-type="float">
            <text:p>22</text:p>
          </table:table-cell>
          <table:table-cell table:formula="of:=&quot;{&quot;&amp;[.A147]&amp;&quot;,&quot;&amp;[.E147]&amp;&quot;},\&quot;" office:value-type="string" office:string-value="{64,1,22},\" calcext:value-type="string">
            <text:p>{64,1,22},\</text:p>
          </table:table-cell>
          <table:table-cell table:formula="of:=[.A147]" office:value-type="float" office:value="64.1" calcext:value-type="float">
            <text:p>64,1</text:p>
          </table:table-cell>
          <table:table-cell table:formula="of:=&quot;{&quot;&amp;([.G147]*10)&amp;&quot;,&quot;&amp;[.E147]&amp;&quot;},\&quot;" office:value-type="string" office:string-value="{641,22},\" calcext:value-type="string">
            <text:p>{641,22},\</text:p>
          </table:table-cell>
          <table:table-cell table:number-columns-repeated="3"/>
          <table:table-cell table:formula="of:=&quot;((x&lt;&quot;&amp;TEXT([.A147];&quot;0.0&quot;)&amp;&quot;)?&quot;&amp;[.L146]&amp;&quot;:&quot;&amp;[.E147]&amp;&quot;)&quot;" office:value-type="string" office:string-value="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" calcext:value-type="string">
            <text:p>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</text:p>
          </table:table-cell>
        </table:table-row>
        <table:table-row table:style-name="ro2">
          <table:table-cell table:style-name="ce1" office:value-type="float" office:value="69.4" calcext:value-type="float">
            <text:p>69,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formula="of:=[.D148]*128+[.B148]*16+[.C148]" office:value-type="float" office:value="26" calcext:value-type="float">
            <text:p>26</text:p>
          </table:table-cell>
          <table:table-cell table:formula="of:=&quot;{&quot;&amp;[.A148]&amp;&quot;,&quot;&amp;[.E148]&amp;&quot;},\&quot;" office:value-type="string" office:string-value="{69,4,26},\" calcext:value-type="string">
            <text:p>{69,4,26},\</text:p>
          </table:table-cell>
          <table:table-cell table:formula="of:=[.A148]" office:value-type="float" office:value="69.4" calcext:value-type="float">
            <text:p>69,4</text:p>
          </table:table-cell>
          <table:table-cell table:formula="of:=&quot;{&quot;&amp;([.G148]*10)&amp;&quot;,&quot;&amp;[.E148]&amp;&quot;},\&quot;" office:value-type="string" office:string-value="{694,26},\" calcext:value-type="string">
            <text:p>{694,26},\</text:p>
          </table:table-cell>
          <table:table-cell table:number-columns-repeated="3"/>
          <table:table-cell table:formula="of:=&quot;((x&lt;&quot;&amp;TEXT([.A148];&quot;0.0&quot;)&amp;&quot;)?&quot;&amp;[.L147]&amp;&quot;:&quot;&amp;[.E148]&amp;&quot;)&quot;" office:value-type="string" office:string-value="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" calcext:value-type="string">
            <text:p>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</text:p>
          </table:table-cell>
        </table:table-row>
        <table:table-row table:style-name="ro2">
          <table:table-cell table:style-name="ce1" office:value-type="float" office:value="77.1" calcext:value-type="float">
            <text:p>77,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table:formula="of:=[.D149]*128+[.B149]*16+[.C149]" office:value-type="float" office:value="27" calcext:value-type="float">
            <text:p>27</text:p>
          </table:table-cell>
          <table:table-cell table:formula="of:=&quot;{&quot;&amp;[.A149]&amp;&quot;,&quot;&amp;[.E149]&amp;&quot;},\&quot;" office:value-type="string" office:string-value="{77,1,27},\" calcext:value-type="string">
            <text:p>{77,1,27},\</text:p>
          </table:table-cell>
          <table:table-cell table:formula="of:=[.A149]" office:value-type="float" office:value="77.1" calcext:value-type="float">
            <text:p>77,1</text:p>
          </table:table-cell>
          <table:table-cell table:formula="of:=&quot;{&quot;&amp;([.G149]*10)&amp;&quot;,&quot;&amp;[.E149]&amp;&quot;},\&quot;" office:value-type="string" office:string-value="{771,27},\" calcext:value-type="string">
            <text:p>{771,27},\</text:p>
          </table:table-cell>
          <table:table-cell table:number-columns-repeated="3"/>
          <table:table-cell table:formula="of:=&quot;((x&lt;&quot;&amp;TEXT([.A149];&quot;0.0&quot;)&amp;&quot;)?&quot;&amp;[.L148]&amp;&quot;:&quot;&amp;[.E149]&amp;&quot;)&quot;" office:value-type="string" office:string-value="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" calcext:value-type="string">
            <text:p>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</text:p>
          </table:table-cell>
        </table:table-row>
        <table:table-row table:style-name="ro2">
          <table:table-cell table:style-name="ce2" office:value-type="float" office:value="85.1" calcext:value-type="float">
            <text:p>85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formula="of:=[.D150]*128+[.B150]*16+[.C150]" office:value-type="float" office:value="28" calcext:value-type="float">
            <text:p>28</text:p>
          </table:table-cell>
          <table:table-cell table:formula="of:=&quot;{&quot;&amp;[.A150]&amp;&quot;,&quot;&amp;[.E150]&amp;&quot;},\&quot;" office:value-type="string" office:string-value="{85,1,28},\" calcext:value-type="string">
            <text:p>{85,1,28},\</text:p>
          </table:table-cell>
          <table:table-cell table:formula="of:=[.A150]" office:value-type="float" office:value="85.1" calcext:value-type="float">
            <text:p>85,1</text:p>
          </table:table-cell>
          <table:table-cell table:formula="of:=&quot;{&quot;&amp;([.G150]*10)&amp;&quot;,&quot;&amp;[.E150]&amp;&quot;},\&quot;" office:value-type="string" office:string-value="{851,28},\" calcext:value-type="string">
            <text:p>{851,28},\</text:p>
          </table:table-cell>
          <table:table-cell table:number-columns-repeated="3"/>
          <table:table-cell table:formula="of:=&quot;((x&lt;&quot;&amp;TEXT([.A150];&quot;0.0&quot;)&amp;&quot;)?&quot;&amp;[.L149]&amp;&quot;:&quot;&amp;[.E150]&amp;&quot;)&quot;" office:value-type="string" office:string-value="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" calcext:value-type="string">
            <text:p>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</text:p>
          </table:table-cell>
        </table:table-row>
        <table:table-row table:style-name="ro2">
          <table:table-cell table:style-name="ce1" office:value-type="float" office:value="95.3" calcext:value-type="float">
            <text:p>95,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formula="of:=[.D151]*128+[.B151]*16+[.C151]" office:value-type="float" office:value="29" calcext:value-type="float">
            <text:p>29</text:p>
          </table:table-cell>
          <table:table-cell table:formula="of:=&quot;{&quot;&amp;[.A151]&amp;&quot;,&quot;&amp;[.E151]&amp;&quot;},\&quot;" office:value-type="string" office:string-value="{95,3,29},\" calcext:value-type="string">
            <text:p>{95,3,29},\</text:p>
          </table:table-cell>
          <table:table-cell table:formula="of:=[.A151]" office:value-type="float" office:value="95.3" calcext:value-type="float">
            <text:p>95,3</text:p>
          </table:table-cell>
          <table:table-cell table:formula="of:=&quot;{&quot;&amp;([.G151]*10)&amp;&quot;,&quot;&amp;[.E151]&amp;&quot;},\&quot;" office:value-type="string" office:string-value="{953,29},\" calcext:value-type="string">
            <text:p>{953,29},\</text:p>
          </table:table-cell>
          <table:table-cell table:number-columns-repeated="3"/>
          <table:table-cell table:formula="of:=&quot;((x&lt;&quot;&amp;TEXT([.A151];&quot;0.0&quot;)&amp;&quot;)?&quot;&amp;[.L150]&amp;&quot;:&quot;&amp;[.E151]&amp;&quot;)&quot;" office:value-type="string" office:string-value="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" calcext:value-type="string">
            <text:p>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</text:p>
          </table:table-cell>
        </table:table-row>
        <table:table-row table:style-name="ro2">
          <table:table-cell table:style-name="ce3" office:value-type="float" office:value="102.2" calcext:value-type="float">
            <text:p>102,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formula="of:=[.D152]*128+[.B152]*16+[.C152]" office:value-type="float" office:value="30" calcext:value-type="float">
            <text:p>30</text:p>
          </table:table-cell>
          <table:table-cell table:formula="of:=&quot;{&quot;&amp;[.A152]&amp;&quot;,&quot;&amp;[.E152]&amp;&quot;},\&quot;" office:value-type="string" office:string-value="{102,2,30},\" calcext:value-type="string">
            <text:p>{102,2,30},\</text:p>
          </table:table-cell>
          <table:table-cell table:formula="of:=[.A152]" office:value-type="float" office:value="102.2" calcext:value-type="float">
            <text:p>102,2</text:p>
          </table:table-cell>
          <table:table-cell table:formula="of:=&quot;{&quot;&amp;([.G152]*10)&amp;&quot;,&quot;&amp;[.E152]&amp;&quot;},\&quot;" office:value-type="string" office:string-value="{1022,30},\" calcext:value-type="string">
            <text:p>{1022,30},\</text:p>
          </table:table-cell>
          <table:table-cell table:number-columns-repeated="3"/>
          <table:table-cell table:formula="of:=&quot;((x&lt;&quot;&amp;TEXT([.A152];&quot;0.0&quot;)&amp;&quot;)?&quot;&amp;[.L151]&amp;&quot;:&quot;&amp;[.E152]&amp;&quot;)&quot;" office:value-type="string" office:string-value="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" calcext:value-type="string">
            <text:p>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</text:p>
          </table:table-cell>
        </table:table-row>
        <table:table-row table:style-name="ro2">
          <table:table-cell table:style-name="ce2" office:value-type="float" office:value="115.6" calcext:value-type="float">
            <text:p>115,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formula="of:=[.D153]*128+[.B153]*16+[.C153]" office:value-type="float" office:value="171" calcext:value-type="float">
            <text:p>171</text:p>
          </table:table-cell>
          <table:table-cell table:formula="of:=&quot;{&quot;&amp;[.A153]&amp;&quot;,&quot;&amp;[.E153]&amp;&quot;},\&quot;" office:value-type="string" office:string-value="{115,6,171},\" calcext:value-type="string">
            <text:p>{115,6,171},\</text:p>
          </table:table-cell>
          <table:table-cell table:formula="of:=[.A153]" office:value-type="float" office:value="115.6" calcext:value-type="float">
            <text:p>115,6</text:p>
          </table:table-cell>
          <table:table-cell table:formula="of:=&quot;{&quot;&amp;([.G153]*10)&amp;&quot;,&quot;&amp;[.E153]&amp;&quot;},\&quot;" office:value-type="string" office:string-value="{1156,171},\" calcext:value-type="string">
            <text:p>{1156,171},\</text:p>
          </table:table-cell>
          <table:table-cell table:number-columns-repeated="3"/>
          <table:table-cell table:formula="of:=&quot;((x&lt;&quot;&amp;TEXT([.A153];&quot;0.0&quot;)&amp;&quot;)?&quot;&amp;[.L152]&amp;&quot;:&quot;&amp;[.E153]&amp;&quot;)&quot;" office:value-type="string" office:string-value="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" calcext:value-type="string">
            <text:p>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</text:p>
          </table:table-cell>
        </table:table-row>
        <table:table-row table:style-name="ro2">
          <table:table-cell table:style-name="ce1" office:value-type="float" office:value="127.7" calcext:value-type="float">
            <text:p>127,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formula="of:=[.D154]*128+[.B154]*16+[.C154]" office:value-type="float" office:value="172" calcext:value-type="float">
            <text:p>172</text:p>
          </table:table-cell>
          <table:table-cell table:formula="of:=&quot;{&quot;&amp;[.A154]&amp;&quot;,&quot;&amp;[.E154]&amp;&quot;},\&quot;" office:value-type="string" office:string-value="{127,7,172},\" calcext:value-type="string">
            <text:p>{127,7,172},\</text:p>
          </table:table-cell>
          <table:table-cell table:formula="of:=[.A154]" office:value-type="float" office:value="127.7" calcext:value-type="float">
            <text:p>127,7</text:p>
          </table:table-cell>
          <table:table-cell table:formula="of:=&quot;{&quot;&amp;([.G154]*10)&amp;&quot;,&quot;&amp;[.E154]&amp;&quot;},\&quot;" office:value-type="string" office:string-value="{1277,172},\" calcext:value-type="string">
            <text:p>{1277,172},\</text:p>
          </table:table-cell>
          <table:table-cell table:number-columns-repeated="3"/>
          <table:table-cell table:formula="of:=&quot;((x&lt;&quot;&amp;TEXT([.A154];&quot;0.0&quot;)&amp;&quot;)?&quot;&amp;[.L153]&amp;&quot;:&quot;&amp;[.E154]&amp;&quot;)&quot;" office:value-type="string" office:string-value="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" calcext:value-type="string">
            <text:p>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</text:p>
          </table:table-cell>
        </table:table-row>
        <table:table-row table:style-name="ro2">
          <table:table-cell table:style-name="ce1" office:value-type="float" office:value="142.8" calcext:value-type="float">
            <text:p>142,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formula="of:=[.D155]*128+[.B155]*16+[.C155]" office:value-type="float" office:value="173" calcext:value-type="float">
            <text:p>173</text:p>
          </table:table-cell>
          <table:table-cell table:formula="of:=&quot;{&quot;&amp;[.A155]&amp;&quot;,&quot;&amp;[.E155]&amp;&quot;},\&quot;" office:value-type="string" office:string-value="{142,8,173},\" calcext:value-type="string">
            <text:p>{142,8,173},\</text:p>
          </table:table-cell>
          <table:table-cell table:formula="of:=[.A155]" office:value-type="float" office:value="142.8" calcext:value-type="float">
            <text:p>142,8</text:p>
          </table:table-cell>
          <table:table-cell table:formula="of:=&quot;{&quot;&amp;([.G155]*10)&amp;&quot;,&quot;&amp;[.E155]&amp;&quot;},\&quot;" office:value-type="string" office:string-value="{1428,173},\" calcext:value-type="string">
            <text:p>{1428,173},\</text:p>
          </table:table-cell>
          <table:table-cell table:number-columns-repeated="3"/>
          <table:table-cell table:formula="of:=&quot;((x&lt;&quot;&amp;TEXT([.A155];&quot;0.0&quot;)&amp;&quot;)?&quot;&amp;[.L154]&amp;&quot;:&quot;&amp;[.E155]&amp;&quot;)&quot;" office:value-type="string" office:string-value="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" calcext:value-type="string">
            <text:p>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</text:p>
          </table:table-cell>
        </table:table-row>
        <table:table-row table:style-name="ro2">
          <table:table-cell table:style-name="ce1" office:value-type="float" office:value="153.3" calcext:value-type="float">
            <text:p>153,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formula="of:=[.D156]*128+[.B156]*16+[.C156]" office:value-type="float" office:value="174" calcext:value-type="float">
            <text:p>174</text:p>
          </table:table-cell>
          <table:table-cell table:formula="of:=&quot;{&quot;&amp;[.A156]&amp;&quot;,&quot;&amp;[.E156]&amp;&quot;},\&quot;" office:value-type="string" office:string-value="{153,3,174},\" calcext:value-type="string">
            <text:p>{153,3,174},\</text:p>
          </table:table-cell>
          <table:table-cell table:formula="of:=[.A156]" office:value-type="float" office:value="153.3" calcext:value-type="float">
            <text:p>153,3</text:p>
          </table:table-cell>
          <table:table-cell table:formula="of:=&quot;{&quot;&amp;([.G156]*10)&amp;&quot;,&quot;&amp;[.E156]&amp;&quot;},\&quot;" office:value-type="string" office:string-value="{1533,174},\" calcext:value-type="string">
            <text:p>{1533,174},\</text:p>
          </table:table-cell>
          <table:table-cell table:number-columns-repeated="3"/>
          <table:table-cell table:formula="of:=&quot;((x&lt;&quot;&amp;TEXT([.A156];&quot;0.0&quot;)&amp;&quot;)?&quot;&amp;[.L155]&amp;&quot;:&quot;&amp;[.E156]&amp;&quot;)&quot;" office:value-type="string" office:string-value="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" calcext:value-type="string">
            <text:p>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</text:p>
          </table:table-cell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formula="of:=[.D157]*128+[.B157]*16+[.C157]" office:value-type="float" office:value="152" calcext:value-type="float">
            <text:p>152</text:p>
          </table:table-cell>
          <table:table-cell table:formula="of:=&quot;{&quot;&amp;[.A157]&amp;&quot;,&quot;&amp;[.E157]&amp;&quot;},\&quot;" office:value-type="string" office:string-value="{168,152},\" calcext:value-type="string">
            <text:p>{168,152},\</text:p>
          </table:table-cell>
          <table:table-cell table:formula="of:=[.A157]" office:value-type="float" office:value="168" calcext:value-type="float">
            <text:p>168</text:p>
          </table:table-cell>
          <table:table-cell table:formula="of:=&quot;{&quot;&amp;([.G157]*10)&amp;&quot;,&quot;&amp;[.E157]&amp;&quot;},\&quot;" office:value-type="string" office:string-value="{1680,152},\" calcext:value-type="string">
            <text:p>{1680,152},\</text:p>
          </table:table-cell>
          <table:table-cell table:number-columns-repeated="3"/>
          <table:table-cell table:formula="of:=&quot;((x&lt;&quot;&amp;TEXT([.A157];&quot;0.0&quot;)&amp;&quot;)?&quot;&amp;[.L156]&amp;&quot;:&quot;&amp;[.E157]&amp;&quot;)&quot;" office:value-type="string" office:string-value="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" calcext:value-type="string">
            <text:p>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</text:p>
          </table:table-cell>
        </table:table-row>
        <table:table-row table:style-name="ro2">
          <table:table-cell table:style-name="ce2" office:value-type="float" office:value="181.1" calcext:value-type="float">
            <text:p>181,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formula="of:=[.D158]*128+[.B158]*16+[.C158]" office:value-type="float" office:value="153" calcext:value-type="float">
            <text:p>153</text:p>
          </table:table-cell>
          <table:table-cell table:formula="of:=&quot;{&quot;&amp;[.A158]&amp;&quot;,&quot;&amp;[.E158]&amp;&quot;},\&quot;" office:value-type="string" office:string-value="{181,1,153},\" calcext:value-type="string">
            <text:p>{181,1,153},\</text:p>
          </table:table-cell>
          <table:table-cell table:formula="of:=[.A158]" office:value-type="float" office:value="181.1" calcext:value-type="float">
            <text:p>181,1</text:p>
          </table:table-cell>
          <table:table-cell table:formula="of:=&quot;{&quot;&amp;([.G158]*10)&amp;&quot;,&quot;&amp;[.E158]&amp;&quot;},\&quot;" office:value-type="string" office:string-value="{1811,153},\" calcext:value-type="string">
            <text:p>{1811,153},\</text:p>
          </table:table-cell>
          <table:table-cell table:number-columns-repeated="3"/>
          <table:table-cell table:formula="of:=&quot;((x&lt;&quot;&amp;TEXT([.A158];&quot;0.0&quot;)&amp;&quot;)?&quot;&amp;[.L157]&amp;&quot;:&quot;&amp;[.E158]&amp;&quot;)&quot;" office:value-type="string" office:string-value="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" calcext:value-type="string">
            <text:p>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</text:p>
          </table:table-cell>
        </table:table-row>
        <table:table-row table:style-name="ro2">
          <table:table-cell table:style-name="ce2" office:value-type="float" office:value="208.4" calcext:value-type="float">
            <text:p>208,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formula="of:=[.D159]*128+[.B159]*16+[.C159]" office:value-type="float" office:value="154" calcext:value-type="float">
            <text:p>154</text:p>
          </table:table-cell>
          <table:table-cell table:formula="of:=&quot;{&quot;&amp;[.A159]&amp;&quot;,&quot;&amp;[.E159]&amp;&quot;},\&quot;" office:value-type="string" office:string-value="{208,4,154},\" calcext:value-type="string">
            <text:p>{208,4,154},\</text:p>
          </table:table-cell>
          <table:table-cell table:formula="of:=[.A159]" office:value-type="float" office:value="208.4" calcext:value-type="float">
            <text:p>208,4</text:p>
          </table:table-cell>
          <table:table-cell table:formula="of:=&quot;{&quot;&amp;([.G159]*10)&amp;&quot;,&quot;&amp;[.E159]&amp;&quot;},\&quot;" office:value-type="string" office:string-value="{2084,154},\" calcext:value-type="string">
            <text:p>{2084,154},\</text:p>
          </table:table-cell>
          <table:table-cell table:number-columns-repeated="3"/>
          <table:table-cell table:formula="of:=&quot;((x&lt;&quot;&amp;TEXT([.A159];&quot;0.0&quot;)&amp;&quot;)?&quot;&amp;[.L158]&amp;&quot;:&quot;&amp;[.E159]&amp;&quot;)&quot;" office:value-type="string" office:string-value="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" calcext:value-type="string">
            <text:p>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</text:p>
          </table:table-cell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formula="of:=[.D160]*128+[.B160]*16+[.C160]" office:value-type="float" office:value="155" calcext:value-type="float">
            <text:p>155</text:p>
          </table:table-cell>
          <table:table-cell table:formula="of:=&quot;{&quot;&amp;[.A160]&amp;&quot;,&quot;&amp;[.E160]&amp;&quot;},\&quot;" office:value-type="string" office:string-value="{232,155},\" calcext:value-type="string">
            <text:p>{232,155},\</text:p>
          </table:table-cell>
          <table:table-cell table:formula="of:=[.A160]" office:value-type="float" office:value="232" calcext:value-type="float">
            <text:p>232</text:p>
          </table:table-cell>
          <table:table-cell table:formula="of:=&quot;{&quot;&amp;([.G160]*10)&amp;&quot;,&quot;&amp;[.E160]&amp;&quot;},\&quot;" office:value-type="string" office:string-value="{2320,155},\" calcext:value-type="string">
            <text:p>{2320,155},\</text:p>
          </table:table-cell>
          <table:table-cell table:number-columns-repeated="3"/>
          <table:table-cell table:formula="of:=&quot;((x&lt;&quot;&amp;TEXT([.A160];&quot;0.0&quot;)&amp;&quot;)?&quot;&amp;[.L159]&amp;&quot;:&quot;&amp;[.E160]&amp;&quot;)&quot;" office:value-type="string" office:string-value="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" calcext:value-type="string">
            <text:p>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</text:p>
          </table:table-cell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formula="of:=[.D161]*128+[.B161]*16+[.C161]" office:value-type="float" office:value="156" calcext:value-type="float">
            <text:p>156</text:p>
          </table:table-cell>
          <table:table-cell table:formula="of:=&quot;{&quot;&amp;[.A161]&amp;&quot;,&quot;&amp;[.E161]&amp;&quot;},\&quot;" office:value-type="string" office:string-value="{256,156},\" calcext:value-type="string">
            <text:p>{256,156},\</text:p>
          </table:table-cell>
          <table:table-cell table:formula="of:=[.A161]" office:value-type="float" office:value="256" calcext:value-type="float">
            <text:p>256</text:p>
          </table:table-cell>
          <table:table-cell table:formula="of:=&quot;{&quot;&amp;([.G161]*10)&amp;&quot;,&quot;&amp;[.E161]&amp;&quot;},\&quot;" office:value-type="string" office:string-value="{2560,156},\" calcext:value-type="string">
            <text:p>{2560,156},\</text:p>
          </table:table-cell>
          <table:table-cell table:number-columns-repeated="3"/>
          <table:table-cell table:formula="of:=&quot;((x&lt;&quot;&amp;TEXT([.A161];&quot;0.0&quot;)&amp;&quot;)?&quot;&amp;[.L160]&amp;&quot;:&quot;&amp;[.E161]&amp;&quot;)&quot;" office:value-type="string" office:string-value="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" calcext:value-type="string">
            <text:p>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</text:p>
          </table:table-cell>
        </table:table-row>
        <table:table-row table:style-name="ro2">
          <table:table-cell table:style-name="ce2" office:value-type="float" office:value="269.3" calcext:value-type="float">
            <text:p>269,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formula="of:=[.D162]*128+[.B162]*16+[.C162]" office:value-type="float" office:value="131" calcext:value-type="float">
            <text:p>131</text:p>
          </table:table-cell>
          <table:table-cell table:formula="of:=&quot;{&quot;&amp;[.A162]&amp;&quot;,&quot;&amp;[.E162]&amp;&quot;},\&quot;" office:value-type="string" office:string-value="{269,3,131},\" calcext:value-type="string">
            <text:p>{269,3,131},\</text:p>
          </table:table-cell>
          <table:table-cell table:formula="of:=[.A162]" office:value-type="float" office:value="269.3" calcext:value-type="float">
            <text:p>269,3</text:p>
          </table:table-cell>
          <table:table-cell table:formula="of:=&quot;{&quot;&amp;([.G162]*10)&amp;&quot;,&quot;&amp;[.E162]&amp;&quot;},\&quot;" office:value-type="string" office:string-value="{2693,131},\" calcext:value-type="string">
            <text:p>{2693,131},\</text:p>
          </table:table-cell>
          <table:table-cell table:number-columns-repeated="3"/>
          <table:table-cell table:formula="of:=&quot;((x&lt;&quot;&amp;TEXT([.A162];&quot;0.0&quot;)&amp;&quot;)?&quot;&amp;[.L161]&amp;&quot;:&quot;&amp;[.E162]&amp;&quot;)&quot;" office:value-type="string" office:string-value="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" calcext:value-type="string">
            <text:p>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</text:p>
          </table:table-cell>
        </table:table-row>
        <table:table-row table:style-name="ro2">
          <table:table-cell table:style-name="ce1" office:value-type="float" office:value="284.9" calcext:value-type="float">
            <text:p>284,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formula="of:=[.D163]*128+[.B163]*16+[.C163]" office:value-type="float" office:value="132" calcext:value-type="float">
            <text:p>132</text:p>
          </table:table-cell>
          <table:table-cell table:formula="of:=&quot;{&quot;&amp;[.A163]&amp;&quot;,&quot;&amp;[.E163]&amp;&quot;},\&quot;" office:value-type="string" office:string-value="{284,9,132},\" calcext:value-type="string">
            <text:p>{284,9,132},\</text:p>
          </table:table-cell>
          <table:table-cell table:formula="of:=[.A163]" office:value-type="float" office:value="284.9" calcext:value-type="float">
            <text:p>284,9</text:p>
          </table:table-cell>
          <table:table-cell table:formula="of:=&quot;{&quot;&amp;([.G163]*10)&amp;&quot;,&quot;&amp;[.E163]&amp;&quot;},\&quot;" office:value-type="string" office:string-value="{2849,132},\" calcext:value-type="string">
            <text:p>{2849,132},\</text:p>
          </table:table-cell>
          <table:table-cell table:number-columns-repeated="3"/>
          <table:table-cell table:formula="of:=&quot;((x&lt;&quot;&amp;TEXT([.A163];&quot;0.0&quot;)&amp;&quot;)?&quot;&amp;[.L162]&amp;&quot;:&quot;&amp;[.E163]&amp;&quot;)&quot;" office:value-type="string" office:string-value="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" calcext:value-type="string">
            <text:p>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</text:p>
          </table:table-cell>
        </table:table-row>
        <table:table-row table:style-name="ro2">
          <table:table-cell table:style-name="ce1" office:value-type="float" office:value="335.5" calcext:value-type="float">
            <text:p>335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formula="of:=[.D164]*128+[.B164]*16+[.C164]" office:value-type="float" office:value="136" calcext:value-type="float">
            <text:p>136</text:p>
          </table:table-cell>
          <table:table-cell table:formula="of:=&quot;{&quot;&amp;[.A164]&amp;&quot;,&quot;&amp;[.E164]&amp;&quot;},\&quot;" office:value-type="string" office:string-value="{335,5,136},\" calcext:value-type="string">
            <text:p>{335,5,136},\</text:p>
          </table:table-cell>
          <table:table-cell table:formula="of:=[.A164]" office:value-type="float" office:value="335.5" calcext:value-type="float">
            <text:p>335,5</text:p>
          </table:table-cell>
          <table:table-cell table:formula="of:=&quot;{&quot;&amp;([.G164]*10)&amp;&quot;,&quot;&amp;[.E164]&amp;&quot;},\&quot;" office:value-type="string" office:string-value="{3355,136},\" calcext:value-type="string">
            <text:p>{3355,136},\</text:p>
          </table:table-cell>
          <table:table-cell table:number-columns-repeated="3"/>
          <table:table-cell table:formula="of:=&quot;((x&lt;&quot;&amp;TEXT([.A164];&quot;0.0&quot;)&amp;&quot;)?&quot;&amp;[.L163]&amp;&quot;:&quot;&amp;[.E164]&amp;&quot;)&quot;" office:value-type="string" office:string-value="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" calcext:value-type="string">
            <text:p>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</text:p>
          </table:table-cell>
        </table:table-row>
        <table:table-row table:style-name="ro2">
          <table:table-cell table:style-name="ce1" office:value-type="float" office:value="361.8" calcext:value-type="float">
            <text:p>361,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formula="of:=[.D165]*128+[.B165]*16+[.C165]" office:value-type="float" office:value="137" calcext:value-type="float">
            <text:p>137</text:p>
          </table:table-cell>
          <table:table-cell table:formula="of:=&quot;{&quot;&amp;[.A165]&amp;&quot;,&quot;&amp;[.E165]&amp;&quot;},\&quot;" office:value-type="string" office:string-value="{361,8,137},\" calcext:value-type="string">
            <text:p>{361,8,137},\</text:p>
          </table:table-cell>
          <table:table-cell table:formula="of:=[.A165]" office:value-type="float" office:value="361.8" calcext:value-type="float">
            <text:p>361,8</text:p>
          </table:table-cell>
          <table:table-cell table:formula="of:=&quot;{&quot;&amp;([.G165]*10)&amp;&quot;,&quot;&amp;[.E165]&amp;&quot;},\&quot;" office:value-type="string" office:string-value="{3618,137},\" calcext:value-type="string">
            <text:p>{3618,137},\</text:p>
          </table:table-cell>
          <table:table-cell table:number-columns-repeated="3"/>
          <table:table-cell table:formula="of:=&quot;((x&lt;&quot;&amp;TEXT([.A165];&quot;0.0&quot;)&amp;&quot;)?&quot;&amp;[.L164]&amp;&quot;:&quot;&amp;[.E165]&amp;&quot;)&quot;" office:value-type="string" office:string-value="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" calcext:value-type="string">
            <text:p>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</text:p>
          </table:table-cell>
        </table:table-row>
        <table:table-row table:style-name="ro2">
          <table:table-cell table:style-name="ce1" office:value-type="float" office:value="420.2" calcext:value-type="float">
            <text:p>420,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formula="of:=[.D166]*128+[.B166]*16+[.C166]" office:value-type="float" office:value="138" calcext:value-type="float">
            <text:p>138</text:p>
          </table:table-cell>
          <table:table-cell table:formula="of:=&quot;{&quot;&amp;[.A166]&amp;&quot;,&quot;&amp;[.E166]&amp;&quot;},\&quot;" office:value-type="string" office:string-value="{420,2,138},\" calcext:value-type="string">
            <text:p>{420,2,138},\</text:p>
          </table:table-cell>
          <table:table-cell table:formula="of:=[.A166]" office:value-type="float" office:value="420.2" calcext:value-type="float">
            <text:p>420,2</text:p>
          </table:table-cell>
          <table:table-cell table:formula="of:=&quot;{&quot;&amp;([.G166]*10)&amp;&quot;,&quot;&amp;[.E166]&amp;&quot;},\&quot;" office:value-type="string" office:string-value="{4202,138},\" calcext:value-type="string">
            <text:p>{4202,138},\</text:p>
          </table:table-cell>
          <table:table-cell table:number-columns-repeated="3"/>
          <table:table-cell table:formula="of:=&quot;((x&lt;&quot;&amp;TEXT([.A166];&quot;0.0&quot;)&amp;&quot;)?&quot;&amp;[.L165]&amp;&quot;:&quot;&amp;[.E166]&amp;&quot;)&quot;" office:value-type="string" office:string-value="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" calcext:value-type="string">
            <text:p>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</text:p>
          </table:table-cell>
        </table:table-row>
        <table:table-row table:style-name="ro2">
          <table:table-cell table:style-name="ce1" office:value-type="float" office:value="468.4" calcext:value-type="float">
            <text:p>468,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formula="of:=[.D167]*128+[.B167]*16+[.C167]" office:value-type="float" office:value="139" calcext:value-type="float">
            <text:p>139</text:p>
          </table:table-cell>
          <table:table-cell table:formula="of:=&quot;{&quot;&amp;[.A167]&amp;&quot;,&quot;&amp;[.E167]&amp;&quot;},\&quot;" office:value-type="string" office:string-value="{468,4,139},\" calcext:value-type="string">
            <text:p>{468,4,139},\</text:p>
          </table:table-cell>
          <table:table-cell table:formula="of:=[.A167]" office:value-type="float" office:value="468.4" calcext:value-type="float">
            <text:p>468,4</text:p>
          </table:table-cell>
          <table:table-cell table:formula="of:=&quot;{&quot;&amp;([.G167]*10)&amp;&quot;,&quot;&amp;[.E167]&amp;&quot;},\&quot;" office:value-type="string" office:string-value="{4684,139},\" calcext:value-type="string">
            <text:p>{4684,139},\</text:p>
          </table:table-cell>
          <table:table-cell table:number-columns-repeated="3"/>
          <table:table-cell table:formula="of:=&quot;((x&lt;&quot;&amp;TEXT([.A167];&quot;0.0&quot;)&amp;&quot;)?&quot;&amp;[.L166]&amp;&quot;:&quot;&amp;[.E167]&amp;&quot;)&quot;" office:value-type="string" office:string-value="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" calcext:value-type="string">
            <text:p>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</text:p>
          </table:table-cell>
        </table:table-row>
        <table:table-row table:style-name="ro2">
          <table:table-cell table:style-name="ce1" office:value-type="float" office:value="518.8" calcext:value-type="float">
            <text:p>518,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formula="of:=[.D168]*128+[.B168]*16+[.C168]" office:value-type="float" office:value="140" calcext:value-type="float">
            <text:p>140</text:p>
          </table:table-cell>
          <table:table-cell table:formula="of:=&quot;{&quot;&amp;[.A168]&amp;&quot;,&quot;&amp;[.E168]&amp;&quot;},\&quot;" office:value-type="string" office:string-value="{518,8,140},\" calcext:value-type="string">
            <text:p>{518,8,140},\</text:p>
          </table:table-cell>
          <table:table-cell table:formula="of:=[.A168]" office:value-type="float" office:value="518.8" calcext:value-type="float">
            <text:p>518,8</text:p>
          </table:table-cell>
          <table:table-cell table:formula="of:=&quot;{&quot;&amp;([.G168]*10)&amp;&quot;,&quot;&amp;[.E168]&amp;&quot;},\&quot;" office:value-type="string" office:string-value="{5188,140},\" calcext:value-type="string">
            <text:p>{5188,140},\</text:p>
          </table:table-cell>
          <table:table-cell table:number-columns-repeated="3"/>
          <table:table-cell table:formula="of:=&quot;((x&lt;&quot;&amp;TEXT([.A168];&quot;0.0&quot;)&amp;&quot;)?&quot;&amp;[.L167]&amp;&quot;:&quot;&amp;[.E168]&amp;&quot;)&quot;" office:value-type="string" office:string-value="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" calcext:value-type="string">
            <text:p>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</text:p>
          </table:table-cell>
        </table:table-row>
        <table:table-row table:style-name="ro2">
          <table:table-cell table:style-name="ce1" office:value-type="float" office:value="577" calcext:value-type="float">
            <text:p>57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formula="of:=[.D169]*128+[.B169]*16+[.C169]" office:value-type="float" office:value="141" calcext:value-type="float">
            <text:p>141</text:p>
          </table:table-cell>
          <table:table-cell table:formula="of:=&quot;{&quot;&amp;[.A169]&amp;&quot;,&quot;&amp;[.E169]&amp;&quot;},\&quot;" office:value-type="string" office:string-value="{577,141},\" calcext:value-type="string">
            <text:p>{577,141},\</text:p>
          </table:table-cell>
          <table:table-cell table:formula="of:=[.A169]" office:value-type="float" office:value="577" calcext:value-type="float">
            <text:p>577</text:p>
          </table:table-cell>
          <table:table-cell table:formula="of:=&quot;{&quot;&amp;([.G169]*10)&amp;&quot;,&quot;&amp;[.E169]&amp;&quot;},\&quot;" office:value-type="string" office:string-value="{5770,141},\" calcext:value-type="string">
            <text:p>{5770,141},\</text:p>
          </table:table-cell>
          <table:table-cell table:number-columns-repeated="3"/>
          <table:table-cell table:formula="of:=&quot;((x&lt;&quot;&amp;TEXT([.A169];&quot;0.0&quot;)&amp;&quot;)?&quot;&amp;[.L168]&amp;&quot;:&quot;&amp;[.E169]&amp;&quot;)&quot;" office:value-type="string" office:string-value="((x&lt;577.0)?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:141)" calcext:value-type="string">
            <text:p>((x&lt;577.0)?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:141)</text:p>
          </table:table-cell>
        </table:table-row>
        <table:table-row table:style-name="ro2">
          <table:table-cell table:style-name="ce1" office:value-type="float" office:value="620.7" calcext:value-type="float">
            <text:p>620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formula="of:=[.D170]*128+[.B170]*16+[.C170]" office:value-type="float" office:value="142" calcext:value-type="float">
            <text:p>142</text:p>
          </table:table-cell>
          <table:table-cell table:formula="of:=&quot;{&quot;&amp;[.A170]&amp;&quot;,&quot;&amp;[.E170]&amp;&quot;},\&quot;" office:value-type="string" office:string-value="{620,7,142},\" calcext:value-type="string">
            <text:p>{620,7,142},\</text:p>
          </table:table-cell>
          <table:table-cell table:formula="of:=[.A170]" office:value-type="float" office:value="620.7" calcext:value-type="float">
            <text:p>620,7</text:p>
          </table:table-cell>
          <table:table-cell table:formula="of:=&quot;{&quot;&amp;([.G170]*10)&amp;&quot;,&quot;&amp;[.E170]&amp;&quot;},\&quot;" office:value-type="string" office:string-value="{6207,142},\" calcext:value-type="string">
            <text:p>{6207,142},\</text:p>
          </table:table-cell>
          <table:table-cell table:number-columns-repeated="3"/>
          <table:table-cell table:formula="of:=&quot;((x&lt;&quot;&amp;TEXT([.A170];&quot;0.0&quot;)&amp;&quot;)?&quot;&amp;[.L169]&amp;&quot;:&quot;&amp;[.E170]&amp;&quot;)&quot;" office:value-type="string" office:string-value="((x&lt;620.7)?((x&lt;577.0)?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:141):142)" calcext:value-type="string">
            <text:p>((x&lt;620.7)?((x&lt;577.0)?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:141):142)</text:p>
          </table:table-cell>
        </table:table-row>
        <table:table-row table:style-name="ro2">
          <table:table-cell table:style-name="ce1" office:value-type="float" office:value="620.7" calcext:value-type="float">
            <text:p>620,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formula="of:=[.D171]*128+[.B171]*16+[.C171]" office:value-type="float" office:value="142" calcext:value-type="float">
            <text:p>142</text:p>
          </table:table-cell>
          <table:table-cell table:formula="of:=&quot;{&quot;&amp;[.A171]&amp;&quot;,&quot;&amp;[.E171]&amp;&quot;},\&quot;" office:value-type="string" office:string-value="{620,7,142},\" calcext:value-type="string">
            <text:p>{620,7,142},\</text:p>
          </table:table-cell>
          <table:table-cell table:formula="of:=[.A171]" office:value-type="float" office:value="620.7" calcext:value-type="float">
            <text:p>620,7</text:p>
          </table:table-cell>
          <table:table-cell table:formula="of:=&quot;{&quot;&amp;([.G171]*10)&amp;&quot;,&quot;&amp;[.E171]&amp;&quot;},\&quot;" office:value-type="string" office:string-value="{6207,142},\" calcext:value-type="string">
            <text:p>{6207,142},\</text:p>
          </table:table-cell>
          <table:table-cell table:number-columns-repeated="3"/>
          <table:table-cell table:formula="of:=&quot;((x&lt;&quot;&amp;TEXT([.A171];&quot;0.0&quot;)&amp;&quot;)?&quot;&amp;[.L170]&amp;&quot;:&quot;&amp;[.E171]&amp;&quot;)&quot;" office:value-type="string" office:string-value="((x&lt;620.7)?((x&lt;620.7)?((x&lt;577.0)?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:141):142):142)" calcext:value-type="string">
            <text:p>((x&lt;620.7)?((x&lt;620.7)?((x&lt;577.0)?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:141):142):142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((x&lt;620.7)?((x&lt;620.7)?((x&lt;577.0)?((x&lt;518.8)?((x&lt;468.4)?((x&lt;420.2)?((x&lt;361.8)?((x&lt;335.5)?((x&lt;284.9)?((x&lt;269.3)?((x&lt;256.0)?((x&lt;232.0)?((x&lt;208.4)?((x&lt;181.1)?((x&lt;168.0)?((x&lt;153.3)?((x&lt;142.8)?((x&lt;127.7)?((x&lt;115.6)?((x&lt;102.2)?((x&lt;95.3)?((x&lt;85.1)?((x&lt;77.1)?((x&lt;69.4)?((x&lt;64.1)?((x&lt;56.2)?((x&lt;51.2)?((x&lt;47.7)?((x&lt;42.7)?((x&lt;38.6)?((x&lt;34.7)?((x&lt;32.2)?((x&lt;28.2)?((x&lt;25.7)?((x&lt;23.9)?((x&lt;21.4)?((x&lt;19.4)?((x&lt;17.5)?((x&lt;16.2)?((x&lt;14.2)?((x&lt;12.1)?((x&lt;11.5)?((x&lt;10.6)?((x&lt;9.5)?((x&lt;7.2)?((x&lt;6.1)?((x&lt;5.9)?((x&lt;5.4)?((x&lt;4.9)?((x&lt;3.7)?((x&lt;3.2)?((x&lt;3.1)?((x&lt;2.8)?((x&lt;2.6)?81:81):82):83):84):85):65):66):67):68):69):49):50):51):52):53):54):58):59):60):61):62):37):38):39):43):44):45):46):21):22):26):27):28):29):30):171):172):173):174):152):153):154):155):156):131):132):136):137):138):139):140):141):142):142)</text:p>
          </table:table-cell>
        </table:table-row>
        <table:table-row table:style-name="ro1" table:number-rows-repeated="104840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 (</number:text>
      <number:number number:decimal-places="0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 $(</number:text>
      <number:number number:decimal-places="0" number:min-integer-digits="1" number:grouping="true"/>
      <number:text>)</number:text>
    </number:number-style>
    <number:number-style style:name="N117P2" style:volatile="true">
      <number:text> $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Yes</number:text>
    </number:number-style>
    <number:number-style style:name="N124P1" style:volatile="true">
      <number:text>Yes</number:text>
    </number:number-style>
    <number:number-style style:name="N124">
      <number:text>N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True</number:text>
    </number:number-style>
    <number:number-style style:name="N125P1" style:volatile="true">
      <number:text>True</number:text>
    </number:number-style>
    <number:number-style style:name="N125">
      <number:text>False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On</number:text>
    </number:number-style>
    <number:number-style style:name="N126P1" style:volatile="true">
      <number:text>On</number:text>
    </number:number-style>
    <number:number-style style:name="N126">
      <number:text>Off</number:text>
      <style:map style:condition="value()&gt;0" style:apply-style-name="N126P0"/>
      <style:map style:condition="value()&lt;0" style:apply-style-name="N126P1"/>
    </number:number-style>
    <number:currency-style style:name="N12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7P0"/>
    </number:currency-style>
    <number:number-style style:name="N128">
      <number:number number:decimal-places="1" number:min-integer-digits="1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.00.0000</text:date>, <text:time style:data-style-name="N2" text:time-value="0000-00-00T00:00:01.56939762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1-10T00:44:54.411848506</meta:creation-date>
    <dc:date>2016-02-22T22:46:57.481105378</dc:date>
    <dc:creator>vlad </dc:creator>
    <meta:editing-duration>P5DT21H34M42S</meta:editing-duration>
    <meta:editing-cycles>4</meta:editing-cycles>
    <meta:generator>LibreOffice/4.1.1.2$Linux_x86 LibreOffice_project/7e4286b58adc75a14f6d83f53a03b6c11fa2903</meta:generator>
    <meta:document-statistic meta:table-count="1" meta:cell-count="1464" meta:object-count="0"/>
  </office:meta>
</office:document-meta>
</file>